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1.33cm" fo:min-width="0.52cm" fo:padding-top="0.175cm" fo:padding-bottom="0.175cm" fo:padding-left="0.3cm" fo:padding-right="0.3cm" draw:shadow-opacity="0%"/>
    </style:style>
    <style:style style:name="gr3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322cm" fo:min-width="0.895cm"/>
    </style:style>
    <style:style style:name="gr4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6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497cm" fo:min-width="1.325cm"/>
    </style:style>
    <style:style style:name="gr7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0.55cm" fo:min-width="0.52cm" fo:padding-top="0.175cm" fo:padding-bottom="0.175cm" fo:padding-left="0.3cm" fo:padding-right="0.3cm" draw:shadow-opacity="0%"/>
    </style:style>
    <style:style style:name="gr8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0.8cm" fo:min-width="1.32cm" fo:padding-top="0.125cm" fo:padding-bottom="0.125cm" fo:padding-left="0.25cm" fo:padding-right="0.25cm" draw:shadow-opacity="0%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1.478cm" fo:min-width="1.92cm" fo:padding-top="0.175cm" fo:padding-bottom="0.175cm" fo:padding-left="0.3cm" fo:padding-right="0.3cm" draw:shadow-opacity="0%"/>
    </style:style>
    <style:style style:name="gr11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497cm" fo:min-width="2.096cm"/>
    </style:style>
    <style:style style:name="gr12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0.528cm" fo:min-width="0.373cm" fo:padding-top="0.175cm" fo:padding-bottom="0.175cm" fo:padding-left="0.3cm" fo:padding-right="0.3cm" draw:shadow-opacity="0%"/>
    </style:style>
    <style:style style:name="gr13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497cm" fo:min-width="2.68cm"/>
    </style:style>
    <style:style style:name="gr14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1.63cm" fo:min-width="1.285cm" fo:padding-top="0.175cm" fo:padding-bottom="0.175cm" fo:padding-left="0.3cm" fo:padding-right="0.3cm" draw:shadow-opacity="0%"/>
    </style:style>
    <style:style style:name="gr15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383cm" fo:min-width="3.092cm"/>
    </style:style>
    <style:style style:name="gr16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4.251cm" fo:min-width="2.6cm" fo:padding-top="0.175cm" fo:padding-bottom="0.175cm" fo:padding-left="0.3cm" fo:padding-right="0.3cm" draw:shadow-opacity="0%"/>
    </style:style>
    <style:style style:name="gr17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0.628cm" fo:min-width="0.62cm" fo:padding-top="0.125cm" fo:padding-bottom="0.125cm" fo:padding-left="0.25cm" fo:padding-right="0.25cm" draw:shadow-opacity="0%"/>
    </style:style>
    <style:style style:name="gr18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497cm" fo:min-width="3.546cm"/>
    </style:style>
    <style:style style:name="gr19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0.35cm" fo:min-width="0.92cm" fo:padding-top="0.175cm" fo:padding-bottom="0.175cm" fo:padding-left="0.3cm" fo:padding-right="0.3cm" draw:shadow-opacity="0%"/>
    </style:style>
    <style:style style:name="gr20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0.35cm" fo:min-width="0.92cm" fo:padding-top="0.125cm" fo:padding-bottom="0.125cm" fo:padding-left="0.25cm" fo:padding-right="0.25cm" draw:shadow-opacity="0%"/>
    </style:style>
    <style:style style:name="gr21" style:family="graphic" style:parent-style-name="standard">
      <style:graphic-properties draw:stroke="none" draw:fill="none" draw:fill-color="#ffffff" draw:auto-grow-width="true" fo:min-height="0cm" fo:min-width="3.3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0.678cm" fo:min-width="1.5cm" fo:padding-top="0.175cm" fo:padding-bottom="0.175cm" fo:padding-left="0.3cm" fo:padding-right="0.3cm" draw:shadow-opacity="0%"/>
    </style:style>
    <style:style style:name="gr24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0cm" fo:min-width="1.2cm" fo:padding-top="0.125cm" fo:padding-bottom="0.125cm" fo:padding-left="0.25cm" fo:padding-right="0.25cm" draw:shadow-opacity="0%"/>
    </style:style>
    <style:style style:name="gr25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497cm" fo:min-width="8.666cm"/>
    </style:style>
    <style:style style:name="gr26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true" fo:min-height="0.497cm" fo:min-width="2.625cm"/>
    </style:style>
    <style:style style:name="gr27" style:family="graphic" style:parent-style-name="standard">
      <style:graphic-properties draw:fill="none" draw:textarea-horizontal-align="justify" draw:textarea-vertical-align="middle" draw:auto-grow-height="true" fo:min-height="0cm" fo:min-width="0cm"/>
    </style:style>
    <style:style style:name="gr28" style:family="graphic" style:parent-style-name="standard">
      <style:graphic-properties draw:stroke="none" svg:stroke-width="0.1cm" draw:marker-start-width="0.45cm" draw:marker-end-width="0.45cm" draw:fill="none" draw:fill-color="#ffffff" fo:padding-top="0.175cm" fo:padding-bottom="0.175cm" fo:padding-left="0.3cm" fo:padding-right="0.3cm"/>
    </style:style>
    <style:style style:name="gr29" style:family="graphic" style:parent-style-name="textbody">
      <style:graphic-properties draw:stroke="none" draw:fill="none" fo:min-height="0.224cm"/>
    </style:style>
    <style:style style:name="gr30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047cm" fo:min-width="0cm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047cm" fo:min-width="0cm"/>
    </style:style>
    <style:style style:name="gr32" style:family="graphic" style:parent-style-name="standard">
      <style:graphic-properties draw:marker-start="" draw:marker-end="Arrow" draw:textarea-horizontal-align="center" draw:textarea-vertical-align="middle"/>
    </style:style>
    <style:style style:name="gr33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1.478cm" fo:min-width="1.92cm" fo:padding-top="0.125cm" fo:padding-bottom="0.125cm" fo:padding-left="0.25cm" fo:padding-right="0.25cm" draw:shadow-opacity="0%"/>
    </style:style>
    <style:style style:name="gr34" style:family="graphic" style:parent-style-name="standard">
      <style:graphic-properties draw:marker-end="Arrow" draw:textarea-horizontal-align="center" draw:textarea-vertical-align="middle"/>
    </style:style>
    <style:style style:name="gr35" style:family="graphic" style:parent-style-name="standard">
      <style:graphic-properties svg:stroke-width="0cm" draw:marker-start="" draw:marker-start-width="0.32cm" draw:marker-end="Arrow" draw:marker-end-width="0.32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textbody">
      <style:graphic-properties draw:stroke="none" draw:fill="none" fo:min-height="0.15cm"/>
    </style:style>
    <style:style style:name="gr37" style:family="graphic" style:parent-style-name="standard">
      <style:graphic-properties draw:stroke="solid" svg:stroke-width="0.1cm" draw:marker-start-width="0.45cm" draw:marker-end-width="0.45cm" draw:fill="none" draw:fill-color="#ffffff" draw:opacity="0%" draw:textarea-horizontal-align="left" draw:auto-grow-height="true" draw:auto-grow-width="true" fo:min-height="1.478cm" fo:min-width="1.92cm" fo:padding-top="0.175cm" fo:padding-bottom="0.175cm" fo:padding-left="0.3cm" fo:padding-right="0.3cm" draw:shadow-opacity="0%"/>
    </style:style>
    <style:style style:name="gr38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3.692cm" fo:min-width="1.3cm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1.9cm" fo:min-width="1cm" fo:padding-top="0.125cm" fo:padding-bottom="0.125cm" fo:padding-left="0.25cm" fo:padding-right="0.25cm" draw:shadow-opacity="0%"/>
    </style:style>
    <style:style style:name="gr4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1" style:family="graphic" style:parent-style-name="textbody">
      <style:graphic-properties draw:stroke="none" draw:fill="none" fo:min-height="0.4cm"/>
    </style:style>
    <style:style style:name="gr42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5.081cm" fo:min-width="1.614cm" fo:padding-top="0.175cm" fo:padding-bottom="0.175cm" fo:padding-left="0.3cm" fo:padding-right="0.3cm"/>
    </style:style>
    <style:style style:name="gr43" style:family="graphic" style:parent-style-name="standard">
      <style:graphic-properties draw:stroke="none" draw:fill="none" draw:fill-color="#ffffff" draw:auto-grow-width="true" fo:min-height="0.2cm" fo:min-width="1.551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fo:min-height="21.3cm"/>
    </style:style>
    <style:style style:name="gr45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1.478cm" fo:min-width="2.5cm" fo:padding-top="0.125cm" fo:padding-bottom="0.125cm" fo:padding-left="0.25cm" fo:padding-right="0.25cm" draw:shadow-opacity="0%"/>
    </style:style>
    <style:style style:name="gr46" style:family="graphic" style:parent-style-name="standard">
      <style:graphic-properties draw:stroke="solid" svg:stroke-width="0cm" svg:stroke-color="#000000" draw:marker-start-width="0.3cm" draw:marker-end-width="0.3cm" draw:fill="none" draw:fill-color="#ffffff" draw:opacity="0%" draw:textarea-horizontal-align="left" draw:auto-grow-height="true" draw:auto-grow-width="true" fo:min-height="5.25cm" fo:min-width="2.4cm" fo:padding-top="0.125cm" fo:padding-bottom="0.125cm" fo:padding-left="0.25cm" fo:padding-right="0.25cm" draw:shadow-opacity="0%"/>
    </style:style>
    <style:style style:name="gr47" style:family="graphic" style:parent-style-name="standard">
      <style:graphic-properties draw:stroke="solid" svg:stroke-width="0.1cm" svg:stroke-color="#000000" draw:marker-start-width="0.45cm" draw:marker-end-width="0.45cm" draw:fill="none" draw:fill-color="#ffffff" draw:opacity="0%" draw:textarea-horizontal-align="left" draw:auto-grow-height="true" draw:auto-grow-width="true" fo:min-height="7.174cm" fo:min-width="1.8cm" fo:padding-top="0.175cm" fo:padding-bottom="0.175cm" fo:padding-left="0.3cm" fo:padding-right="0.3cm" draw:shadow-opacity="0%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50%" fo:text-indent="0cm"/>
    </style:style>
    <style:style style:name="P8" style:family="paragraph">
      <style:paragraph-properties fo:margin-left="0cm" fo:margin-right="0cm" fo:text-indent="0cm"/>
      <style:text-properties fo:font-size="9pt"/>
    </style:style>
    <style:style style:name="P9" style:family="paragraph">
      <style:paragraph-properties fo:margin-left="0cm" fo:margin-right="0cm" fo:text-indent="0cm">
        <style:tab-stops>
          <style:tab-stop style:position="0.2cm"/>
          <style:tab-stop style:position="0.4cm"/>
        </style:tab-stops>
      </style:paragraph-properties>
    </style:style>
    <style:style style:name="P10" style:family="paragraph">
      <style:paragraph-properties fo:margin-left="0cm" fo:margin-right="0cm" fo:line-height="150%" fo:text-indent="0cm">
        <style:tab-stops>
          <style:tab-stop style:position="0.2cm"/>
          <style:tab-stop style:position="0.4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0.2cm"/>
          <style:tab-stop style:position="0.4cm"/>
        </style:tab-stops>
      </style:paragraph-properties>
      <style:text-properties fo:font-size="10pt" style:font-size-asian="18pt" style:font-size-complex="18pt"/>
    </style:style>
    <style:style style:name="P12" style:family="paragraph">
      <style:paragraph-properties fo:margin-left="0cm" fo:margin-right="0cm" fo:text-indent="0cm">
        <style:tab-stops>
          <style:tab-stop style:position="0.3cm"/>
          <style:tab-stop style:position="0.6cm"/>
        </style:tab-stops>
      </style:paragraph-properties>
    </style:style>
    <style:style style:name="P13" style:family="paragraph">
      <style:paragraph-properties fo:margin-left="0cm" fo:margin-right="0cm" fo:line-height="150%" fo:text-indent="0cm">
        <style:tab-stops>
          <style:tab-stop style:position="0.3cm"/>
          <style:tab-stop style:position="0.6cm"/>
        </style:tab-stops>
      </style:paragraph-properties>
    </style:style>
    <style:style style:name="P14" style:family="paragraph">
      <style:text-properties fo:font-size="9pt"/>
    </style:style>
    <style:style style:name="P15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size="11pt" style:font-size-asian="18pt" style:font-size-complex="18pt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style:paragraph-properties fo:margin-left="0cm" fo:margin-right="0cm" fo:line-height="100%" fo:text-indent="0cm"/>
    </style:style>
    <style:style style:name="T1" style:family="text">
      <style:text-properties fo:font-size="14pt"/>
    </style:style>
    <style:style style:name="T2" style:family="text">
      <style:text-properties fo:font-size="12pt" fo:font-weight="normal" style:font-size-asian="18pt" style:font-size-complex="18pt"/>
    </style:style>
    <style:style style:name="T3" style:family="text">
      <style:text-properties fo:font-size="10pt" fo:font-weight="bold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0pt" fo:font-weight="normal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10pt" fo:font-style="italic" fo:font-weight="normal" style:font-size-asian="18pt" style:font-size-complex="18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10pt"/>
    </style:style>
    <style:style style:name="T11" style:family="text">
      <style:text-properties fo:font-size="9pt"/>
    </style:style>
    <style:style style:name="T12" style:family="text">
      <style:text-properties fo:font-size="10pt" fo:font-style="normal" fo:font-weight="normal" style:font-size-asian="18pt" style:font-size-complex="18pt"/>
    </style:style>
    <style:style style:name="T13" style:family="text">
      <style:text-properties fo:font-size="10pt" fo:font-style="normal" fo:font-weight="bold" style:font-size-asian="18pt" style:font-size-complex="18pt"/>
    </style:style>
    <style:style style:name="T14" style:family="text">
      <style:text-properties fo:font-size="11pt" fo:font-weight="normal" style:font-size-asian="18pt" style:font-size-complex="18pt"/>
    </style:style>
    <style:style style:name="T15" style:family="text">
      <style:text-properties fo:font-size="9pt" fo:font-style="italic" style:font-size-asian="18pt" style:font-size-complex="18pt"/>
    </style:style>
    <style:style style:name="T16" style:family="text">
      <style:text-properties fo:font-size="9pt" fo:font-weight="bold" style:font-size-asian="18pt" style:font-size-complex="18pt"/>
    </style:style>
    <style:style style:name="T17" style:family="text">
      <style:text-properties fo:font-size="9pt" fo:font-weight="normal" style:font-size-asian="18pt" style:font-size-complex="18pt"/>
    </style:style>
    <style:style style:name="T18" style:family="text">
      <style:text-properties fo:font-size="11pt" style:font-size-asian="18pt" style:font-size-complex="18pt"/>
    </style:style>
    <style:style style:name="T19" style:family="text">
      <style:text-properties fo:font-size="9pt" fo:font-style="normal" style:font-size-asian="18pt" style:font-size-complex="18pt"/>
    </style:style>
    <style:style style:name="T20" style:family="text">
      <style:text-properties fo:font-family="'Bitstream Vera Sans'" style:font-style-name="Roman" style:font-family-generic="swiss" style:font-pitch="variable" fo:font-size="9pt" style:font-family-asian="'Bitstream Vera Sans'" style:font-style-name-asian="Roman" style:font-family-generic-asian="swiss" style:font-pitch-asian="variable" style:font-size-asian="18pt" style:font-family-complex="'Bitstream Vera Sans'" style:font-style-name-complex="Roman" style:font-family-generic-complex="swiss" style:font-pitch-complex="variable" style:font-size-complex="18pt"/>
    </style:style>
    <style:style style:name="T21" style:family="text">
      <style:text-properties fo:font-size="9pt" fo:font-style="italic" fo:text-shadow="none" style:text-underline-style="none" style:font-size-asian="18pt" style:font-size-complex="18pt"/>
    </style:style>
    <style:style style:name="T22" style:family="text">
      <style:text-properties fo:font-size="11pt" style:text-underline-style="none" fo:font-weight="normal" style:font-size-asian="18pt" style:font-size-complex="18pt"/>
    </style:style>
    <style:style style:name="T23" style:family="text">
      <style:text-properties fo:font-family="'Bitstream Vera Sans'" style:font-style-name="Roman" style:font-family-generic="swiss" style:font-pitch="variable" fo:font-size="9pt" fo:font-weight="normal" style:font-family-asian="'Bitstream Vera Sans'" style:font-style-name-asian="Roman" style:font-family-generic-asian="swiss" style:font-pitch-asian="variable" style:font-size-asian="18pt" style:font-family-complex="'Bitstream Vera Sans'" style:font-style-name-complex="Roman" style:font-family-generic-complex="swiss" style:font-pitch-complex="variable" style:font-size-complex="18pt"/>
    </style:style>
    <style:style style:name="T24" style:family="text">
      <style:text-properties fo:font-size="10pt" fo:font-style="italic" style:font-size-asian="18pt" style:font-size-complex="18pt"/>
    </style:style>
    <style:style style:name="T25" style:family="text">
      <style:text-properties fo:font-size="10pt" fo:font-style="normal" style:font-size-asian="18pt" style:font-size-complex="18pt"/>
    </style:style>
    <style:style style:name="T26" style:family="text">
      <style:text-properties fo:font-family="'Bitstream Vera Sans'" style:font-style-name="Roman" style:font-family-generic="swiss" style:font-pitch="variable" fo:font-size="10pt" fo:font-weight="normal" style:font-family-asian="'Bitstream Vera Sans'" style:font-style-name-asian="Roman" style:font-family-generic-asian="swiss" style:font-pitch-asian="variable" style:font-size-asian="18pt" style:font-family-complex="'Bitstream Vera Sans'" style:font-style-name-complex="Roman" style:font-family-generic-complex="swiss" style:font-pitch-complex="variable" style:font-size-complex="18pt"/>
    </style:style>
    <style:style style:name="T27" style:family="text">
      <style:text-properties fo:font-family="'Bitstream Vera Sans'" style:font-style-name="Roman" style:font-family-generic="swiss" style:font-pitch="variable" fo:font-size="9pt" fo:font-weight="normal" style:font-family-asian="'Bitstream Vera Sans'" style:font-style-name-asian="Roman" style:font-family-generic-asian="swiss" style:font-pitch-asian="variable" style:font-size-asian="18pt" style:font-family-complex="'Bitstream Vera Sans'" style:font-style-name-complex="Roman" style:font-family-generic-complex="swiss" style:font-pitch-complex="variable" style:font-size-complex="18pt"/>
    </style:style>
    <style:style style:name="T28" style:family="text">
      <style:text-properties fo:font-size="9pt" fo:font-style="italic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121cm" svg:height="0.831cm" svg:x="0.635cm" svg:y="11.704cm">
          <draw:text-box>
            <text:p text:style-name="P1"><text:span text:style-name="T1">Import des contigs</text:span></text:p>
          </draw:text-box>
        </draw:frame>
        <draw:frame draw:style-name="gr1" draw:text-style-name="P2" draw:layer="layout" svg:width="5.455cm" svg:height="0.831cm" svg:x="0.635cm" svg:y="0.704cm">
          <draw:text-box>
            <text:p text:style-name="P1"><text:span text:style-name="T1">Import des banques</text:span></text:p>
          </draw:text-box>
        </draw:frame>
        <draw:frame draw:style-name="gr2" draw:text-style-name="P3" draw:layer="layout" svg:width="1.885cm" svg:height="2.08cm" svg:x="8.65cm" svg:y="0.705cm">
          <draw:text-box>
            <text:p text:style-name="P1"><text:span text:style-name="T2">Banks</text:span></text:p>
            <text:p text:style-name="P1"><text:span text:style-name="T3">name</text:span></text:p>
            <text:p text:style-name="P1"><text:span text:style-name="T3">length</text:span></text:p>
            <text:p text:style-name="P1"><text:span text:style-name="T3">stdev</text:span></text:p>
          </draw:text-box>
        </draw:frame>
        <draw:custom-shape draw:style-name="gr3" draw:text-style-name="P5" draw:layer="layout" svg:width="1.824cm" svg:height="0.846cm" svg:x="2.526cm" svg:y="1.689cm">
          <text:p text:style-name="P4"><text:span text:style-name="T4">bqinf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4.335cm" svg:y1="2.085cm" svg:x2="8.535cm" svg:y2="2.085cm">
          <text:p text:style-name="P1"/>
        </draw:line>
        <draw:frame draw:style-name="gr1" draw:text-style-name="P2" draw:layer="layout" svg:width="7.72cm" svg:height="0.831cm" svg:x="0.635cm" svg:y="3.485cm">
          <draw:text-box>
            <text:p text:style-name="P1"><text:span text:style-name="T1">Import des clones et lectures</text:span></text:p>
          </draw:text-box>
        </draw:frame>
        <draw:line draw:style-name="gr5" draw:text-style-name="P6" draw:layer="layout" svg:x1="0.635cm" svg:y1="3.185cm" svg:x2="20.325cm" svg:y2="3.185cm">
          <text:p text:style-name="P1"/>
        </draw:line>
        <draw:custom-shape draw:style-name="gr6" draw:text-style-name="P5" draw:layer="layout" svg:width="2.595cm" svg:height="0.846cm" svg:x="5.048cm" svg:y="6.318cm">
          <text:p text:style-name="P4"><text:span text:style-name="T4">reads.xml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8cm" svg:height="1.669cm" svg:x="11.615cm" svg:y="3.551cm">
          <draw:text-box>
            <text:p text:style-name="P1"><text:span text:style-name="T2">Clone</text:span></text:p>
            <text:p text:style-name="P1"><text:span text:style-name="T3">name</text:span></text:p>
            <text:p text:style-name="P1"><text:span text:style-name="T5">bank</text:span></text:p>
          </draw:text-box>
        </draw:frame>
        <draw:frame draw:style-name="gr8" draw:text-style-name="P3" draw:layer="layout" svg:width="1.82cm" svg:height="1.158cm" svg:x="5.435cm" svg:y="4.377cm">
          <draw:text-box>
            <text:p text:style-name="P1"><text:span text:style-name="T2">Banks</text:span></text:p>
            <text:p text:style-name="P1"><text:span text:style-name="T6"><text:s/></text:span><text:span text:style-name="T3">name</text:span></text:p>
          </draw:text-box>
        </draw:frame>
        <draw:line draw:style-name="gr9" draw:text-style-name="P6" draw:layer="layout" svg:x1="11.635cm" svg:y1="4.585cm" svg:x2="7.235cm" svg:y2="4.585cm">
          <text:p text:style-name="P1"/>
        </draw:line>
        <draw:frame draw:style-name="gr10" draw:text-style-name="P3" draw:layer="layout" svg:width="2.875cm" svg:height="2.491cm" svg:x="11.65cm" svg:y="5.944cm">
          <draw:text-box>
            <text:p text:style-name="P1"><text:span text:style-name="T2">Read</text:span></text:p>
            <text:p text:style-name="P1"><text:span text:style-name="T3">name</text:span></text:p>
            <text:p text:style-name="P1"><text:span text:style-name="T5">clone</text:span></text:p>
            <text:p text:style-name="P1"><text:span text:style-name="T5">length=NULL</text:span></text:p>
            <text:p text:style-name="P1"><text:span text:style-name="T3">extremity1</text:span></text:p>
          </draw:text-box>
        </draw:frame>
        <draw:polyline draw:style-name="gr9" draw:text-style-name="P6" draw:layer="layout" svg:width="2.7cm" svg:height="2.6cm" draw:transform="rotate (1.5707963267946) translate (13.035cm 7.251cm)" svg:viewBox="0 0 2701 2601" draw:points="16,0 0,2600 2700,2600 2700,400">
          <text:p text:style-name="P1"/>
        </draw:polyline>
        <draw:line draw:style-name="gr4" draw:text-style-name="P6" draw:layer="layout" svg:x1="7.635cm" svg:y1="6.685cm" svg:x2="11.535cm" svg:y2="4.985cm">
          <text:p text:style-name="P1"/>
        </draw:line>
        <draw:line draw:style-name="gr4" draw:text-style-name="P6" draw:layer="layout" svg:x1="7.635cm" svg:y1="6.685cm" svg:x2="11.635cm" svg:y2="6.685cm">
          <text:p text:style-name="P1"/>
        </draw:line>
        <draw:custom-shape draw:style-name="gr11" draw:text-style-name="P5" draw:layer="layout" svg:width="3.179cm" svg:height="0.846cm" svg:x="3.835cm" svg:y="9.907cm">
          <text:p text:style-name="P4"><text:span text:style-name="T4">HG.ren.fasta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3" draw:layer="layout" svg:width="1.859cm" svg:height="1.669cm" svg:x="10.762cm" svg:y="9.435cm">
          <draw:text-box>
            <text:p text:style-name="P1"><text:span text:style-name="T2">Read</text:span></text:p>
            <text:p text:style-name="P1"><text:span text:style-name="T5">name</text:span></text:p>
            <text:p text:style-name="P1"><text:span text:style-name="T3">length</text:span></text:p>
          </draw:text-box>
        </draw:frame>
        <draw:line draw:style-name="gr4" draw:text-style-name="P6" draw:layer="layout" svg:x1="7.047cm" svg:y1="10.257cm" svg:x2="10.747cm" svg:y2="10.257cm">
          <text:p text:style-name="P1"/>
        </draw:line>
        <draw:line draw:style-name="gr5" draw:text-style-name="P6" draw:layer="layout" svg:x1="0.635cm" svg:y1="8.785cm" svg:x2="20.325cm" svg:y2="8.785cm">
          <text:p text:style-name="P1"/>
        </draw:line>
        <draw:frame draw:style-name="gr1" draw:text-style-name="P2" draw:layer="layout" svg:width="8.66cm" svg:height="0.831cm" svg:x="0.635cm" svg:y="8.885cm">
          <draw:text-box>
            <text:p text:style-name="P1"><text:span text:style-name="T1">Import des longeurs des lectures</text:span></text:p>
          </draw:text-box>
        </draw:frame>
        <draw:line draw:style-name="gr5" draw:text-style-name="P6" draw:layer="layout" svg:x1="0.635cm" svg:y1="11.535cm" svg:x2="20.325cm" svg:y2="11.535cm">
          <text:p text:style-name="P1"/>
        </draw:line>
        <draw:custom-shape draw:style-name="gr13" draw:text-style-name="P5" draw:layer="layout" svg:width="4.864cm" svg:height="0.846cm" svg:x="0.843cm" svg:y="12.751cm">
          <text:p text:style-name="P4"><text:span text:style-name="T4">asssembly.bases.le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5.735cm" svg:y1="13.135cm" svg:x2="8.635cm" svg:y2="13.135cm">
          <text:p text:style-name="P1"/>
        </draw:line>
        <draw:frame draw:style-name="gr14" draw:text-style-name="P3" draw:layer="layout" svg:width="2.401cm" svg:height="2.08cm" svg:x="8.65cm" svg:y="12.005cm">
          <draw:text-box>
            <text:p text:style-name="P1"><text:span text:style-name="T2">Contig</text:span></text:p>
            <text:p text:style-name="P1"><text:span text:style-name="T3">id</text:span></text:p>
            <text:p text:style-name="P1"><text:span text:style-name="T3">length</text:span></text:p>
            <text:p text:style-name="P1"><text:span text:style-name="T5">created_in</text:span></text:p>
          </draw:text-box>
        </draw:frame>
        <draw:line draw:style-name="gr5" draw:text-style-name="P6" draw:layer="layout" svg:x1="0.635cm" svg:y1="14.435cm" svg:x2="20.325cm" svg:y2="14.435cm">
          <text:p text:style-name="P1"/>
        </draw:line>
        <draw:frame draw:style-name="gr1" draw:text-style-name="P2" draw:layer="layout" svg:width="11.678cm" svg:height="0.831cm" svg:x="0.636cm" svg:y="14.704cm">
          <draw:text-box>
            <text:p text:style-name="P1"><text:span text:style-name="T1">Ajoute des positions des lectures aux contigs</text:span></text:p>
          </draw:text-box>
        </draw:frame>
        <draw:custom-shape draw:style-name="gr15" draw:text-style-name="P5" draw:layer="layout" svg:width="4.045cm" svg:height="0.846cm" svg:x="5.435cm" svg:y="16.452cm">
          <text:p text:style-name="P4"><text:span text:style-name="T4">asssembly.read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3" draw:layer="layout" svg:width="3.874cm" svg:height="4.601cm" svg:x="13.234cm" svg:y="15.235cm">
          <draw:text-box>
            <text:p text:style-name="P1"><text:span text:style-name="T2">Contig</text:span></text:p>
            <text:p text:style-name="P1"><text:span text:style-name="T3">id</text:span></text:p>
            <text:p text:style-name="P1"><text:span text:style-name="T7">reads</text:span><text:span text:style-name="T5">[0]</text:span></text:p>
            <text:p text:style-name="P1"><text:span text:style-name="T5">...</text:span></text:p>
            <text:p text:style-name="P1"><text:span text:style-name="T7">reads</text:span><text:span text:style-name="T5">[]</text:span></text:p>
            <text:p text:style-name="P1"><text:span text:style-name="T5"><text:tab/></text:span><text:span text:style-name="T5">read</text:span></text:p>
            <text:p text:style-name="P1"><text:span text:style-name="T3"><text:tab/></text:span><text:span text:style-name="T3">start_on_read</text:span></text:p>
            <text:p text:style-name="P1"><text:span text:style-name="T3"><text:tab/></text:span><text:span text:style-name="T3">start_on_contig</text:span></text:p>
            <text:p text:style-name="P1"><text:span text:style-name="T3"><text:tab/></text:span><text:span text:style-name="T3">length</text:span></text:p>
            <text:p text:style-name="P1"><text:span text:style-name="T3"><text:tab/></text:span><text:span text:style-name="T3">forward</text:span></text:p>
          </draw:text-box>
        </draw:frame>
        <draw:frame draw:style-name="gr17" draw:text-style-name="P3" draw:layer="layout" svg:width="1.59cm" svg:height="1.158cm" svg:x="9.305cm" svg:y="18.685cm">
          <draw:text-box>
            <text:p text:style-name="P1"><text:span text:style-name="T2">Read</text:span></text:p>
            <text:p text:style-name="P1"><text:span text:style-name="T3">name</text:span></text:p>
          </draw:text-box>
        </draw:frame>
        <draw:line draw:style-name="gr4" draw:text-style-name="P6" draw:layer="layout" svg:x1="9.525cm" svg:y1="16.863cm" svg:x2="13.225cm" svg:y2="16.863cm">
          <text:p text:style-name="P1"/>
        </draw:line>
        <draw:line draw:style-name="gr4" draw:text-style-name="P6" draw:layer="layout" svg:x1="8.425cm" svg:y1="17.313cm" svg:x2="9.225cm" svg:y2="18.663cm">
          <text:p text:style-name="P1"/>
        </draw:line>
        <draw:line draw:style-name="gr9" draw:text-style-name="P6" draw:layer="layout" svg:x1="13.534cm" svg:y1="17.836cm" svg:x2="10.925cm" svg:y2="19.063cm">
          <text:p text:style-name="P1"/>
        </draw:line>
        <draw:line draw:style-name="gr9" draw:text-style-name="P6" draw:layer="layout" svg:x1="14.669cm" svg:y1="23.441cm" svg:x2="17.369cm" svg:y2="23.441cm">
          <text:p text:style-name="P1"/>
        </draw:line>
        <draw:line draw:style-name="gr5" draw:text-style-name="P6" draw:layer="layout" svg:x1="0.635cm" svg:y1="21.435cm" svg:x2="20.325cm" svg:y2="21.435cm">
          <text:p text:style-name="P1"/>
        </draw:line>
        <draw:frame draw:style-name="gr1" draw:text-style-name="P2" draw:layer="layout" svg:width="6.408cm" svg:height="0.831cm" svg:x="0.636cm" svg:y="21.633cm">
          <draw:text-box>
            <text:p text:style-name="P1"><text:span text:style-name="T1">Import des metacontigs</text:span></text:p>
          </draw:text-box>
        </draw:frame>
        <draw:custom-shape draw:style-name="gr18" draw:text-style-name="P5" draw:layer="layout" svg:width="4.516cm" svg:height="0.846cm" svg:x="4.435cm" svg:y="22.664cm">
          <text:p text:style-name="P4"><text:span text:style-name="T4">mcontig.scaf2build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3" draw:layer="layout" svg:width="3.726cm" svg:height="6.395cm" svg:x="12.476cm" svg:y="22.14cm">
          <draw:text-box>
            <text:p text:style-name="P1"><text:span text:style-name="T2">Metacontig</text:span></text:p>
            <text:p text:style-name="P1"><text:span text:style-name="T3">id</text:span></text:p>
            <text:p text:style-name="P1"><text:span text:style-name="T5">created_in</text:span></text:p>
            <text:p text:style-name="P7"><text:span text:style-name="T7">cuts</text:span><text:span text:style-name="T5">[0]</text:span></text:p>
            <text:p text:style-name="P1"><text:span text:style-name="T5"><text:tab/></text:span><text:span text:style-name="T5">sequence</text:span></text:p>
            <text:p text:style-name="P1"><text:span text:style-name="T3"><text:tab/></text:span><text:span text:style-name="T5">forward=calculé</text:span></text:p>
            <text:p text:style-name="P1"><text:span text:style-name="T3"><text:tab/></text:span><text:span text:style-name="T3">start</text:span></text:p>
            <text:p text:style-name="P1"><text:span text:style-name="T3"><text:tab/></text:span><text:span text:style-name="T3">stop</text:span></text:p>
            <text:p text:style-name="P1"><text:span text:style-name="T5">...</text:span></text:p>
            <text:p text:style-name="P1"><text:span text:style-name="T7">cuts</text:span><text:span text:style-name="T5">[]</text:span></text:p>
            <text:p text:style-name="P1"><text:span text:style-name="T5"><text:tab/></text:span><text:span text:style-name="T5">sequence</text:span></text:p>
            <text:p text:style-name="P1"><text:span text:style-name="T5"><text:tab/></text:span><text:span text:style-name="T5">forward=calculé</text:span></text:p>
            <text:p text:style-name="P1"><text:span text:style-name="T3"><text:tab/></text:span><text:span text:style-name="T3">start</text:span></text:p>
            <text:p text:style-name="P1"><text:span text:style-name="T3"><text:tab/></text:span><text:span text:style-name="T3">stop</text:span></text:p>
          </draw:text-box>
        </draw:frame>
        <draw:frame draw:style-name="gr17" draw:text-style-name="P3" draw:layer="layout" svg:width="1.59cm" svg:height="1.158cm" svg:x="8.54cm" svg:y="26.677cm">
          <draw:text-box>
            <text:p text:style-name="P1"><text:span text:style-name="T2">Read</text:span></text:p>
            <text:p text:style-name="P1"><text:span text:style-name="T3">name</text:span></text:p>
          </draw:text-box>
        </draw:frame>
        <draw:line draw:style-name="gr4" draw:text-style-name="P6" draw:layer="layout" svg:x1="8.76cm" svg:y1="23.075cm" svg:x2="12.46cm" svg:y2="23.075cm">
          <text:p text:style-name="P1"/>
        </draw:line>
        <draw:line draw:style-name="gr4" draw:text-style-name="P6" draw:layer="layout" svg:x1="7.669cm" svg:y1="23.564cm" svg:x2="8.535cm" svg:y2="24.435cm">
          <text:p text:style-name="P1"/>
        </draw:line>
        <draw:line draw:style-name="gr9" draw:text-style-name="P6" draw:layer="layout" svg:x1="12.935cm" svg:y1="24.485cm" svg:x2="10.169cm" svg:y2="24.485cm">
          <text:p text:style-name="P1"/>
        </draw:line>
        <draw:line draw:style-name="gr9" draw:text-style-name="P6" draw:layer="layout" svg:x1="12.935cm" svg:y1="26.885cm" svg:x2="10.169cm" svg:y2="26.885cm">
          <text:p text:style-name="P1"/>
        </draw:line>
        <draw:frame draw:style-name="gr19" draw:text-style-name="P3" draw:layer="layout" svg:width="1.834cm" svg:height="1.258cm" svg:x="13.001cm" svg:y="12.777cm">
          <draw:text-box>
            <text:p text:style-name="P1"><text:span text:style-name="T8">Stage</text:span></text:p>
            <text:p text:style-name="P1"><text:span text:style-name="T9">id=0</text:span></text:p>
          </draw:text-box>
        </draw:frame>
        <draw:line draw:style-name="gr9" draw:text-style-name="P6" draw:layer="layout" svg:x1="10.835cm" svg:y1="13.685cm" svg:x2="12.935cm" svg:y2="13.685cm">
          <text:p text:style-name="P1"/>
        </draw:line>
        <draw:frame draw:style-name="gr20" draw:text-style-name="P3" draw:layer="layout" svg:width="1.734cm" svg:height="1.158cm" svg:x="17.335cm" svg:y="22.833cm">
          <draw:text-box>
            <text:p text:style-name="P1"><text:span text:style-name="T8">Stage</text:span></text:p>
            <text:p text:style-name="P1"><text:span text:style-name="T9">id=0</text:span></text:p>
          </draw:text-box>
        </draw:frame>
        <draw:frame draw:style-name="gr17" draw:text-style-name="P3" draw:layer="layout" svg:width="1.59cm" svg:height="1.158cm" svg:x="8.54cm" svg:y="24.285cm">
          <draw:text-box>
            <text:p text:style-name="P1"><text:span text:style-name="T2">Read</text:span></text:p>
            <text:p text:style-name="P1"><text:span text:style-name="T3">name</text:span></text:p>
          </draw:text-box>
        </draw:frame>
        <draw:line draw:style-name="gr4" draw:text-style-name="P6" draw:layer="layout" svg:x1="6.269cm" svg:y1="23.564cm" svg:x2="8.535cm" svg:y2="26.685cm">
          <text:p text:style-name="P1"/>
        </draw:line>
        <draw:frame draw:style-name="gr21" draw:text-style-name="P1" draw:layer="layout" svg:width="3.643cm" svg:height="0.412cm" svg:x="16.628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line draw:style-name="gr4" draw:text-style-name="P6" draw:layer="layout" svg:x1="6.335cm" svg:y1="6.335cm" svg:x2="6.335cm" svg:y2="5.535cm">
          <text:p text:style-name="P1"/>
        </draw:line>
        <draw:frame draw:style-name="gr22" draw:text-style-name="P8" draw:layer="layout" svg:width="0.701cm" svg:height="0.624cm" svg:x="0.635cm" svg:y="28.385cm">
          <draw:text-box>
            <text:p text:style-name="P1"><text:span text:style-name="T11"><text:page-number>4</text:page-number></text:span></text:p>
          </draw:text-box>
        </draw:frame>
      </draw:page>
      <draw:page draw:name="page2" draw:style-name="dp1" draw:master-page-name="Standard">
        <draw:frame draw:style-name="gr1" draw:text-style-name="P2" draw:layer="layout" svg:width="6.518cm" svg:height="0.831cm" svg:x="0.635cm" svg:y="0.704cm">
          <draw:text-box>
            <text:p text:style-name="P1"><text:span text:style-name="T1">Import des supercontigs</text:span></text:p>
          </draw:text-box>
        </draw:frame>
        <draw:custom-shape draw:style-name="gr13" draw:text-style-name="P5" draw:layer="layout" svg:width="9.165cm" svg:height="0.781cm" svg:x="0.645cm" svg:y="1.826cm">
          <text:p text:style-name="P4"><text:span text:style-name="T4">assembly.scaf2build.meta.ren.scaf2build</text:span></text:p>
          <draw:enhanced-geometry svg:viewBox="0 0 21600 21600" draw:mirror-horizontal="false" draw:mirror-vertical="false" draw:glue-points="10800 0 0 10800 10800 21600 21600 10800" draw:text-areas="0 0 21600 ?f11" draw:type="paper" draw:modifiers="20577.26380100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3" draw:layer="layout" svg:width="2.668cm" svg:height="1.258cm" svg:x="7.719cm" svg:y="22.527cm">
          <draw:text-box>
            <text:p text:style-name="P1"><text:span text:style-name="T2">Algorithm</text:span></text:p>
            <text:p text:style-name="P1"><text:span text:style-name="T3">name</text:span></text:p>
          </draw:text-box>
        </draw:frame>
        <draw:line draw:style-name="gr4" draw:text-style-name="P6" draw:layer="layout" svg:x1="9.835cm" svg:y1="1.935cm" svg:x2="11.335cm" svg:y2="1.935cm">
          <text:p text:style-name="P1"/>
        </draw:line>
        <draw:line draw:style-name="gr5" draw:text-style-name="P6" draw:layer="layout" svg:x1="0.635cm" svg:y1="12.654cm" svg:x2="20.325cm" svg:y2="12.654cm">
          <text:p text:style-name="P1"/>
        </draw:line>
        <draw:frame draw:style-name="gr1" draw:text-style-name="P2" draw:layer="layout" svg:width="4.299cm" svg:height="0.831cm" svg:x="0.636cm" svg:y="12.954cm">
          <draw:text-box>
            <text:p text:style-name="P1"><text:span text:style-name="T1">Import des zips</text:span></text:p>
          </draw:text-box>
        </draw:frame>
        <draw:frame draw:style-name="gr10" draw:text-style-name="P3" draw:layer="layout" svg:width="5.195cm" svg:height="10.299cm" svg:x="11.342cm" svg:y="1.034cm">
          <draw:text-box>
            <text:p text:style-name="P1"><text:span text:style-name="T2">Supercontig</text:span></text:p>
            <text:p text:style-name="P1"><text:span text:style-name="T3">id</text:span></text:p>
            <text:p text:style-name="P1"><text:span text:style-name="T5">length=calculé</text:span></text:p>
            <text:p text:style-name="P1"><text:span text:style-name="T5">created_in</text:span></text:p>
            <text:p text:style-name="P1"><text:span text:style-name="T5">contig_count=calculé</text:span></text:p>
            <text:p text:style-name="P1"><text:span text:style-name="T5">metacontig_count=calculé</text:span></text:p>
            <text:p text:style-name="P7"><text:span text:style-name="T7">regions</text:span><text:span text:style-name="T5">[0]</text:span></text:p>
            <text:p text:style-name="P1"><text:span text:style-name="T5"><text:tab/></text:span><text:span text:style-name="T5">sequence</text:span></text:p>
            <text:p text:style-name="P1"><text:span text:style-name="T3"><text:tab/></text:span><text:span text:style-name="T3">gap_after</text:span></text:p>
            <text:p text:style-name="P1"><text:span text:style-name="T5"><text:tab/></text:span><text:span text:style-name="T3">forward</text:span></text:p>
            <text:p text:style-name="P1"><text:span text:style-name="T5"><text:tab/></text:span><text:span text:style-name="T5">first</text:span></text:p>
            <text:p text:style-name="P1"><text:span text:style-name="T3"><text:tab/></text:span><text:span text:style-name="T3">start_on_first</text:span><text:span text:style-name="T3"><text:line-break/></text:span><text:span text:style-name="T3"><text:tab/></text:span><text:span text:style-name="T5">last</text:span></text:p>
            <text:p text:style-name="P1"><text:span text:style-name="T3"><text:tab/></text:span><text:span text:style-name="T3">stop_on_last</text:span></text:p>
            <text:p text:style-name="P1"><text:span text:style-name="T5">...</text:span></text:p>
            <text:p text:style-name="P7"><text:span text:style-name="T7">regions</text:span><text:span text:style-name="T5">[]</text:span></text:p>
            <text:p text:style-name="P1"><text:span text:style-name="T5"><text:tab/></text:span><text:span text:style-name="T5">sequence</text:span></text:p>
            <text:p text:style-name="P1"><text:span text:style-name="T5"><text:tab/></text:span><text:span text:style-name="T5">gap_after=NULL</text:span></text:p>
            <text:p text:style-name="P1"><text:span text:style-name="T5"><text:tab/></text:span><text:span text:style-name="T3">forward</text:span></text:p>
            <text:p text:style-name="P1"><text:span text:style-name="T5"><text:tab/></text:span><text:span text:style-name="T5">first</text:span></text:p>
            <text:p text:style-name="P1"><text:span text:style-name="T3"><text:tab/></text:span><text:span text:style-name="T3">start_on_first</text:span><text:span text:style-name="T3"><text:line-break/></text:span><text:span text:style-name="T3"><text:tab/></text:span><text:span text:style-name="T5">last</text:span></text:p>
            <text:p text:style-name="P1"><text:span text:style-name="T3"><text:tab/></text:span><text:span text:style-name="T3">stop_on_last</text:span></text:p>
          </draw:text-box>
        </draw:frame>
        <draw:line draw:style-name="gr4" draw:text-style-name="P6" draw:layer="layout" svg:x1="4.335cm" svg:y1="2.635cm" svg:x2="6.635cm" svg:y2="5.135cm">
          <text:p text:style-name="P1"/>
        </draw:line>
        <draw:line draw:style-name="gr4" draw:text-style-name="P6" draw:layer="layout" svg:x1="3.773cm" svg:y1="22.235cm" svg:x2="12.235cm" svg:y2="22.235cm">
          <text:p text:style-name="P1"/>
        </draw:line>
        <draw:line draw:style-name="gr9" draw:text-style-name="P6" draw:layer="layout" svg:x1="13.635cm" svg:y1="2.735cm" svg:x2="18.435cm" svg:y2="2.743cm">
          <text:p text:style-name="P1"/>
        </draw:line>
        <draw:line draw:style-name="gr5" draw:text-style-name="P6" draw:layer="layout" svg:x1="0.635cm" svg:y1="17.785cm" svg:x2="20.325cm" svg:y2="17.785cm">
          <text:p text:style-name="P1"/>
        </draw:line>
        <draw:frame draw:style-name="gr24" draw:text-style-name="P3" draw:layer="layout" svg:width="2.128cm" svg:height="1.158cm" svg:x="6.635cm" svg:y="9.027cm">
          <draw:text-box>
            <text:p text:style-name="P1"><text:span text:style-name="T2">ConSeq</text:span></text:p>
            <text:p text:style-name="P1"><text:span text:style-name="T3">id</text:span></text:p>
          </draw:text-box>
        </draw:frame>
        <draw:polyline draw:style-name="gr4" draw:text-style-name="P6" draw:layer="layout" svg:width="5.659cm" svg:height="2.677cm" draw:transform="rotate (-0.530405559682163) translate (3.452cm 21.974cm)" svg:viewBox="0 0 5660 2678" draw:points="0,826 1088,2677 5659,0">
          <text:p text:style-name="P1"/>
        </draw:polyline>
        <draw:line draw:style-name="gr4" draw:text-style-name="P6" draw:layer="layout" svg:x1="6.419cm" svg:y1="23.227cm" svg:x2="7.719cm" svg:y2="23.227cm">
          <text:p text:style-name="P1"/>
        </draw:line>
        <draw:line draw:style-name="gr9" draw:text-style-name="P6" draw:layer="layout" svg:x1="13.073cm" svg:y1="24.285cm" svg:x2="10.535cm" svg:y2="24.285cm">
          <text:p text:style-name="P1"/>
        </draw:line>
        <draw:line draw:style-name="gr9" draw:text-style-name="P6" draw:layer="layout" svg:x1="13.061cm" svg:y1="26.535cm" svg:x2="10.361cm" svg:y2="26.535cm">
          <text:p text:style-name="P1"/>
        </draw:line>
        <draw:line draw:style-name="gr9" draw:text-style-name="P6" draw:layer="layout" svg:x1="11.835cm" svg:y1="8.535cm" svg:x2="8.735cm" svg:y2="9.085cm">
          <text:p text:style-name="P1"/>
        </draw:line>
        <draw:frame draw:style-name="gr19" draw:text-style-name="P3" draw:layer="layout" svg:width="1.834cm" svg:height="1.258cm" svg:x="18.435cm" svg:y="2.135cm">
          <draw:text-box>
            <text:p text:style-name="P1"><text:span text:style-name="T8">Stage</text:span></text:p>
            <text:p text:style-name="P1"><text:span text:style-name="T9">id=1</text:span></text:p>
          </draw:text-box>
        </draw:frame>
        <draw:frame draw:style-name="gr17" draw:text-style-name="P3" draw:layer="layout" svg:width="2.128cm" svg:height="1.158cm" svg:x="8.347cm" svg:y="24.077cm">
          <draw:text-box>
            <text:p text:style-name="P1"><text:span text:style-name="T2">ConSeq</text:span></text:p>
            <text:p text:style-name="P1"><text:span text:style-name="T3">id</text:span></text:p>
          </draw:text-box>
        </draw:frame>
        <draw:polyline draw:style-name="gr4" draw:text-style-name="P6" draw:layer="layout" svg:width="7.192cm" svg:height="3.834cm" draw:transform="rotate (-0.666715774262895) translate (2.683cm 21.988cm)" svg:viewBox="0 0 7193 3835" draw:points="0,887 2319,3834 7192,0">
          <text:p text:style-name="P1"/>
        </draw:polyline>
        <draw:frame draw:style-name="gr21" draw:text-style-name="P1" draw:layer="layout" svg:width="3.643cm" svg:height="0.412cm" svg:x="16.628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line draw:style-name="gr9" draw:text-style-name="P6" draw:layer="layout" svg:x1="11.835cm" svg:y1="9.685cm" svg:x2="8.735cm" svg:y2="9.685cm">
          <text:p text:style-name="P1"/>
        </draw:line>
        <draw:line draw:style-name="gr9" draw:text-style-name="P6" draw:layer="layout" svg:x1="11.835cm" svg:y1="10.485cm" svg:x2="8.735cm" svg:y2="10.135cm">
          <text:p text:style-name="P1"/>
        </draw:line>
        <draw:custom-shape draw:style-name="gr25" draw:text-style-name="P5" draw:layer="layout" svg:width="9.165cm" svg:height="0.781cm" svg:x="0.646cm" svg:y="1.827cm">
          <text:p text:style-name="P4"><text:span text:style-name="T4">assembly.scaf2build.meta.ren.scaf2build</text:span></text:p>
          <draw:enhanced-geometry svg:viewBox="0 0 21600 21600" draw:mirror-horizontal="false" draw:mirror-vertical="false" draw:glue-points="10800 0 0 10800 10800 21600 21600 10800" draw:text-areas="0 0 21600 ?f11" draw:type="paper" draw:modifiers="20577.26380100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5" draw:layer="layout" svg:width="3.124cm" svg:height="1.065cm" svg:x="2.409cm" svg:y="14.679cm">
          <text:p text:style-name="P4"><text:span text:style-name="T4">mosaicI2.zip</text:span></text:p>
          <draw:enhanced-geometry svg:viewBox="0 0 21600 21600" draw:mirror-horizontal="false" draw:mirror-vertical="false" draw:glue-points="10800 0 0 10800 10800 21600 21600 10800" draw:text-areas="0 0 21600 ?f11" draw:type="paper" draw:modifiers="14708.7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5" draw:layer="layout" svg:width="3.124cm" svg:height="0.781cm" svg:x="0.643cm" svg:y="21.898cm">
          <text:p text:style-name="P4"><text:span text:style-name="T4">S499.jscaf</text:span></text:p>
          <draw:enhanced-geometry svg:viewBox="0 0 21600 21600" draw:mirror-horizontal="false" draw:mirror-vertical="false" draw:glue-points="10800 0 0 10800 10800 21600 21600 10800" draw:text-areas="0 0 21600 ?f11" draw:type="paper" draw:modifiers="20577.26380100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5" draw:layer="layout" svg:width="2.105cm" svg:height="1.055cm" svg:x="4.335cm" svg:y="22.723cm">
          <text:p text:style-name="P4"><text:span text:style-name="T4">blast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.52cm" svg:height="4.134cm" svg:x="14.115cm" svg:y="12.885cm">
          <draw:text-box>
            <text:p text:style-name="P9"><text:span text:style-name="T2">Zip</text:span></text:p>
            <text:p text:style-name="P10"><text:span text:style-name="T7">long_side</text:span></text:p>
            <text:p text:style-name="P9"><text:span text:style-name="T7"><text:tab/></text:span><text:span text:style-name="T12">sctg</text:span></text:p>
            <text:p text:style-name="P9"><text:span text:style-name="T12"><text:tab/></text:span><text:span text:style-name="T13">forward</text:span></text:p>
            <text:p text:style-name="P10"><text:span text:style-name="T7">short_side</text:span></text:p>
            <text:p text:style-name="P9"><text:span text:style-name="T12"><text:tab/></text:span><text:span text:style-name="T12">sctg</text:span></text:p>
            <text:p text:style-name="P9"><text:span text:style-name="T12"><text:tab/></text:span><text:span text:style-name="T13">forward</text:span></text:p>
            <text:p text:style-name="P9"><text:span text:style-name="T13">ztype</text:span></text:p>
          </draw:text-box>
        </draw:frame>
        <draw:frame draw:style-name="gr28" draw:text-style-name="P12" draw:layer="layout" svg:width="4.091cm" svg:height="10.503cm" svg:x="12.244cm" svg:y="18.435cm">
          <draw:text-box>
            <text:p text:style-name="P12"><text:span text:style-name="T2">Zip</text:span></text:p>
            <text:p text:style-name="P12"><text:span text:style-name="T7">long_side</text:span></text:p>
            <text:p text:style-name="P12"><text:span text:style-name="T7"><text:tab/></text:span><text:span text:style-name="T12">sctg</text:span></text:p>
            <text:p text:style-name="P12"><text:span text:style-name="T7">short_side</text:span></text:p>
            <text:p text:style-name="P12"><text:span text:style-name="T12"><text:tab/></text:span><text:span text:style-name="T12">sctg</text:span></text:p>
            <text:p text:style-name="P12"><text:span text:style-name="T7">junctions</text:span><text:span text:style-name="T12">[0]</text:span></text:p>
            <text:p text:style-name="P12"><text:span text:style-name="T12">...</text:span></text:p>
            <text:p text:style-name="P13"><text:span text:style-name="T7">junctions</text:span><text:span text:style-name="T5">[]</text:span></text:p>
            <text:p text:style-name="P12"><text:span text:style-name="T5"><text:tab/></text:span><text:span text:style-name="T3">jytpe</text:span><text:span text:style-name="T5">[0]</text:span></text:p>
            <text:p text:style-name="P12"><text:span text:style-name="T5"><text:tab/></text:span><text:span text:style-name="T3">jtype</text:span><text:span text:style-name="T5">[1]</text:span></text:p>
            <text:p text:style-name="P12"><text:span text:style-name="T5"><text:tab/></text:span><text:span text:style-name="T5">algorithm</text:span></text:p>
            <text:p text:style-name="P13"><text:span text:style-name="T5"><text:tab/></text:span><text:span text:style-name="T7">sides</text:span><text:span text:style-name="T5">[0]</text:span></text:p>
            <text:p text:style-name="P12"><text:span text:style-name="T5"><text:tab/></text:span><text:span text:style-name="T5"><text:tab/></text:span><text:span text:style-name="T5">sequence</text:span></text:p>
            <text:p text:style-name="P12"><text:span text:style-name="T5"><text:tab/></text:span><text:span text:style-name="T5"><text:tab/></text:span><text:span text:style-name="T3">start</text:span></text:p>
            <text:p text:style-name="P12"><text:span text:style-name="T5"><text:tab/></text:span><text:span text:style-name="T5"><text:tab/></text:span><text:span text:style-name="T3">stop</text:span></text:p>
            <text:p text:style-name="P12"><text:span text:style-name="T5"><text:tab/></text:span><text:span text:style-name="T5"><text:tab/></text:span><text:span text:style-name="T3">forward</text:span></text:p>
            <text:p text:style-name="P13"><text:span text:style-name="T5"><text:tab/></text:span><text:span text:style-name="T7">sides</text:span><text:span text:style-name="T5">[1]</text:span></text:p>
            <text:p text:style-name="P12"><text:span text:style-name="T5"><text:tab/></text:span><text:span text:style-name="T5"><text:tab/></text:span><text:span text:style-name="T5">sequence</text:span></text:p>
            <text:p text:style-name="P12"><text:span text:style-name="T5"><text:tab/></text:span><text:span text:style-name="T5"><text:tab/></text:span><text:span text:style-name="T3">start</text:span></text:p>
            <text:p text:style-name="P12"><text:span text:style-name="T5"><text:tab/></text:span><text:span text:style-name="T5"><text:tab/></text:span><text:span text:style-name="T3">stop</text:span></text:p>
            <text:p text:style-name="P13"><text:span text:style-name="T5"><text:tab/></text:span><text:span text:style-name="T5"><text:tab/></text:span><text:span text:style-name="T3">forward</text:span><text:span text:style-name="T3"><text:tab/></text:span><text:span text:style-name="T3"><text:tab/></text:span><text:span text:style-name="T5">id_ratio=NULL</text:span></text:p>
          </draw:text-box>
        </draw:frame>
        <draw:frame draw:style-name="gr24" draw:text-style-name="P3" draw:layer="layout" svg:width="3.055cm" svg:height="1.158cm" svg:x="7.393cm" svg:y="13.708cm">
          <draw:text-box>
            <text:p text:style-name="P1"><text:span text:style-name="T2">Supercontig</text:span></text:p>
            <text:p text:style-name="P1"><text:span text:style-name="T3">id</text:span></text:p>
          </draw:text-box>
        </draw:frame>
        <draw:frame draw:style-name="gr24" draw:text-style-name="P3" draw:layer="layout" svg:width="3.055cm" svg:height="1.158cm" svg:x="7.38cm" svg:y="15.585cm">
          <draw:text-box>
            <text:p text:style-name="P1"><text:span text:style-name="T2">Supercontig</text:span></text:p>
            <text:p text:style-name="P1"><text:span text:style-name="T3">id</text:span></text:p>
          </draw:text-box>
        </draw:frame>
        <draw:line draw:style-name="gr4" draw:text-style-name="P6" draw:layer="layout" svg:x1="5.535cm" svg:y1="15.135cm" svg:x2="14.135cm" svg:y2="15.135cm">
          <text:p text:style-name="P1"/>
        </draw:line>
        <draw:line draw:style-name="gr4" draw:text-style-name="P6" draw:layer="layout" svg:x1="5.535cm" svg:y1="14.885cm" svg:x2="7.435cm" svg:y2="14.135cm">
          <text:p text:style-name="P1"/>
        </draw:line>
        <draw:line draw:style-name="gr4" draw:text-style-name="P6" draw:layer="layout" svg:x1="5.535cm" svg:y1="15.335cm" svg:x2="7.435cm" svg:y2="15.785cm">
          <text:p text:style-name="P1"/>
        </draw:line>
        <draw:frame draw:style-name="gr1" draw:text-style-name="P2" draw:layer="layout" svg:width="5.557cm" svg:height="0.831cm" svg:x="0.637cm" svg:y="18.604cm">
          <draw:text-box>
            <text:p text:style-name="P1"><text:span text:style-name="T1">Import des jonctions</text:span></text:p>
          </draw:text-box>
        </draw:frame>
        <draw:line draw:style-name="gr9" draw:text-style-name="P6" draw:layer="layout" svg:x1="14.435cm" svg:y1="14.385cm" svg:x2="10.435cm" svg:y2="14.385cm">
          <text:p text:style-name="P1"/>
        </draw:line>
        <draw:line draw:style-name="gr9" draw:text-style-name="P6" draw:layer="layout" svg:x1="14.544cm" svg:y1="15.843cm" svg:x2="10.435cm" svg:y2="15.843cm">
          <text:p text:style-name="P1"/>
        </draw:line>
        <draw:frame draw:style-name="gr17" draw:text-style-name="P3" draw:layer="layout" svg:width="2.128cm" svg:height="1.158cm" svg:x="8.335cm" svg:y="25.927cm">
          <draw:text-box>
            <text:p text:style-name="P1"><text:span text:style-name="T2">ConSeq</text:span></text:p>
            <text:p text:style-name="P1"><text:span text:style-name="T3">id</text:span></text:p>
          </draw:text-box>
        </draw:frame>
        <draw:line draw:style-name="gr9" draw:text-style-name="P6" draw:layer="layout" svg:x1="12.735cm" svg:y1="23.185cm" svg:x2="10.435cm" svg:y2="23.185cm">
          <text:p text:style-name="P1"/>
        </draw:line>
        <draw:frame draw:style-name="gr24" draw:text-style-name="P3" draw:layer="layout" svg:width="2.128cm" svg:height="1.158cm" svg:x="6.635cm" svg:y="5.177cm">
          <draw:text-box>
            <text:p text:style-name="P1"><text:span text:style-name="T2">ConSeq</text:span></text:p>
            <text:p text:style-name="P1"><text:span text:style-name="T3">id</text:span></text:p>
          </draw:text-box>
        </draw:frame>
        <draw:line draw:style-name="gr9" draw:text-style-name="P6" draw:layer="layout" svg:x1="11.735cm" svg:y1="4.585cm" svg:x2="8.835cm" svg:y2="5.135cm">
          <text:p text:style-name="P1"/>
        </draw:line>
        <draw:line draw:style-name="gr9" draw:text-style-name="P6" draw:layer="layout" svg:x1="11.835cm" svg:y1="5.835cm" svg:x2="8.735cm" svg:y2="5.835cm">
          <text:p text:style-name="P1"/>
        </draw:line>
        <draw:line draw:style-name="gr9" draw:text-style-name="P6" draw:layer="layout" svg:x1="11.735cm" svg:y1="6.635cm" svg:x2="8.735cm" svg:y2="6.285cm">
          <text:p text:style-name="P1"/>
        </draw:line>
        <draw:line draw:style-name="gr4" draw:text-style-name="P6" draw:layer="layout" svg:x1="1.677cm" svg:y1="2.635cm" svg:x2="6.635cm" svg:y2="9.035cm">
          <text:p text:style-name="P1"/>
        </draw:line>
        <draw:frame draw:style-name="gr1" draw:text-style-name="P14" draw:layer="layout" svg:width="0.701cm" svg:height="0.624cm" svg:x="0.634cm" svg:y="28.385cm">
          <draw:text-box>
            <text:p text:style-name="P1"><text:span text:style-name="T11"><text:page-number>4</text:page-number></text:span></text:p>
          </draw:text-box>
        </draw:frame>
        <draw:frame draw:style-name="gr24" draw:text-style-name="P3" draw:layer="layout" svg:width="3.055cm" svg:height="1.158cm" svg:x="7.68cm" svg:y="19.085cm">
          <draw:text-box>
            <text:p text:style-name="P1"><text:span text:style-name="T2">Supercontig</text:span></text:p>
            <text:p text:style-name="P1"><text:span text:style-name="T3">id</text:span></text:p>
          </draw:text-box>
        </draw:frame>
        <draw:frame draw:style-name="gr24" draw:text-style-name="P3" draw:layer="layout" svg:width="3.055cm" svg:height="1.158cm" svg:x="7.667cm" svg:y="20.604cm">
          <draw:text-box>
            <text:p text:style-name="P1"><text:span text:style-name="T2">Supercontig</text:span></text:p>
            <text:p text:style-name="P1"><text:span text:style-name="T3">id</text:span></text:p>
          </draw:text-box>
        </draw:frame>
        <draw:line draw:style-name="gr9" draw:text-style-name="P6" draw:layer="layout" svg:x1="12.635cm" svg:y1="19.735cm" svg:x2="10.735cm" svg:y2="19.735cm">
          <text:p text:style-name="P1"/>
        </draw:line>
        <draw:line draw:style-name="gr9" draw:text-style-name="P6" draw:layer="layout" svg:x1="12.735cm" svg:y1="20.585cm" svg:x2="10.735cm" svg:y2="20.935cm">
          <text:p text:style-name="P1"/>
        </draw:line>
        <draw:line draw:style-name="gr4" draw:text-style-name="P6" draw:layer="layout" svg:x1="3.773cm" svg:y1="22.235cm" svg:x2="7.635cm" svg:y2="21.185cm">
          <text:p text:style-name="P1"/>
        </draw:line>
        <draw:line draw:style-name="gr4" draw:text-style-name="P6" draw:layer="layout" svg:x1="3.773cm" svg:y1="22.235cm" svg:x2="7.635cm" svg:y2="19.685cm">
          <text:p text:style-name="P1"/>
        </draw:line>
        <draw:frame draw:style-name="gr29" draw:text-style-name="P8" draw:layer="layout" svg:width="6.1cm" svg:height="0.624cm" svg:x="1.535cm" svg:y="28.385cm">
          <draw:text-box>
            <text:p text:style-name="P1"><text:span text:style-name="T11">ConSeq = ContinuousSequence</text:span></text:p>
          </draw:text-box>
        </draw:frame>
      </draw:page>
      <draw:page draw:name="page3" draw:style-name="dp1" draw:master-page-name="Standard">
        <draw:frame draw:style-name="gr1" draw:text-style-name="P2" draw:layer="layout" svg:width="12.233cm" svg:height="0.831cm" svg:x="0.635cm" svg:y="0.635cm">
          <draw:text-box>
            <text:p text:style-name="P1"><text:span text:style-name="T1">Join de deux ou plusieurs supercontigs (simple)</text:span></text:p>
          </draw:text-box>
        </draw:frame>
        <draw:frame draw:style-name="gr30" draw:text-style-name="P15" draw:layer="layout" svg:width="2.774cm" svg:height="5.652cm" svg:x="11.267cm" svg:y="5.285cm">
          <draw:text-box>
            <text:p text:style-name="P1"><text:span text:style-name="T14">Metacontig</text:span></text:p>
            <text:p text:style-name="P7"><text:span text:style-name="T15">cut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orward=l</text:span></text:p>
            <text:p text:style-name="P1"><text:span text:style-name="T6"><text:tab/></text:span><text:span text:style-name="T6">start=d</text:span></text:p>
            <text:p text:style-name="P1"><text:span text:style-name="T16"><text:tab/></text:span><text:span text:style-name="T16">stop</text:span><text:span text:style-name="T17">=r</text:span></text:p>
            <text:p text:style-name="P1"><text:span text:style-name="T17"><text:tab/></text:span><text:span text:style-name="T17">source</text:span></text:p>
            <text:p text:style-name="P7"><text:span text:style-name="T15">cuts</text:span><text:span text:style-name="T6">[1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orward=m</text:span></text:p>
            <text:p text:style-name="P1"><text:span text:style-name="T16"><text:tab/></text:span><text:span text:style-name="T16">start</text:span><text:span text:style-name="T17">=s</text:span></text:p>
            <text:p text:style-name="P1"><text:span text:style-name="T6"><text:tab/></text:span><text:span text:style-name="T6">stop=e</text:span></text:p>
            <text:p text:style-name="P1"><text:span text:style-name="T6"><text:tab/></text:span><text:span text:style-name="T6">source</text:span></text:p>
          </draw:text-box>
        </draw:frame>
        <draw:frame draw:style-name="gr31" draw:text-style-name="P16" draw:layer="layout" svg:width="1.984cm" svg:height="0.704cm" svg:x="7.735cm" svg:y="4.181cm">
          <draw:text-box>
            <text:p text:style-name="P1"><text:span text:style-name="T18">ConSeq</text:span></text:p>
          </draw:text-box>
        </draw:frame>
        <draw:polyline draw:style-name="gr32" draw:text-style-name="P6" draw:layer="layout" svg:width="11.792cm" svg:height="8.864cm" draw:transform="skewX (-0.647866218340173) rotate (1.88443199337792) translate (9.273cm 13.302cm)" svg:viewBox="0 0 11793 8865" draw:points="0,8864 6752,4661 11792,0">
          <text:p text:style-name="P1"/>
        </draw:polyline>
        <draw:frame draw:style-name="gr33" draw:text-style-name="P3" draw:layer="layout" svg:width="3.051cm" svg:height="5.739cm" svg:x="2.504cm" svg:y="8.185cm">
          <draw:text-box>
            <text:p text:style-name="P1"><text:span text:style-name="T18">Supercontig</text:span></text:p>
            <text:p text:style-name="P1"><text:span text:style-name="T6">regions[0]</text:span></text:p>
            <text:p text:style-name="P1"><text:span text:style-name="T6">...</text:span></text:p>
            <text:p text:style-name="P1"><text:span text:style-name="T6">regions[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gap_after=q</text:span></text:p>
            <text:p text:style-name="P1"><text:span text:style-name="T6"><text:s/></text:span><text:span text:style-name="T6">stop_on_last=e</text:span></text:p>
            <text:p text:style-name="P7"><text:span text:style-name="T6">regions[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start_on_first=f</text:span></text:p>
            <text:p text:style-name="P1"><text:span text:style-name="T6">...</text:span></text:p>
            <text:p text:style-name="P1"><text:span text:style-name="T6">regions[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stop_on_last=g</text:span></text:p>
          </draw:text-box>
        </draw:frame>
        <draw:line draw:style-name="gr9" draw:text-style-name="P6" draw:layer="layout" svg:x1="4.635cm" svg:y1="4.585cm" svg:x2="7.735cm" svg:y2="4.585cm">
          <text:p text:style-name="P1"/>
        </draw:line>
        <draw:frame draw:style-name="gr33" draw:text-style-name="P3" draw:layer="layout" svg:width="3.14cm" svg:height="6.111cm" svg:x="2.504cm" svg:y="1.585cm">
          <draw:text-box>
            <text:p text:style-name="P1"><text:span text:style-name="T18">Supercontig</text:span></text:p>
            <text:p text:style-name="P7"><text:span text:style-name="T15">regions</text:span><text:span text:style-name="T6">[0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start_on_first=a</text:span></text:p>
            <text:p text:style-name="P1"><text:span text:style-name="T6">...</text:span></text:p>
            <text:p text:style-name="P7"><text:span text:style-name="T15">regions</text:span><text:span text:style-name="T6">[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gap_after=b</text:span></text:p>
            <text:p text:style-name="P1"><text:span text:style-name="T6"><text:s/></text:span><text:span text:style-name="T6">stop_on_last=c</text:span></text:p>
            <text:p text:style-name="P7"><text:span text:style-name="T15">regions</text:span><text:span text:style-name="T6">[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start_on_first=d</text:span></text:p>
            <text:p text:style-name="P1"><text:span text:style-name="T6">...</text:span></text:p>
            <text:p text:style-name="P1"><text:span text:style-name="T6">regions[]</text:span></text:p>
          </draw:text-box>
        </draw:frame>
        <draw:frame draw:style-name="gr31" draw:text-style-name="P16" draw:layer="layout" svg:width="1.984cm" svg:height="0.704cm" svg:x="7.535cm" svg:y="9.785cm">
          <draw:text-box>
            <text:p text:style-name="P1"><text:span text:style-name="T18">ConSeq</text:span></text:p>
          </draw:text-box>
        </draw:frame>
        <draw:line draw:style-name="gr9" draw:text-style-name="P6" draw:layer="layout" svg:x1="4.535cm" svg:y1="11.785cm" svg:x2="9.035cm" svg:y2="11.785cm">
          <text:p text:style-name="P1"/>
        </draw:line>
        <draw:frame draw:style-name="gr10" draw:text-style-name="P3" draw:layer="layout" svg:width="4.896cm" svg:height="13.484cm" svg:x="15.397cm" svg:y="2.835cm">
          <draw:text-box>
            <text:p text:style-name="P1"><text:span text:style-name="T14">Supercontig</text:span></text:p>
            <text:p text:style-name="P7"><text:span text:style-name="T15">regions</text:span><text:span text:style-name="T19">[0]</text:span></text:p>
            <text:p text:style-name="P1"><text:span text:style-name="T6"><text:s/></text:span><text:span text:style-name="T16">sequence</text:span></text:p>
            <text:p text:style-name="P1"><text:span text:style-name="T6"><text:s/></text:span><text:span text:style-name="T6">gap_after=b</text:span></text:p>
            <text:p text:style-name="P1"><text:span text:style-name="T6"><text:s/></text:span><text:span text:style-name="T16">forward</text:span><text:span text:style-name="T17">=l</text:span></text:p>
            <text:p text:style-name="P1"><text:span text:style-name="T6"><text:s/></text:span><text:span text:style-name="T6">first</text:span></text:p>
            <text:p text:style-name="P1"><text:span text:style-name="T6"><text:s/></text:span><text:span text:style-name="T6">start_on_first=a</text:span></text:p>
            <text:p text:style-name="P1"><text:span text:style-name="T6"><text:s/></text:span><text:span text:style-name="T16">last</text:span></text:p>
            <text:p text:style-name="P1"><text:span text:style-name="T6"><text:s/></text:span><text:span text:style-name="T6">stop_on_last=c</text:span></text:p>
            <text:p text:style-name="P7"><text:span text:style-name="T15">regions</text:span><text:span text:style-name="T6">[1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gap_after=q</text:span></text:p>
            <text:p text:style-name="P1"><text:span text:style-name="T6"><text:s/></text:span><text:span text:style-name="T6">forward=true</text:span></text:p>
            <text:p text:style-name="P1"><text:span text:style-name="T6"><text:s/></text:span><text:span text:style-name="T6">first</text:span></text:p>
            <text:p text:style-name="P1"><text:span text:style-name="T6"><text:s/></text:span><text:span text:style-name="T6">start_on_first=1</text:span></text:p>
            <text:p text:style-name="P1"><text:span text:style-name="T6"><text:s/></text:span><text:span text:style-name="T6">last</text:span></text:p>
            <text:p text:style-name="P1"><text:span text:style-name="T6"><text:s/></text:span><text:span text:style-name="T6">stop_on_last=r</text:span><text:span text:style-name="T20">−</text:span><text:span text:style-name="T6">d+e</text:span><text:span text:style-name="T20">−</text:span><text:span text:style-name="T6">s+2</text:span></text:p>
            <text:p text:style-name="P7"><text:span text:style-name="T15">regions</text:span><text:span text:style-name="T6">[2]</text:span></text:p>
            <text:p text:style-name="P1"><text:span text:style-name="T6"><text:s/></text:span><text:span text:style-name="T16">sequence</text:span></text:p>
            <text:p text:style-name="P1"><text:span text:style-name="T16"><text:s/></text:span><text:span text:style-name="T16">gap_after</text:span></text:p>
            <text:p text:style-name="P1"><text:span text:style-name="T6"><text:s/></text:span><text:span text:style-name="T16">forward</text:span><text:span text:style-name="T6">=m</text:span></text:p>
            <text:p text:style-name="P1"><text:span text:style-name="T6"><text:s/></text:span><text:span text:style-name="T16">first</text:span></text:p>
            <text:p text:style-name="P1"><text:span text:style-name="T6"><text:s/></text:span><text:span text:style-name="T6">start_on_first=f</text:span></text:p>
            <text:p text:style-name="P1"><text:span text:style-name="T17"><text:s/></text:span><text:span text:style-name="T17">last</text:span></text:p>
            <text:p text:style-name="P1"><text:span text:style-name="T6"><text:s/></text:span><text:span text:style-name="T6">stop_on_last=g</text:span></text:p>
            <text:p text:style-name="P7"><text:span text:style-name="T15">regions</text:span><text:span text:style-name="T6">[3]</text:span></text:p>
            <text:p text:style-name="P1"><text:span text:style-name="T6"><text:s/></text:span><text:span text:style-name="T16">sequence</text:span></text:p>
            <text:p text:style-name="P1"><text:span text:style-name="T6"><text:s/></text:span><text:span text:style-name="T6">gap_after=NULL</text:span></text:p>
            <text:p text:style-name="P1"><text:span text:style-name="T6"><text:s/></text:span><text:span text:style-name="T16">forward</text:span></text:p>
            <text:p text:style-name="P1"><text:span text:style-name="T6"><text:s/></text:span><text:span text:style-name="T6">first</text:span></text:p>
            <text:p text:style-name="P1"><text:span text:style-name="T6"><text:s/></text:span><text:span text:style-name="T6">start_on_first=1</text:span></text:p>
            <text:p text:style-name="P1"><text:span text:style-name="T6"><text:s/></text:span><text:span text:style-name="T6">last</text:span></text:p>
            <text:p text:style-name="P1"><text:span text:style-name="T6"><text:s/></text:span><text:span text:style-name="T6">stop_on_last=k</text:span></text:p>
          </draw:text-box>
        </draw:frame>
        <draw:line draw:style-name="gr9" draw:text-style-name="P6" draw:layer="layout" svg:x1="15.735cm" svg:y1="7.435cm" svg:x2="14.135cm" svg:y2="7.445cm">
          <text:p text:style-name="P1"/>
        </draw:line>
        <draw:line draw:style-name="gr9" draw:text-style-name="P6" draw:layer="layout" svg:x1="11.635cm" svg:y1="9.085cm" svg:x2="9.535cm" svg:y2="9.935cm">
          <text:p text:style-name="P1"/>
        </draw:line>
        <draw:polyline draw:style-name="gr34" draw:text-style-name="P6" draw:layer="layout" svg:width="6.088cm" svg:height="1.035cm" draw:transform="rotate (2.89270870225486) translate (15.635cm 6.035cm)" svg:viewBox="0 0 6089 1036" draw:points="0,0 2017,1035 6088,1">
          <text:p text:style-name="P1"/>
        </draw:polyline>
        <draw:frame draw:style-name="gr31" draw:text-style-name="P16" draw:layer="layout" svg:width="1.984cm" svg:height="0.704cm" svg:x="7.735cm" svg:y="2.485cm">
          <draw:text-box>
            <text:p text:style-name="P1"><text:span text:style-name="T18">ConSeq</text:span></text:p>
          </draw:text-box>
        </draw:frame>
        <draw:line draw:style-name="gr9" draw:text-style-name="P6" draw:layer="layout" svg:x1="4.535cm" svg:y1="2.885cm" svg:x2="7.735cm" svg:y2="2.885cm">
          <text:p text:style-name="P1"/>
        </draw:line>
        <draw:polyline draw:style-name="gr34" draw:text-style-name="P6" draw:layer="layout" svg:width="6.408cm" svg:height="0.289cm" draw:transform="rotate (2.74086505733138) translate (15.635cm 5.285cm)" svg:viewBox="0 0 6409 290" draw:points="0,0 1752,289 6408,0">
          <text:p text:style-name="P1"/>
        </draw:polyline>
        <draw:polyline draw:style-name="gr35" draw:text-style-name="P6" draw:layer="layout" svg:width="9.544cm" svg:height="9.775cm" draw:transform="skewX (-0.61679935765468) rotate (1.89647476521668) translate (8.688cm 20.277cm)" svg:viewBox="0 0 9545 9776" draw:points="0,9775 717,8432 9544,0">
          <text:p text:style-name="P1"/>
        </draw:polyline>
        <draw:frame draw:style-name="gr31" draw:text-style-name="P16" draw:layer="layout" svg:width="1.984cm" svg:height="0.704cm" svg:x="9.035cm" svg:y="11.588cm">
          <draw:text-box>
            <text:p text:style-name="P1"><text:span text:style-name="T18">ConSeq</text:span></text:p>
          </draw:text-box>
        </draw:frame>
        <draw:frame draw:style-name="gr31" draw:text-style-name="P16" draw:layer="layout" svg:width="1.984cm" svg:height="0.704cm" svg:x="9.051cm" svg:y="12.981cm">
          <draw:text-box>
            <text:p text:style-name="P1"><text:span text:style-name="T18">ConSeq</text:span></text:p>
          </draw:text-box>
        </draw:frame>
        <draw:line draw:style-name="gr9" draw:text-style-name="P6" draw:layer="layout" svg:x1="4.535cm" svg:y1="13.285cm" svg:x2="9.035cm" svg:y2="13.285cm">
          <text:p text:style-name="P1"/>
        </draw:line>
        <draw:line draw:style-name="gr9" draw:text-style-name="P6" draw:layer="layout" svg:x1="4.535cm" svg:y1="10.135cm" svg:x2="7.535cm" svg:y2="10.135cm">
          <text:p text:style-name="P1"/>
        </draw:line>
        <draw:frame draw:style-name="gr31" draw:text-style-name="P16" draw:layer="layout" svg:width="1.984cm" svg:height="0.704cm" svg:x="7.735cm" svg:y="5.886cm">
          <draw:text-box>
            <text:p text:style-name="P1"><text:span text:style-name="T18">ConSeq</text:span></text:p>
          </draw:text-box>
        </draw:frame>
        <draw:line draw:style-name="gr9" draw:text-style-name="P6" draw:layer="layout" svg:x1="4.535cm" svg:y1="6.235cm" svg:x2="7.735cm" svg:y2="6.25cm">
          <text:p text:style-name="P1"/>
        </draw:line>
        <draw:line draw:style-name="gr9" draw:text-style-name="P6" draw:layer="layout" svg:x1="11.635cm" svg:y1="6.635cm" svg:x2="9.735cm" svg:y2="6.285cm">
          <text:p text:style-name="P1"/>
        </draw:line>
        <draw:line draw:style-name="gr32" draw:text-style-name="P6" draw:layer="layout" svg:x1="15.635cm" svg:y1="11.735cm" svg:x2="11.035cm" svg:y2="11.735cm">
          <text:p text:style-name="P1"/>
        </draw:line>
        <draw:line draw:style-name="gr32" draw:text-style-name="P6" draw:layer="layout" svg:x1="15.635cm" svg:y1="12.435cm" svg:x2="11.035cm" svg:y2="13.235cm">
          <text:p text:style-name="P1"/>
        </draw:line>
        <draw:line draw:style-name="gr9" draw:text-style-name="P6" draw:layer="layout" svg:x1="4.535cm" svg:y1="16.135cm" svg:x2="8.335cm" svg:y2="16.135cm">
          <text:p text:style-name="P1"/>
        </draw:line>
        <draw:line draw:style-name="gr9" draw:text-style-name="P6" draw:layer="layout" svg:x1="15.635cm" svg:y1="9.285cm" svg:x2="14.135cm" svg:y2="9.285cm">
          <text:p text:style-name="P1"/>
        </draw:line>
        <draw:line draw:style-name="gr9" draw:text-style-name="P6" draw:layer="layout" svg:x1="15.635cm" svg:y1="8.485cm" svg:x2="14.135cm" svg:y2="8.485cm">
          <text:p text:style-name="P1"/>
        </draw:line>
        <draw:frame draw:style-name="gr33" draw:text-style-name="P3" draw:layer="layout" svg:width="3.025cm" svg:height="3.501cm" svg:x="2.535cm" svg:y="14.785cm">
          <draw:text-box>
            <text:p text:style-name="P1"><text:span text:style-name="T18">Supercontig</text:span></text:p>
            <text:p text:style-name="P7"><text:span text:style-name="T6">regions[0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start_on_first=i</text:span></text:p>
            <text:p text:style-name="P1"><text:span text:style-name="T6">...</text:span></text:p>
            <text:p text:style-name="P1"><text:span text:style-name="T6">regions[]</text:span></text:p>
            <text:p text:style-name="P1"><text:span text:style-name="T6"><text:s/></text:span><text:span text:style-name="T6">sequence</text:span></text:p>
            <text:p text:style-name="P1"><text:span text:style-name="T6"><text:s/></text:span><text:span text:style-name="T6">stop_on_last=k</text:span></text:p>
          </draw:text-box>
        </draw:frame>
        <draw:frame draw:style-name="gr31" draw:text-style-name="P16" draw:layer="layout" svg:width="1.984cm" svg:height="0.704cm" svg:x="8.332cm" svg:y="15.585cm">
          <draw:text-box>
            <text:p text:style-name="P1"><text:span text:style-name="T18">ConSeq</text:span></text:p>
          </draw:text-box>
        </draw:frame>
        <draw:line draw:style-name="gr9" draw:text-style-name="P6" draw:layer="layout" svg:x1="4.535cm" svg:y1="17.535cm" svg:x2="8.335cm" svg:y2="17.535cm">
          <text:p text:style-name="P1"/>
        </draw:line>
        <draw:frame draw:style-name="gr31" draw:text-style-name="P16" draw:layer="layout" svg:width="1.984cm" svg:height="0.704cm" svg:x="8.332cm" svg:y="17.135cm">
          <draw:text-box>
            <text:p text:style-name="P1"><text:span text:style-name="T18">ConSeq</text:span></text:p>
          </draw:text-box>
        </draw:frame>
        <draw:polyline draw:style-name="gr32" draw:text-style-name="P6" draw:layer="layout" svg:width="9.488cm" svg:height="10.134cm" draw:transform="skewX (-0.647866218340173) rotate (1.88443199337792) translate (8.462cm 24.158cm)" svg:viewBox="0 0 9489 10135" draw:points="0,10134 3316,5707 9488,0">
          <text:p text:style-name="P1"/>
        </draw:polyline>
        <draw:line draw:style-name="gr32" draw:text-style-name="P6" draw:layer="layout" svg:x1="15.735cm" svg:y1="14.835cm" svg:x2="10.335cm" svg:y2="15.935cm">
          <text:p text:style-name="P1"/>
        </draw:line>
        <draw:line draw:style-name="gr32" draw:text-style-name="P6" draw:layer="layout" svg:x1="15.735cm" svg:y1="15.635cm" svg:x2="10.335cm" svg:y2="17.385cm">
          <text:p text:style-name="P1"/>
        </draw:line>
        <draw:frame draw:style-name="gr21" draw:text-style-name="P1" draw:layer="layout" svg:width="3.643cm" svg:height="0.412cm" svg:x="16.631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frame draw:style-name="gr33" draw:text-style-name="P3" draw:layer="layout" svg:width="2.42cm" svg:height="3.315cm" svg:x="6.235cm" svg:y="18.535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s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polyline draw:style-name="gr9" draw:text-style-name="P6" draw:layer="layout" svg:width="3.299cm" svg:height="2.02cm" draw:transform="rotate (1.92649442835098) translate (4.542cm 21.539cm)" svg:viewBox="0 0 3300 2021" draw:points="0,2020 2037,0 3299,468">
          <text:p text:style-name="P1"/>
        </draw:polyline>
        <draw:polyline draw:style-name="gr9" draw:text-style-name="P6" draw:layer="layout" svg:width="13.704cm" svg:height="4.559cm" draw:transform="rotate (1.81706228425095) translate (2.014cm 21.946cm)" svg:viewBox="0 0 13705 4560" draw:points="0,4559 1146,0 12787,2927 13704,3982">
          <text:p text:style-name="P1"/>
        </draw:polyline>
        <draw:frame draw:style-name="gr33" draw:text-style-name="P3" draw:layer="layout" svg:width="2.42cm" svg:height="3.315cm" svg:x="15.415cm" svg:y="17.411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s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polyline draw:style-name="gr9" draw:text-style-name="P6" draw:layer="layout" svg:width="3.711cm" svg:height="1.537cm" draw:transform="rotate (1.10217542263421) translate (16.859cm 19.596cm)" svg:viewBox="0 0 3712 1538" draw:points="0,197 679,1537 3711,0">
          <text:p text:style-name="P1"/>
        </draw:polyline>
        <draw:line draw:style-name="gr5" draw:text-style-name="P6" draw:layer="layout" svg:x1="0.635cm" svg:y1="22.485cm" svg:x2="20.325cm" svg:y2="22.485cm">
          <text:p text:style-name="P1"/>
        </draw:line>
        <draw:frame draw:style-name="gr1" draw:text-style-name="P2" draw:layer="layout" svg:width="12.893cm" svg:height="0.831cm" svg:x="6.102cm" svg:y="22.804cm">
          <draw:text-box>
            <text:p text:style-name="P1"><text:span text:style-name="T1">Unjoin de deux ou plusieurs supercontigs (simple)</text:span></text:p>
          </draw:text-box>
        </draw:frame>
        <draw:frame draw:style-name="gr33" draw:text-style-name="P3" draw:layer="layout" svg:width="2.42cm" svg:height="3.315cm" svg:x="2.915cm" svg:y="23.935cm">
          <draw:text-box>
            <text:p text:style-name="P1"><text:span text:style-name="T18">Stage</text:span></text:p>
            <text:p text:style-name="P1"><text:span text:style-name="T6">id=z+2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s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polyline draw:style-name="gr9" draw:text-style-name="P6" draw:layer="layout" svg:width="20.223cm" svg:height="6.78cm" draw:transform="rotate (1.81706228425095) translate (0.774cm 26.799cm)" svg:viewBox="0 0 20224 6781" draw:points="0,2332 580,0 20223,4941 19759,6780">
          <text:p text:style-name="P1"/>
        </draw:polyline>
        <draw:polyline draw:style-name="gr9" draw:text-style-name="P6" draw:layer="layout" svg:width="15.932cm" svg:height="5.075cm" draw:transform="rotate (1.81706228425095) translate (1.314cm 26.693cm)" svg:viewBox="0 0 15933 5076" draw:points="0,1878 1144,0 15932,3717 15591,5075">
          <text:p text:style-name="P1"/>
        </draw:polyline>
        <draw:polyline draw:style-name="gr9" draw:text-style-name="P6" draw:layer="layout" svg:width="9.605cm" svg:height="3.115cm" draw:transform="rotate (1.81706228425095) translate (1.79cm 26.498cm)" svg:viewBox="0 0 9606 3116" draw:points="0,1284 1457,0 9605,2048 9335,3115">
          <text:p text:style-name="P1"/>
        </draw:polyline>
        <draw:polyline draw:style-name="gr9" draw:text-style-name="P6" draw:layer="layout" svg:width="7.637cm" svg:height="4.17cm" draw:transform="rotate (1.81706228425095) translate (2.391cm 21.845cm)" svg:viewBox="0 0 7638 4171" draw:points="0,4170 1871,0 6764,1231 7637,2066">
          <text:p text:style-name="P1"/>
        </draw:polyline>
        <draw:line draw:style-name="gr5" draw:text-style-name="P6" draw:layer="layout" svg:x1="0.635cm" svg:y1="22.485cm" svg:x2="20.325cm" svg:y2="22.485cm">
          <text:p text:style-name="P1"/>
        </draw:line>
        <draw:line draw:style-name="gr5" draw:text-style-name="P6" draw:layer="layout" svg:x1="0.635cm" svg:y1="22.485cm" svg:x2="20.325cm" svg:y2="22.485cm">
          <text:p text:style-name="P1"/>
        </draw:line>
        <draw:frame draw:style-name="gr22" draw:text-style-name="P8" draw:layer="layout" svg:width="0.701cm" svg:height="0.624cm" svg:x="0.635cm" svg:y="28.385cm">
          <draw:text-box>
            <text:p text:style-name="P1"><text:span text:style-name="T11"><text:page-number>4</text:page-number></text:span></text:p>
          </draw:text-box>
        </draw:frame>
        <draw:frame draw:style-name="gr22" draw:text-style-name="P8" draw:layer="layout" svg:width="0.701cm" svg:height="0.624cm" svg:x="0.636cm" svg:y="28.385cm">
          <draw:text-box>
            <text:p text:style-name="P1"><text:span text:style-name="T11"><text:page-number>4</text:page-number></text:span></text:p>
          </draw:text-box>
        </draw:frame>
        <draw:frame draw:style-name="gr36" draw:text-style-name="P8" draw:layer="layout" svg:width="5.77cm" svg:height="0.624cm" svg:x="8.023cm" svg:y="28.356cm">
          <draw:text-box>
            <text:p text:style-name="P1"><text:span text:style-name="T11">ConSeq = ContinuousSequence</text:span></text:p>
          </draw:text-box>
        </draw:frame>
        <draw:line draw:style-name="gr32" draw:text-style-name="P6" draw:layer="layout" svg:x1="11.635cm" svg:y1="8.135cm" svg:x2="5.635cm" svg:y2="7.585cm">
          <text:p text:style-name="P1"/>
        </draw:line>
        <draw:line draw:style-name="gr32" draw:text-style-name="P6" draw:layer="layout" svg:x1="11.735cm" svg:y1="10.635cm" svg:x2="5.635cm" svg:y2="10.635cm">
          <text:p text:style-name="P1"/>
        </draw:line>
      </draw:page>
      <draw:page draw:name="page4" draw:style-name="dp1" draw:master-page-name="Standard">
        <draw:frame draw:style-name="gr1" draw:text-style-name="P2" draw:layer="layout" svg:width="12.702cm" svg:height="0.831cm" svg:x="0.635cm" svg:y="0.635cm">
          <draw:text-box>
            <text:p text:style-name="P1"><text:span text:style-name="T1">Join de deux ou plusieurs supercontigs (complex)</text:span></text:p>
          </draw:text-box>
        </draw:frame>
        <draw:frame draw:style-name="gr31" draw:text-style-name="P16" draw:layer="layout" svg:width="1.984cm" svg:height="0.704cm" svg:x="8.235cm" svg:y="3.681cm">
          <draw:text-box>
            <text:p text:style-name="P1"><text:span text:style-name="T18">ConSeq</text:span></text:p>
          </draw:text-box>
        </draw:frame>
        <draw:polyline draw:style-name="gr32" draw:text-style-name="P6" draw:layer="layout" svg:width="9.474cm" svg:height="7.353cm" draw:transform="skewX (-0.647866218340173) rotate (1.88443199337792) translate (10.358cm 10.847cm)" svg:viewBox="0 0 9475 7354" draw:points="0,7353 3405,5612 9474,0">
          <text:p text:style-name="P1"/>
        </draw:polyline>
        <draw:frame draw:style-name="gr33" draw:text-style-name="P3" draw:layer="layout" svg:width="3.334cm" svg:height="9.841cm" svg:x="0.935cm" svg:y="7.43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q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e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f</text:span></text:p>
            <text:p text:style-name="P1"><text:span text:style-name="T6">...</text:span></text:p>
            <text:p text:style-name="P17"><text:span text:style-name="T21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o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g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h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line draw:style-name="gr9" draw:text-style-name="P6" draw:layer="layout" svg:x1="6.235cm" svg:y1="4.085cm" svg:x2="8.235cm" svg:y2="4.085cm">
          <text:p text:style-name="P1"/>
        </draw:line>
        <draw:frame draw:style-name="gr33" draw:text-style-name="P3" draw:layer="layout" svg:width="3.338cm" svg:height="5.739cm" svg:x="4.032cm" svg:y="1.416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start_on_first=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b</text:span></text:p>
            <text:p text:style-name="P1"><text:span text:style-name="T6"><text:tab/></text:span><text:span text:style-name="T6">stop_on_last=c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start_on_first=d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frame draw:style-name="gr31" draw:text-style-name="P16" draw:layer="layout" svg:width="1.984cm" svg:height="0.704cm" svg:x="5.335cm" svg:y="9.481cm">
          <draw:text-box>
            <text:p text:style-name="P1"><text:span text:style-name="T18">ConSeq</text:span></text:p>
          </draw:text-box>
        </draw:frame>
        <draw:line draw:style-name="gr9" draw:text-style-name="P6" draw:layer="layout" svg:x1="2.235cm" svg:y1="11.885cm" svg:x2="5.535cm" svg:y2="11.885cm">
          <text:p text:style-name="P1"/>
        </draw:line>
        <draw:frame draw:style-name="gr37" draw:text-style-name="P1" draw:layer="layout" svg:width="5.094cm" svg:height="19.638cm" svg:x="15.231cm" svg:y="2.085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b</text:span></text:p>
            <text:p text:style-name="P1"><text:span text:style-name="T16"><text:tab/></text:span><text:span text:style-name="T16">forward</text:span><text:span text:style-name="T17">=l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a</text:span></text:p>
            <text:p text:style-name="P1"><text:span text:style-name="T16"><text:tab/></text:span><text:span text:style-name="T16">last</text:span></text:p>
            <text:p text:style-name="P1"><text:span text:style-name="T17"><text:tab/></text:span><text:span text:style-name="T17">stop_on_last=c</text:span></text:p>
            <text:p text:style-name="P7"><text:span text:style-name="T15">regions</text:span><text:span text:style-name="T6">[1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q</text:span></text:p>
            <text:p text:style-name="P1"><text:span text:style-name="T6"><text:tab/></text:span><text:span text:style-name="T6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1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r</text:span><text:span text:style-name="T20">−</text:span><text:span text:style-name="T6">d+e</text:span><text:span text:style-name="T20">−</text:span><text:span text:style-name="T6">s+2</text:span></text:p>
            <text:p text:style-name="P7"><text:span text:style-name="T15">regions</text:span><text:span text:style-name="T6">[2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q</text:span></text:p>
            <text:p text:style-name="P1"><text:span text:style-name="T16"><text:tab/></text:span><text:span text:style-name="T16">forward</text:span><text:span text:style-name="T17">=m</text:span></text:p>
            <text:p text:style-name="P1"><text:span text:style-name="T16"><text:tab/></text:span><text:span text:style-name="T16">first</text:span></text:p>
            <text:p text:style-name="P1"><text:span text:style-name="T17"><text:tab/></text:span><text:span text:style-name="T17">start_on_first=f</text:span></text:p>
            <text:p text:style-name="P1"><text:span text:style-name="T16"><text:tab/></text:span><text:span text:style-name="T16">last</text:span></text:p>
            <text:p text:style-name="P1"><text:span text:style-name="T17"><text:tab/></text:span><text:span text:style-name="T17">stop_on_last=g</text:span></text:p>
            <text:p text:style-name="P7"><text:span text:style-name="T15">regions</text:span><text:span text:style-name="T6">[3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p</text:span></text:p>
            <text:p text:style-name="P1"><text:span text:style-name="T6"><text:tab/></text:span><text:span text:style-name="T6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1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u</text:span><text:span text:style-name="T20">−</text:span><text:span text:style-name="T6">h+i</text:span><text:span text:style-name="T20">−</text:span><text:span text:style-name="T6">v+2</text:span></text:p>
            <text:p text:style-name="P7"><text:span text:style-name="T15">regions</text:span><text:span text:style-name="T6">[4]</text:span></text:p>
            <text:p text:style-name="P1"><text:span text:style-name="T6"><text:s/></text:span><text:span text:style-name="T6"><text:tab/></text:span><text:span text:style-name="T16">sequence</text:span></text:p>
            <text:p text:style-name="P1"><text:span text:style-name="T16"><text:tab/></text:span><text:span text:style-name="T16">gap_after</text:span></text:p>
            <text:p text:style-name="P1"><text:span text:style-name="T16"><text:tab/></text:span><text:span text:style-name="T16">forward</text:span><text:span text:style-name="T17">=n</text:span></text:p>
            <text:p text:style-name="P1"><text:span text:style-name="T16"><text:tab/></text:span><text:span text:style-name="T16">first</text:span></text:p>
            <text:p text:style-name="P1"><text:span text:style-name="T17"><text:tab/></text:span><text:span text:style-name="T17">start_on_first=j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k</text:span></text:p>
            <text:p text:style-name="P7"><text:span text:style-name="T15">regions</text:span><text:span text:style-name="T6">[5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NULL</text:span></text:p>
            <text:p text:style-name="P1"><text:span text:style-name="T16"><text:tab/></text:span><text:span text:style-name="T16">forward</text:span></text:p>
            <text:p text:style-name="P1"><text:span text:style-name="T17"><text:tab/></text:span><text:span text:style-name="T17">first</text:span></text:p>
            <text:p text:style-name="P1"><text:span text:style-name="T17"><text:tab/></text:span><text:span text:style-name="T17">start_on_first=x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w</text:span></text:p>
          </draw:text-box>
        </draw:frame>
        <draw:line draw:style-name="gr9" draw:text-style-name="P6" draw:layer="layout" svg:x1="15.735cm" svg:y1="6.385cm" svg:x2="14.035cm" svg:y2="6.385cm">
          <text:p text:style-name="P1"/>
        </draw:line>
        <draw:line draw:style-name="gr9" draw:text-style-name="P6" draw:layer="layout" svg:x1="11.635cm" svg:y1="7.685cm" svg:x2="7.335cm" svg:y2="9.485cm">
          <text:p text:style-name="P1"/>
        </draw:line>
        <draw:polyline draw:style-name="gr34" draw:text-style-name="P6" draw:layer="layout" svg:width="6.451cm" svg:height="4.751cm" draw:transform="skewX (-0.647866218340173) rotate (1.88443199337792) translate (12.225cm 9.921cm)" svg:viewBox="0 0 6452 4752" draw:points="0,4751 2337,3805 6451,0">
          <text:p text:style-name="P1"/>
        </draw:polyline>
        <draw:frame draw:style-name="gr31" draw:text-style-name="P16" draw:layer="layout" svg:width="1.984cm" svg:height="0.704cm" svg:x="8.235cm" svg:y="2.231cm">
          <draw:text-box>
            <text:p text:style-name="P1"><text:span text:style-name="T18">ConSeq</text:span></text:p>
          </draw:text-box>
        </draw:frame>
        <draw:polyline draw:style-name="gr34" draw:text-style-name="P6" draw:layer="layout" svg:width="6.845cm" svg:height="4.581cm" draw:transform="skewX (-0.647866218340173) rotate (1.88443199337792) translate (12.347cm 9.097cm)" svg:viewBox="0 0 6846 4582" draw:points="0,4581 3867,2759 6845,0">
          <text:p text:style-name="P1"/>
        </draw:polyline>
        <draw:polyline draw:style-name="gr35" draw:text-style-name="P6" draw:layer="layout" svg:width="11.363cm" svg:height="1.136cm" draw:transform="rotate (-3.07753907004221) translate (15.687cm 10.492cm)" svg:viewBox="0 0 11364 1137" draw:points="0,809 5090,1136 8469,0 11363,185">
          <text:p text:style-name="P1"/>
        </draw:polyline>
        <draw:frame draw:style-name="gr31" draw:text-style-name="P16" draw:layer="layout" svg:width="1.984cm" svg:height="0.704cm" svg:x="5.535cm" svg:y="11.381cm">
          <draw:text-box>
            <text:p text:style-name="P1"><text:span text:style-name="T18">ConSeq</text:span></text:p>
          </draw:text-box>
        </draw:frame>
        <draw:frame draw:style-name="gr31" draw:text-style-name="P16" draw:layer="layout" svg:width="1.984cm" svg:height="0.704cm" svg:x="5.551cm" svg:y="13.431cm">
          <draw:text-box>
            <text:p text:style-name="P1"><text:span text:style-name="T18">ConSeq</text:span></text:p>
          </draw:text-box>
        </draw:frame>
        <draw:line draw:style-name="gr9" draw:text-style-name="P6" draw:layer="layout" svg:x1="2.235cm" svg:y1="14.085cm" svg:x2="5.535cm" svg:y2="14.085cm">
          <text:p text:style-name="P1"/>
        </draw:line>
        <draw:line draw:style-name="gr9" draw:text-style-name="P6" draw:layer="layout" svg:x1="2.235cm" svg:y1="10.185cm" svg:x2="5.335cm" svg:y2="10.185cm">
          <text:p text:style-name="P1"/>
        </draw:line>
        <draw:frame draw:style-name="gr31" draw:text-style-name="P16" draw:layer="layout" svg:width="1.984cm" svg:height="0.704cm" svg:x="8.235cm" svg:y="5.381cm">
          <draw:text-box>
            <text:p text:style-name="P1"><text:span text:style-name="T18">ConSeq</text:span></text:p>
          </draw:text-box>
        </draw:frame>
        <draw:line draw:style-name="gr9" draw:text-style-name="P6" draw:layer="layout" svg:x1="6.235cm" svg:y1="5.785cm" svg:x2="8.235cm" svg:y2="5.785cm">
          <text:p text:style-name="P1"/>
        </draw:line>
        <draw:line draw:style-name="gr9" draw:text-style-name="P6" draw:layer="layout" svg:x1="11.635cm" svg:y1="5.235cm" svg:x2="10.235cm" svg:y2="5.585cm">
          <text:p text:style-name="P1"/>
        </draw:line>
        <draw:polyline draw:style-name="gr32" draw:text-style-name="P6" draw:layer="layout" svg:width="7.885cm" svg:height="2.12cm" draw:transform="rotate (2.98974900866572) translate (15.329cm 12.628cm)" svg:viewBox="0 0 7886 2121" draw:points="0,2012 1634,2120 5093,1591 7885,0">
          <text:p text:style-name="P1"/>
        </draw:polyline>
        <draw:polyline draw:style-name="gr32" draw:text-style-name="P6" draw:layer="layout" svg:width="7.729cm" svg:height="3.634cm" draw:transform="rotate (2.99969738540209) translate (15.186cm 14.528cm)" svg:viewBox="0 0 7730 3635" draw:points="0,3176 1379,3634 4646,3167 7729,0">
          <text:p text:style-name="P1"/>
        </draw:polyline>
        <draw:frame draw:style-name="gr31" draw:text-style-name="P16" draw:layer="layout" svg:width="1.984cm" svg:height="0.704cm" svg:x="5.435cm" svg:y="15.235cm">
          <draw:text-box>
            <text:p text:style-name="P1"><text:span text:style-name="T18">ConSeq</text:span></text:p>
          </draw:text-box>
        </draw:frame>
        <draw:line draw:style-name="gr9" draw:text-style-name="P6" draw:layer="layout" svg:x1="15.635cm" svg:y1="12.735cm" svg:x2="14.135cm" svg:y2="12.735cm">
          <text:p text:style-name="P1"/>
        </draw:line>
        <draw:polyline draw:style-name="gr9" draw:text-style-name="P6" draw:layer="layout" svg:width="4.1cm" svg:height="0.9cm" draw:transform="rotate (-1.57079632679579) translate (11.835cm 14.535cm)" svg:viewBox="0 0 4101 901" draw:points="0,0 0,900 4100,900">
          <text:p text:style-name="P1"/>
        </draw:polyline>
        <draw:line draw:style-name="gr9" draw:text-style-name="P6" draw:layer="layout" svg:x1="11.835cm" svg:y1="12.085cm" svg:x2="7.435cm" svg:y2="15.585cm">
          <text:p text:style-name="P1"/>
        </draw:line>
        <draw:line draw:style-name="gr9" draw:text-style-name="P6" draw:layer="layout" svg:x1="15.735cm" svg:y1="8.285cm" svg:x2="14.035cm" svg:y2="8.285cm">
          <text:p text:style-name="P1"/>
        </draw:line>
        <draw:line draw:style-name="gr9" draw:text-style-name="P6" draw:layer="layout" svg:x1="15.735cm" svg:y1="7.535cm" svg:x2="14.035cm" svg:y2="7.535cm">
          <text:p text:style-name="P1"/>
        </draw:line>
        <draw:line draw:style-name="gr9" draw:text-style-name="P6" draw:layer="layout" svg:x1="15.635cm" svg:y1="14.585cm" svg:x2="14.135cm" svg:y2="14.585cm">
          <text:p text:style-name="P1"/>
        </draw:line>
        <draw:line draw:style-name="gr9" draw:text-style-name="P6" draw:layer="layout" svg:x1="15.635cm" svg:y1="13.835cm" svg:x2="14.135cm" svg:y2="13.835cm">
          <text:p text:style-name="P1"/>
        </draw:line>
        <draw:frame draw:style-name="gr33" draw:text-style-name="P3" draw:layer="layout" svg:width="3.219cm" svg:height="4.061cm" svg:x="0.935cm" svg:y="19.627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k</text:span></text:p>
          </draw:text-box>
        </draw:frame>
        <draw:frame draw:style-name="gr31" draw:text-style-name="P16" draw:layer="layout" svg:width="1.984cm" svg:height="0.704cm" svg:x="9.535cm" svg:y="18.635cm">
          <draw:text-box>
            <text:p text:style-name="P1"><text:span text:style-name="T18">ConSeq</text:span></text:p>
          </draw:text-box>
        </draw:frame>
        <draw:line draw:style-name="gr9" draw:text-style-name="P6" draw:layer="layout" svg:x1="15.635cm" svg:y1="17.735cm" svg:x2="11.635cm" svg:y2="22.585cm">
          <text:p text:style-name="P1"/>
        </draw:line>
        <draw:polyline draw:style-name="gr32" draw:text-style-name="P6" draw:layer="layout" svg:width="10.639cm" svg:height="12.27cm" draw:transform="skewX (-0.647866218340173) rotate (1.88443199337792) translate (6.828cm 28.552cm)" svg:viewBox="0 0 10640 12271" draw:points="0,12270 767,10928 10639,1796 9376,0">
          <text:p text:style-name="P1"/>
        </draw:polyline>
        <draw:line draw:style-name="gr32" draw:text-style-name="P6" draw:layer="layout" svg:x1="15.635cm" svg:y1="17.035cm" svg:x2="11.635cm" svg:y2="20.535cm">
          <text:p text:style-name="P1"/>
        </draw:line>
        <draw:frame draw:style-name="gr31" draw:text-style-name="P16" draw:layer="layout" svg:width="1.984cm" svg:height="0.704cm" svg:x="9.632cm" svg:y="20.588cm">
          <draw:text-box>
            <text:p text:style-name="P1"><text:span text:style-name="T18">ConSeq</text:span></text:p>
          </draw:text-box>
        </draw:frame>
        <draw:line draw:style-name="gr9" draw:text-style-name="P6" draw:layer="layout" svg:x1="6.535cm" svg:y1="19.335cm" svg:x2="9.535cm" svg:y2="19.335cm">
          <text:p text:style-name="P1"/>
        </draw:line>
        <draw:frame draw:style-name="gr38" draw:text-style-name="P15" draw:layer="layout" svg:width="2.774cm" svg:height="5.466cm" svg:x="11.364cm" svg:y="10.915cm">
          <draw:text-box>
            <text:p text:style-name="P1"><text:span text:style-name="T22">Metacontig</text:span></text:p>
            <text:p text:style-name="P1"><text:span text:style-name="T15">cuts</text:span><text:span text:style-name="T6">[0]</text:span></text:p>
            <text:p text:style-name="P1"><text:span text:style-name="T17"><text:tab/></text:span><text:span text:style-name="T17">sequence</text:span></text:p>
            <text:p text:style-name="P1"><text:span text:style-name="T17"><text:tab/></text:span><text:span text:style-name="T17">forward=m</text:span></text:p>
            <text:p text:style-name="P1"><text:span text:style-name="T16"><text:tab/></text:span><text:span text:style-name="T17">start=h</text:span></text:p>
            <text:p text:style-name="P1"><text:span text:style-name="T16"><text:tab/></text:span><text:span text:style-name="T16">stop</text:span><text:span text:style-name="T17">=u</text:span></text:p>
            <text:p text:style-name="P1"><text:span text:style-name="T17"><text:tab/></text:span><text:span text:style-name="T17">source</text:span></text:p>
            <text:p text:style-name="P7"><text:span text:style-name="T15">cuts</text:span><text:span text:style-name="T6">[1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forward=n</text:span></text:p>
            <text:p text:style-name="P1"><text:span text:style-name="T16"><text:tab/></text:span><text:span text:style-name="T16">start</text:span><text:span text:style-name="T17">=v</text:span></text:p>
            <text:p text:style-name="P1"><text:span text:style-name="T6"><text:tab/></text:span><text:span text:style-name="T6">stop=i</text:span></text:p>
            <text:p text:style-name="P1"><text:span text:style-name="T6"><text:tab/></text:span><text:span text:style-name="T6">source</text:span></text:p>
          </draw:text-box>
        </draw:frame>
        <draw:frame draw:style-name="gr21" draw:text-style-name="P1" draw:layer="layout" svg:width="3.639cm" svg:height="0.412cm" svg:x="16.641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frame draw:style-name="gr33" draw:text-style-name="P3" draw:layer="layout" svg:width="3.223cm" svg:height="5.739cm" svg:x="5.31cm" svg:y="16.78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p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i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j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line draw:style-name="gr9" draw:text-style-name="P6" draw:layer="layout" svg:x1="6.535cm" svg:y1="21.088cm" svg:x2="9.635cm" svg:y2="21.088cm">
          <text:p text:style-name="P1"/>
        </draw:line>
        <draw:frame draw:style-name="gr31" draw:text-style-name="P16" draw:layer="layout" svg:width="1.984cm" svg:height="0.704cm" svg:x="9.632cm" svg:y="22.538cm">
          <draw:text-box>
            <text:p text:style-name="P1"><text:span text:style-name="T18">ConSeq</text:span></text:p>
          </draw:text-box>
        </draw:frame>
        <draw:line draw:style-name="gr9" draw:text-style-name="P6" draw:layer="layout" svg:x1="2.235cm" svg:y1="15.835cm" svg:x2="5.435cm" svg:y2="15.835cm">
          <text:p text:style-name="P1"/>
        </draw:line>
        <draw:frame draw:style-name="gr30" draw:text-style-name="P15" draw:layer="layout" svg:width="2.774cm" svg:height="5.466cm" svg:x="11.235cm" svg:y="4.035cm">
          <draw:text-box>
            <text:p text:style-name="P1"><text:span text:style-name="T14">Metacontig</text:span></text:p>
            <text:p text:style-name="P1"><text:span text:style-name="T15">cuts</text:span><text:span text:style-name="T6">[0]</text:span></text:p>
            <text:p text:style-name="P1"><text:span text:style-name="T17"><text:tab/></text:span><text:span text:style-name="T17">sequence</text:span></text:p>
            <text:p text:style-name="P1"><text:span text:style-name="T17"><text:tab/></text:span><text:span text:style-name="T17">forward=l</text:span></text:p>
            <text:p text:style-name="P1"><text:span text:style-name="T16"><text:tab/></text:span><text:span text:style-name="T17">start=d</text:span></text:p>
            <text:p text:style-name="P1"><text:span text:style-name="T16"><text:tab/></text:span><text:span text:style-name="T16">stop</text:span><text:span text:style-name="T17">=r</text:span></text:p>
            <text:p text:style-name="P1"><text:span text:style-name="T17"><text:tab/></text:span><text:span text:style-name="T17">source</text:span></text:p>
            <text:p text:style-name="P7"><text:span text:style-name="T15">cuts</text:span><text:span text:style-name="T6">[1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forward=m</text:span></text:p>
            <text:p text:style-name="P1"><text:span text:style-name="T16"><text:tab/></text:span><text:span text:style-name="T16">start</text:span><text:span text:style-name="T17">=s</text:span></text:p>
            <text:p text:style-name="P1"><text:span text:style-name="T6"><text:tab/></text:span><text:span text:style-name="T6">stop=e</text:span></text:p>
            <text:p text:style-name="P1"><text:span text:style-name="T6"><text:tab/></text:span><text:span text:style-name="T6">source</text:span></text:p>
          </draw:text-box>
        </draw:frame>
        <draw:frame draw:style-name="gr33" draw:text-style-name="P3" draw:layer="layout" svg:width="3.321cm" svg:height="4.061cm" svg:x="2.135cm" svg:y="24.474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x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w</text:span></text:p>
          </draw:text-box>
        </draw:frame>
        <draw:line draw:style-name="gr32" draw:text-style-name="P6" draw:layer="layout" svg:x1="3.435cm" svg:y1="27.885cm" svg:x2="8.735cm" svg:y2="27.885cm">
          <text:p text:style-name="P1"/>
        </draw:line>
        <draw:frame draw:style-name="gr31" draw:text-style-name="P16" draw:layer="layout" svg:width="1.984cm" svg:height="0.704cm" svg:x="8.735cm" svg:y="27.362cm">
          <draw:text-box>
            <text:p text:style-name="P1"><text:span text:style-name="T18">ConSeq</text:span></text:p>
          </draw:text-box>
        </draw:frame>
        <draw:line draw:style-name="gr9" draw:text-style-name="P6" draw:layer="layout" svg:x1="15.635cm" svg:y1="20.935cm" svg:x2="10.735cm" svg:y2="27.335cm">
          <text:p text:style-name="P1"/>
        </draw:line>
        <draw:frame draw:style-name="gr31" draw:text-style-name="P16" draw:layer="layout" svg:width="1.984cm" svg:height="0.704cm" svg:x="8.735cm" svg:y="25.369cm">
          <draw:text-box>
            <text:p text:style-name="P1"><text:span text:style-name="T18">ConSeq</text:span></text:p>
          </draw:text-box>
        </draw:frame>
        <draw:line draw:style-name="gr32" draw:text-style-name="P6" draw:layer="layout" svg:x1="15.635cm" svg:y1="20.185cm" svg:x2="10.735cm" svg:y2="25.385cm">
          <text:p text:style-name="P1"/>
        </draw:line>
        <draw:line draw:style-name="gr9" draw:text-style-name="P6" draw:layer="layout" svg:x1="6.235cm" svg:y1="2.535cm" svg:x2="8.235cm" svg:y2="2.535cm">
          <text:p text:style-name="P1"/>
        </draw:line>
        <draw:polyline draw:style-name="gr32" draw:text-style-name="P6" draw:layer="layout" svg:width="9.183cm" svg:height="6.967cm" draw:transform="rotate (2.9951595293469) translate (14.618cm 25.975cm)" svg:viewBox="0 0 9184 6968" draw:points="0,6967 4334,715 9183,0">
          <text:p text:style-name="P1"/>
        </draw:polyline>
        <draw:line draw:style-name="gr32" draw:text-style-name="P6" draw:layer="layout" svg:x1="2.235cm" svg:y1="23.042cm" svg:x2="9.635cm" svg:y2="23.042cm">
          <text:p text:style-name="P1"/>
        </draw:line>
        <draw:line draw:style-name="gr9" draw:text-style-name="P6" draw:layer="layout" svg:x1="3.435cm" svg:y1="25.935cm" svg:x2="8.735cm" svg:y2="25.935cm">
          <text:p text:style-name="P1"/>
        </draw:line>
        <draw:frame draw:style-name="gr39" draw:text-style-name="P3" draw:layer="layout" svg:width="2.035cm" svg:height="3.315cm" svg:x="1.135cm" svg:y="2.37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20cm" svg:height="1.5cm" draw:transform="rotate (-1.57079632679579) translate (2.135cm 4.635cm)" svg:viewBox="0 0 20001 1501" draw:points="0,600 0,1500 20000,1500 20000,0">
          <text:p text:style-name="P1"/>
        </draw:polyline>
        <draw:polyline draw:style-name="gr9" draw:text-style-name="P6" draw:layer="layout" svg:width="14.95cm" svg:height="0.7cm" draw:transform="rotate (-1.57079632679579) translate (1.535cm 4.635cm)" svg:viewBox="0 0 14951 701" draw:points="0,0 300,700 2000,700 13300,700 14950,100">
          <text:p text:style-name="P1"/>
        </draw:polyline>
        <draw:line draw:style-name="gr9" draw:text-style-name="P6" draw:layer="layout" svg:x1="2.835cm" svg:y1="4.585cm" svg:x2="3.635cm" svg:y2="7.435cm">
          <text:p text:style-name="P1"/>
        </draw:line>
        <draw:line draw:style-name="gr9" draw:text-style-name="P6" draw:layer="layout" svg:x1="2.835cm" svg:y1="4.585cm" svg:x2="4.035cm" svg:y2="4.585cm">
          <text:p text:style-name="P1"/>
        </draw:line>
        <draw:frame draw:style-name="gr39" draw:text-style-name="P3" draw:layer="layout" svg:width="2.035cm" svg:height="3.315cm" svg:x="16.435cm" svg:y="22.42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3.21cm" svg:height="1.304cm" draw:transform="rotate (1.19921572904508) translate (18.235cm 24.684cm)" svg:viewBox="0 0 3211 1305" draw:points="0,0 511,1304 3210,252">
          <text:p text:style-name="P1"/>
        </draw:polyline>
        <draw:frame draw:style-name="gr22" draw:text-style-name="P8" draw:layer="layout" svg:width="0.701cm" svg:height="0.624cm" svg:x="0.636cm" svg:y="28.385cm">
          <draw:text-box draw:corner-radius="1.999cm">
            <text:p text:style-name="P1"><text:span text:style-name="T11"><text:page-number>4</text:page-number></text:span></text:p>
          </draw:text-box>
        </draw:frame>
        <draw:line draw:style-name="gr40" draw:text-style-name="P6" draw:layer="layout" svg:x1="3.035cm" svg:y1="15.485cm" svg:x2="5.435cm" svg:y2="15.485cm">
          <text:p text:style-name="P1"/>
        </draw:line>
        <draw:line draw:style-name="gr40" draw:text-style-name="P6" draw:layer="layout" svg:x1="3.235cm" svg:y1="13.485cm" svg:x2="5.535cm" svg:y2="13.485cm">
          <text:p text:style-name="P1"/>
        </draw:line>
        <draw:line draw:style-name="gr40" draw:text-style-name="P6" draw:layer="layout" svg:x1="3.135cm" svg:y1="22.692cm" svg:x2="9.635cm" svg:y2="22.692cm">
          <text:p text:style-name="P1"/>
        </draw:line>
        <draw:line draw:style-name="gr40" draw:text-style-name="P6" draw:layer="layout" svg:x1="3.035cm" svg:y1="21.538cm" svg:x2="5.335cm" svg:y2="21.538cm">
          <text:p text:style-name="P1"/>
        </draw:line>
        <draw:line draw:style-name="gr40" draw:text-style-name="P6" draw:layer="layout" svg:x1="4.335cm" svg:y1="25.585cm" svg:x2="8.735cm" svg:y2="25.585cm">
          <text:p text:style-name="P1"/>
        </draw:line>
        <draw:line draw:style-name="gr40" draw:text-style-name="P6" draw:layer="layout" svg:x1="4.335cm" svg:y1="27.485cm" svg:x2="8.735cm" svg:y2="27.485cm">
          <text:p text:style-name="P1"/>
        </draw:line>
        <draw:line draw:style-name="gr40" draw:text-style-name="P6" draw:layer="layout" svg:x1="3.135cm" svg:y1="11.535cm" svg:x2="5.535cm" svg:y2="11.535cm">
          <text:p text:style-name="P1"/>
        </draw:line>
        <draw:line draw:style-name="gr40" draw:text-style-name="P6" draw:layer="layout" svg:x1="7.435cm" svg:y1="18.692cm" svg:x2="9.535cm" svg:y2="18.685cm">
          <text:p text:style-name="P1"/>
        </draw:line>
        <draw:line draw:style-name="gr40" draw:text-style-name="P6" draw:layer="layout" svg:x1="7.435cm" svg:y1="20.738cm" svg:x2="9.635cm" svg:y2="20.738cm">
          <text:p text:style-name="P1"/>
        </draw:line>
        <draw:line draw:style-name="gr40" draw:text-style-name="P6" draw:layer="layout" svg:x1="3.135cm" svg:y1="9.535cm" svg:x2="5.335cm" svg:y2="9.535cm">
          <text:p text:style-name="P1"/>
        </draw:line>
        <draw:frame draw:style-name="gr36" draw:text-style-name="P8" draw:layer="layout" svg:width="5.77cm" svg:height="0.624cm" svg:x="10.935cm" svg:y="27.935cm">
          <draw:text-box>
            <text:p text:style-name="P1"><text:span text:style-name="T11">ConSeq = ContinuousSequence</text:span></text:p>
          </draw:text-box>
        </draw:frame>
        <draw:line draw:style-name="gr40" draw:text-style-name="P6" draw:layer="layout" svg:x1="11.035cm" svg:y1="27.685cm" svg:x2="12.435cm" svg:y2="27.685cm">
          <text:p text:style-name="P1"/>
        </draw:line>
        <draw:frame draw:style-name="gr41" draw:text-style-name="P8" draw:layer="layout" svg:width="7.87cm" svg:height="0.65cm" svg:x="12.435cm" svg:y="27.385cm">
          <draw:text-box>
            <text:p text:style-name="P1"><text:span text:style-name="T11">lien direct ou via un ou plusieurs Supercontigs</text:span></text:p>
          </draw:text-box>
        </draw:frame>
        <draw:line draw:style-name="gr9" draw:text-style-name="P6" draw:layer="layout" svg:x1="11.735cm" svg:y1="6.735cm" svg:x2="7.435cm" svg:y2="6.735cm">
          <text:p text:style-name="P1"/>
        </draw:line>
        <draw:polyline draw:style-name="gr35" draw:text-style-name="P6" draw:layer="layout" svg:width="7.377cm" svg:height="1.242cm" draw:transform="rotate (-3.07753907004221) translate (11.709cm 10.355cm)" svg:viewBox="0 0 7378 1243" draw:points="0,1172 1097,1242 4383,0 7377,192">
          <text:p text:style-name="P1"/>
        </draw:polyline>
        <draw:polyline draw:style-name="gr9" draw:text-style-name="P6" draw:layer="layout" svg:width="4.914cm" svg:height="2.403cm" draw:transform="rotate (-2.25444179480065) translate (13.502cm 17.443cm)" svg:viewBox="0 0 4915 2404" draw:points="0,2150 126,2305 2956,0 4914,2403">
          <text:p text:style-name="P1"/>
        </draw:polyline>
        <draw:polyline draw:style-name="gr9" draw:text-style-name="P6" draw:layer="layout" svg:width="7.931cm" svg:height="1.39cm" draw:transform="rotate (-2.76687046318609) translate (12.224cm 14.576cm)" svg:viewBox="0 0 7932 1391" draw:points="0,1065 4394,0 7931,1390">
          <text:p text:style-name="P1"/>
        </draw:polyline>
      </draw:page>
      <draw:page draw:name="page5" draw:style-name="dp1" draw:master-page-name="Standard">
        <draw:frame draw:style-name="gr1" draw:text-style-name="P2" draw:layer="layout" svg:width="13.566cm" svg:height="0.831cm" svg:x="0.635cm" svg:y="0.635cm">
          <draw:text-box>
            <text:p text:style-name="P1"><text:span text:style-name="T1">Join de deux ou plusieurs supercontigs (complex bis)</text:span></text:p>
          </draw:text-box>
        </draw:frame>
        <draw:frame draw:style-name="gr33" draw:text-style-name="P3" draw:layer="layout" svg:width="3.249cm" svg:height="5.925cm" svg:x="1.335cm" svg:y="6.11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d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7"><text:span text:style-name="T6"><text:tab/></text:span><text:span text:style-name="T6">start_on_first=f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frame draw:style-name="gr33" draw:text-style-name="P3" draw:layer="layout" svg:width="3.329cm" svg:height="2.942cm" svg:x="0.635cm" svg:y="1.73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frame draw:style-name="gr31" draw:text-style-name="P16" draw:layer="layout" svg:width="1.984cm" svg:height="0.704cm" svg:x="5.935cm" svg:y="8.181cm">
          <draw:text-box>
            <text:p text:style-name="P1"><text:span text:style-name="T18">ConSeq</text:span></text:p>
          </draw:text-box>
        </draw:frame>
        <draw:frame draw:style-name="gr37" draw:text-style-name="P1" draw:layer="layout" svg:width="5.804cm" svg:height="10.314cm" svg:x="14.435cm" svg:y="3.756cm">
          <draw:text-box>
            <text:p text:style-name="P7"><text:span text:style-name="T14">Supercontig</text:span></text:p>
            <text:p text:style-name="P7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e</text:span></text:p>
            <text:p text:style-name="P1"><text:span text:style-name="T6"><text:tab/></text:span><text:span text:style-name="T6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1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b</text:span><text:span text:style-name="T20">−a</text:span><text:span text:style-name="T6">+d</text:span><text:span text:style-name="T20">−c</text:span><text:span text:style-name="T6">+2</text:span></text:p>
            <text:p text:style-name="P7"><text:span text:style-name="T15">regions</text:span><text:span text:style-name="T6">[2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gap_after=q</text:span></text:p>
            <text:p text:style-name="P1"><text:span text:style-name="T16"><text:tab/></text:span><text:span text:style-name="T17">forward=true</text:span></text:p>
            <text:p text:style-name="P1"><text:span text:style-name="T16"><text:tab/></text:span><text:span text:style-name="T17">first</text:span></text:p>
            <text:p text:style-name="P1"><text:span text:style-name="T17"><text:tab/></text:span><text:span text:style-name="T17">start_on_first=1</text:span></text:p>
            <text:p text:style-name="P1"><text:span text:style-name="T16"><text:tab/></text:span><text:span text:style-name="T17">last</text:span></text:p>
            <text:p text:style-name="P1"><text:span text:style-name="T17"><text:tab/></text:span><text:span text:style-name="T17">stop_on_last=h</text:span><text:span text:style-name="T23">−f+i−o+k−j+3</text:span></text:p>
            <text:p text:style-name="P7"><text:span text:style-name="T15">regions</text:span><text:span text:style-name="T6">[3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NULL</text:span></text:p>
            <text:p text:style-name="P1"><text:span text:style-name="T6"><text:tab/></text:span><text:span text:style-name="T6">forward=i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m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n</text:span></text:p>
          </draw:text-box>
        </draw:frame>
        <draw:line draw:style-name="gr9" draw:text-style-name="P6" draw:layer="layout" svg:x1="14.935cm" svg:y1="5.135cm" svg:x2="12.635cm" svg:y2="5.135cm">
          <text:p text:style-name="P1"/>
        </draw:line>
        <draw:line draw:style-name="gr9" draw:text-style-name="P6" draw:layer="layout" svg:x1="10.235cm" svg:y1="5.335cm" svg:x2="7.935cm" svg:y2="8.185cm">
          <text:p text:style-name="P1"/>
        </draw:line>
        <draw:polyline draw:style-name="gr9" draw:text-style-name="P6" draw:layer="layout" svg:width="7.077cm" svg:height="2.583cm" draw:transform="rotate (0.397062404828635) translate (-6.992cm 12.471cm)" svg:viewBox="0 0 7078 2584" draw:points="0,70 5994,2583 7077,0">
          <text:p text:style-name="P1"/>
        </draw:polyline>
        <draw:line draw:style-name="gr9" draw:text-style-name="P6" draw:layer="layout" svg:x1="2.635cm" svg:y1="8.885cm" svg:x2="5.935cm" svg:y2="8.885cm">
          <text:p text:style-name="P1"/>
        </draw:line>
        <draw:frame draw:style-name="gr31" draw:text-style-name="P16" draw:layer="layout" svg:width="1.984cm" svg:height="0.704cm" svg:x="4.738cm" svg:y="2.65cm">
          <draw:text-box>
            <text:p text:style-name="P1"><text:span text:style-name="T18">ConSeq</text:span></text:p>
          </draw:text-box>
        </draw:frame>
        <draw:line draw:style-name="gr9" draw:text-style-name="P6" draw:layer="layout" svg:x1="2.038cm" svg:y1="3.254cm" svg:x2="4.738cm" svg:y2="3.254cm">
          <text:p text:style-name="P1"/>
        </draw:line>
        <draw:line draw:style-name="gr9" draw:text-style-name="P6" draw:layer="layout" svg:x1="10.135cm" svg:y1="2.985cm" svg:x2="6.738cm" svg:y2="3.004cm">
          <text:p text:style-name="P1"/>
        </draw:line>
        <draw:frame draw:style-name="gr31" draw:text-style-name="P16" draw:layer="layout" svg:width="1.984cm" svg:height="0.704cm" svg:x="-2.265cm" svg:y="16.185cm">
          <draw:text-box>
            <text:p text:style-name="P1"><text:span text:style-name="T18">ConSeq</text:span></text:p>
          </draw:text-box>
        </draw:frame>
        <draw:line draw:style-name="gr9" draw:text-style-name="P6" draw:layer="layout" svg:x1="14.935cm" svg:y1="8.385cm" svg:x2="13.135cm" svg:y2="8.385cm">
          <text:p text:style-name="P1"/>
        </draw:line>
        <draw:polyline draw:style-name="gr9" draw:text-style-name="P6" draw:layer="layout" svg:width="3cm" svg:height="0.7cm" draw:transform="rotate (-1.57079632679579) translate (5.035cm 24.285cm)" svg:viewBox="0 0 3001 701" draw:points="3000,700 3000,0 0,0">
          <text:p text:style-name="P1"/>
        </draw:polyline>
        <draw:line draw:style-name="gr9" draw:text-style-name="P6" draw:layer="layout" svg:x1="10.835cm" svg:y1="9.535cm" svg:x2="7.935cm" svg:y2="10.185cm">
          <text:p text:style-name="P1"/>
        </draw:line>
        <draw:line draw:style-name="gr9" draw:text-style-name="P6" draw:layer="layout" svg:x1="14.935cm" svg:y1="7.035cm" svg:x2="12.635cm" svg:y2="7.035cm">
          <text:p text:style-name="P1"/>
        </draw:line>
        <draw:line draw:style-name="gr9" draw:text-style-name="P6" draw:layer="layout" svg:x1="14.835cm" svg:y1="6.235cm" svg:x2="12.635cm" svg:y2="6.235cm">
          <text:p text:style-name="P1"/>
        </draw:line>
        <draw:line draw:style-name="gr9" draw:text-style-name="P6" draw:layer="layout" svg:x1="14.935cm" svg:y1="10.235cm" svg:x2="13.135cm" svg:y2="10.235cm">
          <text:p text:style-name="P1"/>
        </draw:line>
        <draw:line draw:style-name="gr9" draw:text-style-name="P6" draw:layer="layout" svg:x1="14.935cm" svg:y1="9.485cm" svg:x2="13.135cm" svg:y2="9.485cm">
          <text:p text:style-name="P1"/>
        </draw:line>
        <draw:frame draw:style-name="gr33" draw:text-style-name="P3" draw:layer="layout" svg:width="3.219cm" svg:height="4.061cm" svg:x="-3.684cm" svg:y="19.58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k</text:span></text:p>
          </draw:text-box>
        </draw:frame>
        <draw:frame draw:style-name="gr31" draw:text-style-name="P16" draw:layer="layout" svg:width="1.984cm" svg:height="0.704cm" svg:x="6.058cm" svg:y="14.185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8.393cm" svg:height="3.285cm" draw:transform="rotate (-1.96524073774524) translate (16.86cm 13.436cm)" svg:viewBox="0 0 8394 3286" draw:points="0,2085 500,3285 8393,0">
          <text:p text:style-name="P1"/>
        </draw:polyline>
        <draw:polyline draw:style-name="gr32" draw:text-style-name="P6" draw:layer="layout" svg:width="10.64cm" svg:height="12.271cm" draw:transform="skewX (-0.647866218340173) rotate (1.88443199337792) translate (-9.072cm 29.555cm)" svg:viewBox="0 0 10641 12272" draw:points="0,12271 767,10929 10640,1797 9377,0">
          <text:p text:style-name="P1"/>
        </draw:polyline>
        <draw:polyline draw:style-name="gr32" draw:text-style-name="P6" draw:layer="layout" svg:width="6.416cm" svg:height="3.131cm" draw:transform="rotate (-2.65290046303088) translate (12.305cm 18.599cm)" svg:viewBox="0 0 6417 3132" draw:points="0,3131 3591,0 6416,1502">
          <text:p text:style-name="P1"/>
        </draw:polyline>
        <draw:frame draw:style-name="gr31" draw:text-style-name="P16" draw:layer="layout" svg:width="1.984cm" svg:height="0.704cm" svg:x="6.935cm" svg:y="19.331cm">
          <draw:text-box>
            <text:p text:style-name="P1"><text:span text:style-name="T18">ConSeq</text:span></text:p>
          </draw:text-box>
        </draw:frame>
        <draw:line draw:style-name="gr9" draw:text-style-name="P6" draw:layer="layout" svg:x1="3.735cm" svg:y1="20.035cm" svg:x2="6.935cm" svg:y2="20.035cm">
          <text:p text:style-name="P1"/>
        </draw:line>
        <draw:frame draw:style-name="gr38" draw:text-style-name="P15" draw:layer="layout" svg:width="2.774cm" svg:height="7.89cm" svg:x="10.335cm" svg:y="8.295cm">
          <draw:text-box>
            <text:p text:style-name="P1"><text:span text:style-name="T22">Metacontig</text:span></text:p>
            <text:p text:style-name="P1"><text:span text:style-name="T15">cuts</text:span><text:span text:style-name="T6">[0]</text:span></text:p>
            <text:p text:style-name="P1"><text:span text:style-name="T17"><text:tab/></text:span><text:span text:style-name="T17">cseq</text:span></text:p>
            <text:p text:style-name="P1"><text:span text:style-name="T17"><text:tab/></text:span><text:span text:style-name="T17">forward=g</text:span></text:p>
            <text:p text:style-name="P1"><text:span text:style-name="T16"><text:tab/></text:span><text:span text:style-name="T17">start=f</text:span></text:p>
            <text:p text:style-name="P1"><text:span text:style-name="T16"><text:tab/></text:span><text:span text:style-name="T16">stop</text:span><text:span text:style-name="T17">=h</text:span></text:p>
            <text:p text:style-name="P1"><text:span text:style-name="T17"><text:tab/></text:span><text:span text:style-name="T17">source</text:span></text:p>
            <text:p text:style-name="P7"><text:span text:style-name="T15">cuts</text:span><text:span text:style-name="T6">[1]</text:span></text:p>
            <text:p text:style-name="P1"><text:span text:style-name="T17"><text:tab/></text:span><text:span text:style-name="T16">cseq</text:span></text:p>
            <text:p text:style-name="P1"><text:span text:style-name="T6"><text:tab/></text:span><text:span text:style-name="T16">forward</text:span></text:p>
            <text:p text:style-name="P1"><text:span text:style-name="T16"><text:tab/></text:span><text:span text:style-name="T16">start</text:span><text:span text:style-name="T17">=o</text:span></text:p>
            <text:p text:style-name="P1"><text:span text:style-name="T6"><text:tab/></text:span><text:span text:style-name="T16">stop</text:span><text:span text:style-name="T6">=i</text:span></text:p>
            <text:p text:style-name="P1"><text:span text:style-name="T6"><text:tab/></text:span><text:span text:style-name="T6">source</text:span></text:p>
            <text:p text:style-name="P7"><text:span text:style-name="T15">cuts</text:span><text:span text:style-name="T6">[2]</text:span></text:p>
            <text:p text:style-name="P1"><text:span text:style-name="T17"><text:tab/></text:span><text:span text:style-name="T16">cseq</text:span></text:p>
            <text:p text:style-name="P1"><text:span text:style-name="T6"><text:tab/></text:span><text:span text:style-name="T16">forward</text:span><text:span text:style-name="T6">=i</text:span></text:p>
            <text:p text:style-name="P1"><text:span text:style-name="T16"><text:tab/></text:span><text:span text:style-name="T16">start</text:span><text:span text:style-name="T17">=j</text:span></text:p>
            <text:p text:style-name="P1"><text:span text:style-name="T6"><text:tab/></text:span><text:span text:style-name="T6">stop=k</text:span></text:p>
            <text:p text:style-name="P1"><text:span text:style-name="T6"><text:tab/></text:span><text:span text:style-name="T6">source</text:span></text:p>
          </draw:text-box>
        </draw:frame>
        <draw:frame draw:style-name="gr21" draw:text-style-name="P1" draw:layer="layout" svg:width="3.639cm" svg:height="0.412cm" svg:x="16.641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frame draw:style-name="gr33" draw:text-style-name="P3" draw:layer="layout" svg:width="2.847cm" svg:height="2.942cm" svg:x="1.935cm" svg:y="12.696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frame draw:style-name="gr31" draw:text-style-name="P16" draw:layer="layout" svg:width="1.984cm" svg:height="0.704cm" svg:x="11.835cm" svg:y="21.235cm">
          <draw:text-box>
            <text:p text:style-name="P1"><text:span text:style-name="T18">ConSeq</text:span></text:p>
          </draw:text-box>
        </draw:frame>
        <draw:line draw:style-name="gr9" draw:text-style-name="P6" draw:layer="layout" svg:x1="-4.865cm" svg:y1="19.135cm" svg:x2="-0.065cm" svg:y2="18.535cm">
          <text:p text:style-name="P1"/>
        </draw:line>
        <draw:frame draw:style-name="gr42" draw:text-style-name="P15" draw:layer="layout" svg:width="2.774cm" svg:height="5.466cm" svg:x="9.761cm" svg:y="1.754cm">
          <draw:text-box>
            <text:p text:style-name="P1"><text:span text:style-name="T14">Metacontig</text:span></text:p>
            <text:p text:style-name="P1"><text:span text:style-name="T15">cuts</text:span><text:span text:style-name="T6">[0]</text:span></text:p>
            <text:p text:style-name="P1"><text:span text:style-name="T17"><text:tab/></text:span><text:span text:style-name="T16">cseq</text:span></text:p>
            <text:p text:style-name="P1"><text:span text:style-name="T17"><text:tab/></text:span><text:span text:style-name="T16">forward</text:span></text:p>
            <text:p text:style-name="P1"><text:span text:style-name="T16"><text:tab/></text:span><text:span text:style-name="T17">start=a</text:span></text:p>
            <text:p text:style-name="P1"><text:span text:style-name="T16"><text:tab/></text:span><text:span text:style-name="T16">stop</text:span><text:span text:style-name="T17">=b</text:span></text:p>
            <text:p text:style-name="P1"><text:span text:style-name="T17"><text:tab/></text:span><text:span text:style-name="T17">source</text:span></text:p>
            <text:p text:style-name="P7"><text:span text:style-name="T15">cuts</text:span><text:span text:style-name="T6">[1]</text:span></text:p>
            <text:p text:style-name="P1"><text:span text:style-name="T17"><text:tab/></text:span><text:span text:style-name="T16">cseq</text:span></text:p>
            <text:p text:style-name="P1"><text:span text:style-name="T6"><text:tab/></text:span><text:span text:style-name="T16">forward</text:span><text:span text:style-name="T6">=g</text:span></text:p>
            <text:p text:style-name="P1"><text:span text:style-name="T16"><text:tab/></text:span><text:span text:style-name="T16">start</text:span><text:span text:style-name="T17">=c</text:span></text:p>
            <text:p text:style-name="P1"><text:span text:style-name="T6"><text:tab/></text:span><text:span text:style-name="T6">stop=d</text:span></text:p>
            <text:p text:style-name="P1"><text:span text:style-name="T6"><text:tab/></text:span><text:span text:style-name="T6">source</text:span></text:p>
          </draw:text-box>
        </draw:frame>
        <draw:frame draw:style-name="gr33" draw:text-style-name="P3" draw:layer="layout" svg:width="3.321cm" svg:height="4.061cm" svg:x="-3.986cm" svg:y="24.63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x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w</text:span></text:p>
          </draw:text-box>
        </draw:frame>
        <draw:line draw:style-name="gr32" draw:text-style-name="P6" draw:layer="layout" svg:x1="1.651cm" svg:y1="30.504cm" svg:x2="6.951cm" svg:y2="30.504cm">
          <text:p text:style-name="P1"/>
        </draw:line>
        <draw:frame draw:style-name="gr31" draw:text-style-name="P16" draw:layer="layout" svg:width="1.984cm" svg:height="0.704cm" svg:x="6.951cm" svg:y="29.981cm">
          <draw:text-box>
            <text:p text:style-name="P1"><text:span text:style-name="T18">ConSeq</text:span></text:p>
          </draw:text-box>
        </draw:frame>
        <draw:line draw:style-name="gr9" draw:text-style-name="P6" draw:layer="layout" svg:x1="-1.565cm" svg:y1="8.785cm" svg:x2="-6.465cm" svg:y2="15.185cm">
          <text:p text:style-name="P1"/>
        </draw:line>
        <draw:frame draw:style-name="gr31" draw:text-style-name="P16" draw:layer="layout" svg:width="1.984cm" svg:height="0.704cm" svg:x="13.351cm" svg:y="23.031cm">
          <draw:text-box>
            <text:p text:style-name="P1"><text:span text:style-name="T18">ConSeq</text:span></text:p>
          </draw:text-box>
        </draw:frame>
        <draw:polyline draw:style-name="gr32" draw:text-style-name="P6" draw:layer="layout" svg:width="9.537cm" svg:height="3.071cm" draw:transform="rotate (-1.8912387774607) translate (17.039cm 14.033cm)" svg:viewBox="0 0 9538 3072" draw:points="0,2217 283,3071 9537,0">
          <text:p text:style-name="P1"/>
        </draw:polyline>
        <draw:polyline draw:style-name="gr32" draw:text-style-name="P6" draw:layer="layout" svg:width="7.562cm" svg:height="10.415cm" draw:transform="rotate (2.9951595293469) translate (13.416cm 21.738cm)" svg:viewBox="0 0 7563 10416" draw:points="0,10415 1484,10196 142,1094 7562,0">
          <text:p text:style-name="P1"/>
        </draw:polyline>
        <draw:line draw:style-name="gr32" draw:text-style-name="P6" draw:layer="layout" svg:x1="-8.065cm" svg:y1="7.185cm" svg:x2="-0.665cm" svg:y2="7.185cm">
          <text:p text:style-name="P1"/>
        </draw:line>
        <draw:line draw:style-name="gr9" draw:text-style-name="P6" draw:layer="layout" svg:x1="3.835cm" svg:y1="23.585cm" svg:x2="13.335cm" svg:y2="23.585cm">
          <text:p text:style-name="P1"/>
        </draw:line>
        <draw:frame draw:style-name="gr39" draw:text-style-name="P3" draw:layer="layout" svg:width="2.035cm" svg:height="3.315cm" svg:x="2.5cm" svg:y="25.02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11.635cm" svg:height="0.8cm" draw:transform="rotate (-1.57079632679579) translate (2.935cm 15.635cm)" svg:viewBox="0 0 11636 801" draw:points="11635,0 11085,800 0,800">
          <text:p text:style-name="P1"/>
        </draw:polyline>
        <draw:polyline draw:style-name="gr9" draw:text-style-name="P6" draw:layer="layout" svg:width="15.25cm" svg:height="1.4cm" draw:transform="rotate (-1.57079632679579) translate (2.935cm 12.035cm)" svg:viewBox="0 0 15251 1401" draw:points="15250,0 15250,1400 0,1400">
          <text:p text:style-name="P1"/>
        </draw:polyline>
        <draw:frame draw:style-name="gr39" draw:text-style-name="P3" draw:layer="layout" svg:width="2.035cm" svg:height="3.315cm" svg:x="16.735cm" svg:y="16.47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4.794cm" svg:height="1.669cm" draw:transform="rotate (1.19921572904508) translate (18.195cm 18.602cm)" svg:viewBox="0 0 4795 1670" draw:points="0,365 511,1669 4794,0">
          <text:p text:style-name="P1"/>
        </draw:polyline>
        <draw:frame draw:style-name="gr22" draw:text-style-name="P8" draw:layer="layout" svg:width="0.701cm" svg:height="0.624cm" svg:x="0.636cm" svg:y="28.385cm">
          <draw:text-box draw:corner-radius="1.999cm">
            <text:p text:style-name="P1"><text:span text:style-name="T11"><text:page-number>&lt;numéro&gt;</text:page-number></text:span></text:p>
          </draw:text-box>
        </draw:frame>
        <draw:line draw:style-name="gr40" draw:text-style-name="P6" draw:layer="layout" svg:x1="-4.265cm" svg:y1="18.285cm" svg:x2="-0.265cm" svg:y2="17.785cm">
          <text:p text:style-name="P1"/>
        </draw:line>
        <draw:line draw:style-name="gr40" draw:text-style-name="P6" draw:layer="layout" svg:x1="3.535cm" svg:y1="10.285cm" svg:x2="5.935cm" svg:y2="10.285cm">
          <text:p text:style-name="P1"/>
        </draw:line>
        <draw:line draw:style-name="gr40" draw:text-style-name="P6" draw:layer="layout" svg:x1="4.635cm" svg:y1="21.335cm" svg:x2="11.835cm" svg:y2="21.335cm">
          <text:p text:style-name="P1"/>
        </draw:line>
        <draw:line draw:style-name="gr40" draw:text-style-name="P6" draw:layer="layout" svg:x1="4.635cm" svg:y1="19.335cm" svg:x2="6.935cm" svg:y2="19.335cm">
          <text:p text:style-name="P1"/>
        </draw:line>
        <draw:line draw:style-name="gr40" draw:text-style-name="P6" draw:layer="layout" svg:x1="4.635cm" svg:y1="23.235cm" svg:x2="13.335cm" svg:y2="23.235cm">
          <text:p text:style-name="P1"/>
        </draw:line>
        <draw:line draw:style-name="gr40" draw:text-style-name="P6" draw:layer="layout" svg:x1="2.551cm" svg:y1="30.104cm" svg:x2="6.951cm" svg:y2="30.104cm">
          <text:p text:style-name="P1"/>
        </draw:line>
        <draw:line draw:style-name="gr40" draw:text-style-name="P6" draw:layer="layout" svg:x1="-3.365cm" svg:y1="19.085cm" svg:x2="-1.165cm" svg:y2="19.085cm">
          <text:p text:style-name="P1"/>
        </draw:line>
        <draw:line draw:style-name="gr40" draw:text-style-name="P6" draw:layer="layout" svg:x1="4.158cm" svg:y1="14.585cm" svg:x2="6.058cm" svg:y2="14.585cm">
          <text:p text:style-name="P1"/>
        </draw:line>
        <draw:line draw:style-name="gr40" draw:text-style-name="P6" draw:layer="layout" svg:x1="3.535cm" svg:y1="8.185cm" svg:x2="5.935cm" svg:y2="8.185cm">
          <text:p text:style-name="P1"/>
        </draw:line>
        <draw:frame draw:style-name="gr36" draw:text-style-name="P8" draw:layer="layout" svg:width="5.77cm" svg:height="0.624cm" svg:x="10.935cm" svg:y="27.935cm">
          <draw:text-box>
            <text:p text:style-name="P1"><text:span text:style-name="T11">ConSeq = ContinuousSequence</text:span></text:p>
          </draw:text-box>
        </draw:frame>
        <draw:line draw:style-name="gr40" draw:text-style-name="P6" draw:layer="layout" svg:x1="11.035cm" svg:y1="27.685cm" svg:x2="12.435cm" svg:y2="27.685cm">
          <text:p text:style-name="P1"/>
        </draw:line>
        <draw:frame draw:style-name="gr41" draw:text-style-name="P8" draw:layer="layout" svg:width="7.87cm" svg:height="0.65cm" svg:x="12.435cm" svg:y="27.385cm">
          <draw:text-box>
            <text:p text:style-name="P1"><text:span text:style-name="T11">lien direct ou via un ou plusieurs Supercontigs</text:span></text:p>
          </draw:text-box>
        </draw:frame>
        <draw:line draw:style-name="gr9" draw:text-style-name="P6" draw:layer="layout" svg:x1="10.135cm" svg:y1="4.485cm" svg:x2="4.035cm" svg:y2="4.485cm">
          <text:p text:style-name="P1"/>
        </draw:line>
        <draw:polyline draw:style-name="gr35" draw:text-style-name="P6" draw:layer="layout" svg:width="7.084cm" svg:height="1.234cm" draw:transform="rotate (-3.07753907004221) translate (0.005cm 5.432cm)" svg:viewBox="0 0 7085 1235" draw:points="0,1099 2095,1234 7084,0">
          <text:p text:style-name="P1"/>
        </draw:polyline>
        <draw:line draw:style-name="gr9" draw:text-style-name="P6" draw:layer="layout" svg:x1="10.835cm" svg:y1="14.385cm" svg:x2="7.635cm" svg:y2="19.335cm">
          <text:p text:style-name="P1"/>
        </draw:line>
        <draw:line draw:style-name="gr9" draw:text-style-name="P6" draw:layer="layout" svg:x1="10.835cm" svg:y1="11.935cm" svg:x2="8.035cm" svg:y2="14.185cm">
          <text:p text:style-name="P1"/>
        </draw:line>
        <draw:frame draw:style-name="gr31" draw:text-style-name="P16" draw:layer="layout" svg:width="1.984cm" svg:height="0.704cm" svg:x="5.951cm" svg:y="10.131cm">
          <draw:text-box>
            <text:p text:style-name="P1"><text:span text:style-name="T18">ConSeq</text:span></text:p>
          </draw:text-box>
        </draw:frame>
        <draw:line draw:style-name="gr9" draw:text-style-name="P6" draw:layer="layout" svg:x1="2.535cm" svg:y1="10.635cm" svg:x2="5.935cm" svg:y2="10.635cm">
          <text:p text:style-name="P1"/>
        </draw:line>
        <draw:polyline draw:style-name="gr9" draw:text-style-name="P6" draw:layer="layout" svg:width="6.305cm" svg:height="1.14cm" draw:transform="rotate (-2.78886161176121) translate (11.145cm 14.277cm)" svg:viewBox="0 0 6306 1141" draw:points="0,897 3208,0 6305,1140">
          <text:p text:style-name="P1"/>
        </draw:polyline>
        <draw:line draw:style-name="gr40" draw:text-style-name="P6" draw:layer="layout" svg:x1="2.838cm" svg:y1="2.904cm" svg:x2="4.738cm" svg:y2="2.904cm">
          <text:p text:style-name="P1"/>
        </draw:line>
        <draw:polyline draw:style-name="gr9" draw:text-style-name="P6" draw:layer="layout" svg:width="6.2cm" svg:height="1.552cm" draw:transform="rotate (-2.617121213365) translate (10.779cm 7.824cm)" svg:viewBox="0 0 6201 1553" draw:points="0,1085 3516,0 6200,1552">
          <text:p text:style-name="P1"/>
        </draw:polyline>
        <draw:line draw:style-name="gr9" draw:text-style-name="P6" draw:layer="layout" svg:x1="10.835cm" svg:y1="10.985cm" svg:x2="4.635cm" svg:y2="10.995cm">
          <text:p text:style-name="P1"/>
        </draw:line>
        <draw:frame draw:style-name="gr33" draw:text-style-name="P3" draw:layer="layout" svg:width="3.444cm" svg:height="7.044cm" svg:x="2.435cm" svg:y="17.21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gap_after=q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k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7"><text:span text:style-name="T6"><text:tab/></text:span><text:span text:style-name="T6">start_on_first=m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n</text:span></text:p>
          </draw:text-box>
        </draw:frame>
        <draw:line draw:style-name="gr9" draw:text-style-name="P6" draw:layer="layout" svg:x1="3.735cm" svg:y1="21.735cm" svg:x2="11.835cm" svg:y2="21.735cm">
          <text:p text:style-name="P1"/>
        </draw:line>
        <draw:polyline draw:style-name="gr9" draw:text-style-name="P6" draw:layer="layout" svg:width="23.3cm" svg:height="2.1cm" draw:transform="rotate (-1.57079632679579) translate (2.935cm 4.735cm)" svg:viewBox="0 0 23301 2101" draw:points="22550,0 23300,2100 0,2100">
          <text:p text:style-name="P1"/>
        </draw:polyline>
      </draw:page>
      <draw:page draw:name="page6" draw:style-name="dp1" draw:master-page-name="Standard">
        <draw:frame draw:style-name="gr1" draw:text-style-name="P2" draw:layer="layout" svg:width="12.664cm" svg:height="0.831cm" svg:x="0.635cm" svg:y="0.635cm">
          <draw:text-box>
            <text:p text:style-name="P1"><text:span text:style-name="T1">Join de deux ou plusieurs contigs ou metacontigs</text:span></text:p>
          </draw:text-box>
        </draw:frame>
        <draw:frame draw:style-name="gr31" draw:text-style-name="P15" draw:layer="layout" svg:width="2.128cm" svg:height="0.747cm" svg:x="0.647cm" svg:y="5.885cm">
          <draw:text-box>
            <text:p text:style-name="P1"><text:span text:style-name="T8">ConSeq</text:span></text:p>
          </draw:text-box>
        </draw:frame>
        <draw:frame draw:style-name="gr31" draw:text-style-name="P15" draw:layer="layout" svg:width="2.128cm" svg:height="0.747cm" svg:x="0.635cm" svg:y="11.235cm">
          <draw:text-box>
            <text:p text:style-name="P1"><text:span text:style-name="T8">ConSeq</text:span></text:p>
          </draw:text-box>
        </draw:frame>
        <draw:frame draw:style-name="gr10" draw:text-style-name="P3" draw:layer="layout" svg:width="7.298cm" svg:height="11.326cm" svg:x="13.027cm" svg:y="6.409cm">
          <draw:text-box>
            <text:p text:style-name="P1"><text:span text:style-name="T2">Supercontig</text:span></text:p>
            <text:p text:style-name="P7"><text:span text:style-name="T24">regions</text:span><text:span text:style-name="T25">[0]</text:span></text:p>
            <text:p text:style-name="P1"><text:span text:style-name="T5"><text:tab/></text:span><text:span text:style-name="T5">sequence</text:span></text:p>
            <text:p text:style-name="P1"><text:span text:style-name="T3"><text:tab/></text:span><text:span text:style-name="T3">gap_after</text:span></text:p>
            <text:p text:style-name="P1"><text:span text:style-name="T3"><text:tab/></text:span><text:span text:style-name="T3">forward</text:span></text:p>
            <text:p text:style-name="P1"><text:span text:style-name="T9"><text:tab/></text:span><text:span text:style-name="T9">first</text:span></text:p>
            <text:p text:style-name="P1"><text:span text:style-name="T9"><text:tab/></text:span><text:span text:style-name="T9">start_on_first=1</text:span></text:p>
            <text:p text:style-name="P1"><text:span text:style-name="T5"><text:tab/></text:span><text:span text:style-name="T5">last</text:span></text:p>
            <text:p text:style-name="P1"><text:span text:style-name="T5"><text:tab/></text:span><text:span text:style-name="T5">stop_on_last=d+f</text:span><text:span text:style-name="T26">−</text:span><text:span text:style-name="T5">e+1+</text:span><text:span text:style-name="T7">len</text:span><text:span text:style-name="T5">(a)</text:span><text:span text:style-name="T26">−</text:span><text:span text:style-name="T5">g+1</text:span></text:p>
            <text:p text:style-name="P7"><text:span text:style-name="T24">regions</text:span><text:span text:style-name="T9">[1]</text:span></text:p>
            <text:p text:style-name="P1"><text:span text:style-name="T3"><text:tab/></text:span><text:span text:style-name="T3">sequence</text:span><text:span text:style-name="T5">=b</text:span></text:p>
            <text:p text:style-name="P1"><text:span text:style-name="T3"><text:tab/></text:span><text:span text:style-name="T3">gap_after</text:span></text:p>
            <text:p text:style-name="P1"><text:span text:style-name="T3"><text:tab/></text:span><text:span text:style-name="T3">forward</text:span></text:p>
            <text:p text:style-name="P1"><text:span text:style-name="T9"><text:tab/></text:span><text:span text:style-name="T9">first=1</text:span></text:p>
            <text:p text:style-name="P1"><text:span text:style-name="T9"><text:tab/></text:span><text:span text:style-name="T9">start_on_first=1</text:span></text:p>
            <text:p text:style-name="P1"><text:span text:style-name="T9"><text:tab/></text:span><text:span text:style-name="T9">last</text:span></text:p>
            <text:p text:style-name="P1"><text:span text:style-name="T9"><text:tab/></text:span><text:span text:style-name="T9">stop_on_last=</text:span><text:span text:style-name="T24">len</text:span><text:span text:style-name="T9">(b)</text:span></text:p>
            <text:p text:style-name="P7"><text:span text:style-name="T24">regions</text:span><text:span text:style-name="T9">[2]</text:span></text:p>
            <text:p text:style-name="P1"><text:span text:style-name="T3"><text:tab/></text:span><text:span text:style-name="T3">sequence</text:span><text:span text:style-name="T5">=c</text:span></text:p>
            <text:p text:style-name="P1"><text:span text:style-name="T9"><text:tab/></text:span><text:span text:style-name="T9">gap_after=NULL</text:span></text:p>
            <text:p text:style-name="P1"><text:span text:style-name="T3"><text:tab/></text:span><text:span text:style-name="T3">forward</text:span></text:p>
            <text:p text:style-name="P1"><text:span text:style-name="T5"><text:tab/></text:span><text:span text:style-name="T5">first</text:span></text:p>
            <text:p text:style-name="P1"><text:span text:style-name="T5"><text:tab/></text:span><text:span text:style-name="T5">start_on_first=1</text:span></text:p>
            <text:p text:style-name="P1"><text:span text:style-name="T5"><text:tab/></text:span><text:span text:style-name="T5">last</text:span></text:p>
            <text:p text:style-name="P1"><text:span text:style-name="T5"><text:tab/></text:span><text:span text:style-name="T5">stop_on_last=</text:span><text:span text:style-name="T7">len</text:span><text:span text:style-name="T5">(c)</text:span></text:p>
          </draw:text-box>
        </draw:frame>
        <draw:line draw:style-name="gr9" draw:text-style-name="P6" draw:layer="layout" svg:x1="13.535cm" svg:y1="11.385cm" svg:x2="2.835cm" svg:y2="11.385cm">
          <text:p text:style-name="P1"/>
        </draw:line>
        <draw:line draw:style-name="gr9" draw:text-style-name="P6" draw:layer="layout" svg:x1="13.535cm" svg:y1="13.435cm" svg:x2="2.835cm" svg:y2="11.885cm">
          <text:p text:style-name="P1"/>
        </draw:line>
        <draw:frame draw:style-name="gr31" draw:text-style-name="P15" draw:layer="layout" svg:width="2.128cm" svg:height="0.747cm" svg:x="0.635cm" svg:y="3.585cm">
          <draw:text-box>
            <text:p text:style-name="P1"><text:span text:style-name="T8">ConSeq</text:span></text:p>
          </draw:text-box>
        </draw:frame>
        <draw:frame draw:style-name="gr31" draw:text-style-name="P15" draw:layer="layout" svg:width="2.128cm" svg:height="0.747cm" svg:x="0.647cm" svg:y="14.685cm">
          <draw:text-box>
            <text:p text:style-name="P1"><text:span text:style-name="T8">ConSeq</text:span></text:p>
          </draw:text-box>
        </draw:frame>
        <draw:frame draw:style-name="gr31" draw:text-style-name="P15" draw:layer="layout" svg:width="2.128cm" svg:height="0.747cm" svg:x="0.635cm" svg:y="8.185cm">
          <draw:text-box>
            <text:p text:style-name="P1"><text:span text:style-name="T8">ConSeq</text:span></text:p>
          </draw:text-box>
        </draw:frame>
        <draw:line draw:style-name="gr9" draw:text-style-name="P6" draw:layer="layout" svg:x1="13.535cm" svg:y1="9.085cm" svg:x2="10.603cm" svg:y2="9.08cm">
          <text:p text:style-name="P1"/>
        </draw:line>
        <draw:line draw:style-name="gr9" draw:text-style-name="P6" draw:layer="layout" svg:x1="13.535cm" svg:y1="14.885cm" svg:x2="2.835cm" svg:y2="14.885cm">
          <text:p text:style-name="P1"/>
        </draw:line>
        <draw:line draw:style-name="gr9" draw:text-style-name="P6" draw:layer="layout" svg:x1="13.535cm" svg:y1="12.635cm" svg:x2="2.835cm" svg:y2="11.635cm">
          <text:p text:style-name="P1"/>
        </draw:line>
        <draw:line draw:style-name="gr9" draw:text-style-name="P6" draw:layer="layout" svg:x1="13.535cm" svg:y1="16.885cm" svg:x2="2.835cm" svg:y2="15.385cm">
          <text:p text:style-name="P1"/>
        </draw:line>
        <draw:line draw:style-name="gr9" draw:text-style-name="P6" draw:layer="layout" svg:x1="13.535cm" svg:y1="16.085cm" svg:x2="2.835cm" svg:y2="15.085cm">
          <text:p text:style-name="P1"/>
        </draw:line>
        <draw:line draw:style-name="gr9" draw:text-style-name="P6" draw:layer="layout" svg:x1="13.535cm" svg:y1="7.885cm" svg:x2="10.635cm" svg:y2="7.885cm">
          <text:p text:style-name="P1"/>
        </draw:line>
        <draw:line draw:style-name="gr9" draw:text-style-name="P6" draw:layer="layout" svg:x1="13.535cm" svg:y1="9.885cm" svg:x2="10.635cm" svg:y2="9.885cm">
          <text:p text:style-name="P1"/>
        </draw:line>
        <draw:line draw:style-name="gr9" draw:text-style-name="P6" draw:layer="layout" svg:x1="7.735cm" svg:y1="8.535cm" svg:x2="2.835cm" svg:y2="8.535cm">
          <text:p text:style-name="P1"/>
        </draw:line>
        <draw:line draw:style-name="gr9" draw:text-style-name="P6" draw:layer="layout" svg:x1="7.635cm" svg:y1="3.985cm" svg:x2="2.835cm" svg:y2="3.985cm">
          <text:p text:style-name="P1"/>
        </draw:line>
        <draw:frame draw:style-name="gr30" draw:text-style-name="P15" draw:layer="layout" svg:width="3.252cm" svg:height="7.627cm" svg:x="7.335cm" svg:y="2.508cm">
          <draw:text-box>
            <text:p text:style-name="P1"><text:span text:style-name="T2">Metacontig</text:span></text:p>
            <text:p text:style-name="P7"><text:span text:style-name="T24">cuts</text:span><text:span text:style-name="T9">[0]</text:span></text:p>
            <text:p text:style-name="P1"><text:span text:style-name="T3"><text:tab/></text:span><text:span text:style-name="T3">sequence</text:span></text:p>
            <text:p text:style-name="P1"><text:span text:style-name="T3"><text:tab/></text:span><text:span text:style-name="T3">forward</text:span></text:p>
            <text:p text:style-name="P1"><text:span text:style-name="T3"><text:tab/></text:span><text:span text:style-name="T5">start=1</text:span></text:p>
            <text:p text:style-name="P1"><text:span text:style-name="T3"><text:tab/></text:span><text:span text:style-name="T3">stop</text:span><text:span text:style-name="T5">=d</text:span></text:p>
            <text:p text:style-name="P7"><text:span text:style-name="T24">cuts</text:span><text:span text:style-name="T9">[1]</text:span></text:p>
            <text:p text:style-name="P1"><text:span text:style-name="T3"><text:tab/></text:span><text:span text:style-name="T3">sequence</text:span></text:p>
            <text:p text:style-name="P1"><text:span text:style-name="T3"><text:tab/></text:span><text:span text:style-name="T3">forward</text:span></text:p>
            <text:p text:style-name="P1"><text:span text:style-name="T3"><text:tab/></text:span><text:span text:style-name="T3">start</text:span><text:span text:style-name="T5">=e</text:span></text:p>
            <text:p text:style-name="P1"><text:span text:style-name="T3"><text:tab/></text:span><text:span text:style-name="T3">stop</text:span><text:span text:style-name="T5">=f</text:span></text:p>
            <text:p text:style-name="P7"><text:span text:style-name="T24">cuts</text:span><text:span text:style-name="T9">[2]</text:span></text:p>
            <text:p text:style-name="P1"><text:span text:style-name="T3"><text:tab/></text:span><text:span text:style-name="T3">sequence</text:span><text:span text:style-name="T5">=a</text:span></text:p>
            <text:p text:style-name="P1"><text:span text:style-name="T3"><text:tab/></text:span><text:span text:style-name="T3">forward</text:span></text:p>
            <text:p text:style-name="P1"><text:span text:style-name="T3"><text:tab/></text:span><text:span text:style-name="T3">start</text:span><text:span text:style-name="T5">=g</text:span></text:p>
            <text:p text:style-name="P1"><text:span text:style-name="T9"><text:tab/></text:span><text:span text:style-name="T9">stop=</text:span><text:span text:style-name="T24">len</text:span><text:span text:style-name="T9">(a)</text:span></text:p>
          </draw:text-box>
        </draw:frame>
        <draw:line draw:style-name="gr9" draw:text-style-name="P6" draw:layer="layout" svg:x1="7.735cm" svg:y1="6.235cm" svg:x2="2.835cm" svg:y2="6.235cm">
          <text:p text:style-name="P1"/>
        </draw:line>
        <draw:frame draw:style-name="gr43" draw:text-style-name="P1" draw:layer="layout" svg:width="3.639cm" svg:height="0.412cm" svg:x="16.641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frame draw:style-name="gr22" draw:text-style-name="P8" draw:layer="layout" svg:width="0.701cm" svg:height="0.624cm" svg:x="0.636cm" svg:y="28.385cm">
          <draw:text-box>
            <text:p text:style-name="P1"><text:span text:style-name="T11"><text:page-number>&lt;numéro&gt;</text:page-number></text:span></text:p>
          </draw:text-box>
        </draw:frame>
        <draw:frame draw:style-name="gr36" draw:text-style-name="P8" draw:layer="layout" svg:width="5.77cm" svg:height="0.624cm" svg:x="7.965cm" svg:y="28.385cm">
          <draw:text-box>
            <text:p text:style-name="P1"><text:span text:style-name="T11">ConSeq = ContinuousSequence</text:span></text:p>
          </draw:text-box>
        </draw:frame>
      </draw:page>
      <draw:page draw:name="page7" draw:style-name="dp1" draw:master-page-name="Standard">
        <draw:frame draw:style-name="gr1" draw:text-style-name="P2" draw:layer="layout" svg:width="1.598cm" svg:height="0.831cm" svg:x="0.635cm" svg:y="0.635cm">
          <draw:text-box>
            <text:p text:style-name="P1"><text:span text:style-name="T1">Split</text:span></text:p>
          </draw:text-box>
        </draw:frame>
        <draw:frame draw:style-name="gr43" draw:text-style-name="P1" draw:layer="layout" svg:width="3.639cm" svg:height="0.412cm" svg:x="16.641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6</text:time></text:span></text:p>
          </draw:text-box>
        </draw:frame>
        <draw:frame draw:style-name="gr33" draw:text-style-name="P3" draw:layer="layout" svg:width="3.33cm" svg:height="5.18cm" svg:x="0.635cm" svg:y="1.53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d</text:span></text:p>
          </draw:text-box>
        </draw:frame>
        <draw:frame draw:style-name="gr10" draw:text-style-name="P3" draw:layer="layout" svg:width="3.506cm" svg:height="3.788cm" svg:x="15.335cm" svg:y="2.197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NULL</text:span></text:p>
            <text:p text:style-name="P1"><text:span text:style-name="T17"><text:tab/></text:span><text:span text:style-name="T17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17"><text:tab/></text:span><text:span text:style-name="T16">last</text:span></text:p>
            <text:p text:style-name="P1"><text:span text:style-name="T17"><text:tab/></text:span><text:span text:style-name="T17">stop_on_last=</text:span><text:span text:style-name="T27">s</text:span></text:p>
          </draw:text-box>
        </draw:frame>
        <draw:line draw:style-name="gr40" draw:text-style-name="P6" draw:layer="layout" svg:x1="2.935cm" svg:y1="4.585cm" svg:x2="5.535cm" svg:y2="4.585cm">
          <text:p text:style-name="P1"/>
        </draw:line>
        <draw:polyline draw:style-name="gr9" draw:text-style-name="P6" draw:layer="layout" svg:width="1.43cm" svg:height="3.687cm" draw:transform="rotate (-2.64522101432329) translate (14.343cm 9.919cm)" svg:viewBox="0 0 1431 3688" draw:points="461,0 1430,526 0,3166 965,3687">
          <text:p text:style-name="P1"/>
        </draw:polyline>
        <draw:frame draw:style-name="gr31" draw:text-style-name="P16" draw:layer="layout" svg:width="1.984cm" svg:height="0.704cm" svg:x="9.747cm" svg:y="5.085cm">
          <draw:text-box>
            <text:p text:style-name="P1"><text:span text:style-name="T18">ConSeq</text:span></text:p>
          </draw:text-box>
        </draw:frame>
        <draw:line draw:style-name="gr40" draw:text-style-name="P6" draw:layer="layout" svg:x1="7.635cm" svg:y1="5.232cm" svg:x2="9.735cm" svg:y2="5.232cm">
          <text:p text:style-name="P1"/>
        </draw:line>
        <draw:line draw:style-name="gr9" draw:text-style-name="P6" draw:layer="layout" svg:x1="15.835cm" svg:y1="5.285cm" svg:x2="11.773cm" svg:y2="5.282cm">
          <text:p text:style-name="P1"/>
        </draw:line>
        <draw:frame draw:style-name="gr31" draw:text-style-name="P16" draw:layer="layout" svg:width="1.984cm" svg:height="0.704cm" svg:x="9.735cm" svg:y="6.735cm">
          <draw:text-box>
            <text:p text:style-name="P1"><text:span text:style-name="T18">ConSeq</text:span></text:p>
          </draw:text-box>
        </draw:frame>
        <draw:frame draw:style-name="gr33" draw:text-style-name="P3" draw:layer="layout" svg:width="3.257cm" svg:height="5.552cm" svg:x="5.48cm" svg:y="3.147cm">
          <draw:text-box>
            <text:p text:style-name="P1"><text:span text:style-name="T18">Supercontig</text:span></text:p>
            <text:p text:style-name="P1"><text:span text:style-name="T6">regions[0]</text:span></text:p>
            <text:p text:style-name="P1"><text:span text:style-name="T6">...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s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t</text:span></text:p>
            <text:p text:style-name="P1"><text:span text:style-name="T6">...</text:span></text:p>
            <text:p text:style-name="P1"><text:span text:style-name="T6">regions[]</text:span></text:p>
          </draw:text-box>
        </draw:frame>
        <draw:frame draw:style-name="gr10" draw:text-style-name="P3" draw:layer="layout" svg:width="3.506cm" svg:height="3.788cm" svg:x="13.535cm" svg:y="7.847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gap_after=NULL</text:span></text:p>
            <text:p text:style-name="P1"><text:span text:style-name="T17"><text:tab/></text:span><text:span text:style-name="T17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t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d</text:span></text:p>
          </draw:text-box>
        </draw:frame>
        <draw:polyline draw:style-name="gr32" draw:text-style-name="P6" draw:layer="layout" svg:width="9.9cm" svg:height="3.753cm" draw:transform="rotate (3.1415926535892) translate (13.935cm 9.035cm)" svg:viewBox="0 0 9901 3754" draw:points="0,0 8900,0 8900,3753 9900,3753">
          <text:p text:style-name="P1"/>
        </draw:polyline>
        <draw:frame draw:style-name="gr44" draw:text-style-name="P1" draw:layer="layout" svg:width="22.3cm" svg:height="21.55cm" svg:x="-0.565cm" svg:y="1.785cm">
          <draw:text-box>
            <text:p text:style-name="P1"/>
          </draw:text-box>
        </draw:frame>
        <draw:frame draw:style-name="gr39" draw:text-style-name="P3" draw:layer="layout" svg:width="2.035cm" svg:height="3.315cm" svg:x="0.635cm" svg:y="7.92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3.438cm" svg:height="0.994cm" draw:transform="rotate (1.46345857779697) translate (2.335cm 10.235cm)" svg:viewBox="0 0 3439 995" draw:points="0,0 110,994 3438,635">
          <text:p text:style-name="P1"/>
        </draw:polyline>
        <draw:frame draw:style-name="gr39" draw:text-style-name="P3" draw:layer="layout" svg:width="2.047cm" svg:height="3.315cm" svg:x="18.235cm" svg:y="6.72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line draw:style-name="gr9" draw:text-style-name="P6" draw:layer="layout" svg:x1="18.635cm" svg:y1="8.985cm" svg:x2="17.035cm" svg:y2="8.985cm">
          <text:p text:style-name="P1"/>
        </draw:line>
        <draw:polyline draw:style-name="gr9" draw:text-style-name="P6" draw:layer="layout" svg:width="2.818cm" svg:height="1.407cm" draw:transform="rotate (1.46345857779697) translate (17.236cm 8.834cm)" svg:viewBox="0 0 2819 1408" draw:points="0,1407 881,207 2818,0">
          <text:p text:style-name="P1"/>
        </draw:polyline>
        <draw:line draw:style-name="gr40" draw:text-style-name="P6" draw:layer="layout" svg:x1="7.635cm" svg:y1="6.885cm" svg:x2="9.735cm" svg:y2="6.885cm">
          <text:p text:style-name="P1"/>
        </draw:line>
        <draw:polyline draw:style-name="gr32" draw:text-style-name="P6" draw:layer="layout" svg:width="11.878cm" svg:height="1.341cm" draw:transform="rotate (3.0246555937056) translate (15.81cm 3.626cm)" svg:viewBox="0 0 11879 1342" draw:points="0,243 2089,0 2244,1341 11878,207">
          <text:p text:style-name="P1"/>
        </draw:polyline>
        <draw:frame draw:style-name="gr31" draw:text-style-name="P15" draw:layer="layout" svg:width="1.984cm" svg:height="0.704cm" svg:x="9.535cm" svg:y="2.485cm">
          <draw:text-box>
            <text:p text:style-name="P1"><text:span text:style-name="T18">ConSeq</text:span></text:p>
          </draw:text-box>
        </draw:frame>
        <draw:line draw:style-name="gr9" draw:text-style-name="P6" draw:layer="layout" svg:x1="2.035cm" svg:y1="2.985cm" svg:x2="9.535cm" svg:y2="2.985cm">
          <text:p text:style-name="P1"/>
        </draw:line>
        <draw:line draw:style-name="gr9" draw:text-style-name="P6" draw:layer="layout" svg:x1="15.835cm" svg:y1="4.485cm" svg:x2="11.535cm" svg:y2="3.135cm">
          <text:p text:style-name="P1"/>
        </draw:line>
        <draw:frame draw:style-name="gr31" draw:text-style-name="P16" draw:layer="layout" svg:width="1.984cm" svg:height="0.704cm" svg:x="3.835cm" svg:y="10.385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4.444cm" svg:height="3.529cm" draw:transform="rotate (-0.590968484726355) translate (2.711cm 4.928cm)" svg:viewBox="0 0 4445 3530" draw:points="0,1393 2076,0 4444,3529">
          <text:p text:style-name="P1"/>
        </draw:polyline>
        <draw:line draw:style-name="gr9" draw:text-style-name="P6" draw:layer="layout" svg:x1="14.035cm" svg:y1="10.839cm" svg:x2="5.835cm" svg:y2="10.839cm">
          <text:p text:style-name="P1"/>
        </draw:line>
        <draw:line draw:style-name="gr5" draw:text-style-name="P6" draw:layer="layout" svg:x1="0.635cm" svg:y1="12.085cm" svg:x2="20.325cm" svg:y2="12.085cm">
          <text:p text:style-name="P1"/>
        </draw:line>
        <draw:frame draw:style-name="gr1" draw:text-style-name="P2" draw:layer="layout" svg:width="1.598cm" svg:height="0.831cm" svg:x="0.635cm" svg:y="12.538cm">
          <draw:text-box>
            <text:p text:style-name="P1"><text:span text:style-name="T1">Split</text:span></text:p>
          </draw:text-box>
        </draw:frame>
        <draw:frame draw:style-name="gr45" draw:text-style-name="P3" draw:layer="layout" svg:width="3.33cm" svg:height="7.79cm" svg:x="0.635cm" svg:y="14.134cm">
          <draw:text-box>
            <text:p text:style-name="P1"><text:span text:style-name="T18">Supercontig</text:span></text:p>
            <text:p text:style-name="P7"><text:span text:style-name="T15">regions</text:span><text:span text:style-name="T6">[0]</text:span></text:p>
            <text:p text:style-name="P18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s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t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d</text:span></text:p>
          </draw:text-box>
        </draw:frame>
        <draw:frame draw:style-name="gr10" draw:text-style-name="P3" draw:layer="layout" svg:width="3.506cm" svg:height="3.788cm" svg:x="14.529cm" svg:y="13.397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NULL</text:span></text:p>
            <text:p text:style-name="P1"><text:span text:style-name="T17"><text:tab/></text:span><text:span text:style-name="T17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17"><text:tab/></text:span><text:span text:style-name="T16">last</text:span></text:p>
            <text:p text:style-name="P1"><text:span text:style-name="T17"><text:tab/></text:span><text:span text:style-name="T17">stop_on_last=</text:span><text:span text:style-name="T27">s</text:span></text:p>
          </draw:text-box>
        </draw:frame>
        <draw:line draw:style-name="gr40" draw:text-style-name="P6" draw:layer="layout" svg:x1="2.935cm" svg:y1="17.335cm" svg:x2="8.035cm" svg:y2="17.335cm">
          <text:p text:style-name="P1"/>
        </draw:line>
        <draw:line draw:style-name="gr9" draw:text-style-name="P6" draw:layer="layout" svg:x1="1.935cm" svg:y1="21.285cm" svg:x2="7.035cm" svg:y2="21.285cm">
          <text:p text:style-name="P1"/>
        </draw:line>
        <draw:frame draw:style-name="gr31" draw:text-style-name="P16" draw:layer="layout" svg:width="1.984cm" svg:height="0.704cm" svg:x="8.035cm" svg:y="17.035cm">
          <draw:text-box>
            <text:p text:style-name="P1"><text:span text:style-name="T18">ConSeq</text:span></text:p>
          </draw:text-box>
        </draw:frame>
        <draw:line draw:style-name="gr9" draw:text-style-name="P6" draw:layer="layout" svg:x1="14.935cm" svg:y1="16.485cm" svg:x2="10.035cm" svg:y2="17.135cm">
          <text:p text:style-name="P1"/>
        </draw:line>
        <draw:frame draw:style-name="gr31" draw:text-style-name="P16" draw:layer="layout" svg:width="1.984cm" svg:height="0.704cm" svg:x="7.009cm" svg:y="20.585cm">
          <draw:text-box>
            <text:p text:style-name="P1"><text:span text:style-name="T18">ConSeq</text:span></text:p>
          </draw:text-box>
        </draw:frame>
        <draw:frame draw:style-name="gr33" draw:text-style-name="P3" draw:layer="layout" svg:width="3.283cm" svg:height="4.857cm" svg:x="-5.948cm" svg:y="18.128cm">
          <draw:text-box>
            <text:p text:style-name="P1"><text:span text:style-name="T8">Supercontig</text:span></text:p>
            <text:p text:style-name="P1"><text:span text:style-name="T9">regions[0]</text:span></text:p>
            <text:p text:style-name="P1"><text:span text:style-name="T9">...</text:span></text:p>
            <text:p text:style-name="P1"><text:span text:style-name="T9">regions[]</text:span></text:p>
            <text:p text:style-name="P1"><text:span text:style-name="T9"><text:s/></text:span><text:span text:style-name="T9">sequence</text:span></text:p>
            <text:p text:style-name="P1"><text:span text:style-name="T9"><text:s/></text:span><text:span text:style-name="T9">stop_on_last=s</text:span></text:p>
            <text:p text:style-name="P1"><text:span text:style-name="T9">regions[]</text:span></text:p>
            <text:p text:style-name="P1"><text:span text:style-name="T9"><text:s/></text:span><text:span text:style-name="T9">sequence</text:span></text:p>
            <text:p text:style-name="P1"><text:span text:style-name="T9"><text:s/></text:span><text:span text:style-name="T9">start_on_first=t</text:span></text:p>
            <text:p text:style-name="P1"><text:span text:style-name="T9">...</text:span></text:p>
            <text:p text:style-name="P1"><text:span text:style-name="T9">regions[]</text:span></text:p>
          </draw:text-box>
        </draw:frame>
        <draw:frame draw:style-name="gr10" draw:text-style-name="P3" draw:layer="layout" svg:width="3.506cm" svg:height="3.788cm" svg:x="13.829cm" svg:y="17.535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gap_after=NULL</text:span></text:p>
            <text:p text:style-name="P1"><text:span text:style-name="T17"><text:tab/></text:span><text:span text:style-name="T17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t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d</text:span></text:p>
          </draw:text-box>
        </draw:frame>
        <draw:line draw:style-name="gr32" draw:text-style-name="P6" draw:layer="layout" svg:x1="14.335cm" svg:y1="18.685cm" svg:x2="4.035cm" svg:y2="18.685cm">
          <text:p text:style-name="P1"/>
        </draw:line>
        <draw:frame draw:style-name="gr39" draw:text-style-name="P3" draw:layer="layout" svg:width="2.047cm" svg:height="3.315cm" svg:x="0.635cm" svg:y="23.085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frame draw:style-name="gr39" draw:text-style-name="P3" draw:layer="layout" svg:width="2.047cm" svg:height="3.315cm" svg:x="14.435cm" svg:y="22.32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polyline draw:style-name="gr9" draw:text-style-name="P6" draw:layer="layout" svg:width="3.257cm" svg:height="0.664cm" draw:transform="rotate (1.46345857779697) translate (16.235cm 24.535cm)" svg:viewBox="0 0 3258 665" draw:points="0,0 378,664 3257,353">
          <text:p text:style-name="P1"/>
        </draw:polyline>
        <draw:line draw:style-name="gr40" draw:text-style-name="P6" draw:layer="layout" svg:x1="2.935cm" svg:y1="19.035cm" svg:x2="9.135cm" svg:y2="19.035cm">
          <text:p text:style-name="P1"/>
        </draw:line>
        <draw:line draw:style-name="gr32" draw:text-style-name="P6" draw:layer="layout" svg:x1="14.935cm" svg:y1="14.585cm" svg:x2="4.035cm" svg:y2="14.585cm">
          <text:p text:style-name="P1"/>
        </draw:line>
        <draw:frame draw:style-name="gr31" draw:text-style-name="P16" draw:layer="layout" svg:width="1.984cm" svg:height="0.704cm" svg:x="7.135cm" svg:y="15.335cm">
          <draw:text-box>
            <text:p text:style-name="P1"><text:span text:style-name="T18">ConSeq</text:span></text:p>
          </draw:text-box>
        </draw:frame>
        <draw:line draw:style-name="gr9" draw:text-style-name="P6" draw:layer="layout" svg:x1="1.935cm" svg:y1="15.835cm" svg:x2="7.135cm" svg:y2="15.835cm">
          <text:p text:style-name="P1"/>
        </draw:line>
        <draw:line draw:style-name="gr9" draw:text-style-name="P6" draw:layer="layout" svg:x1="14.935cm" svg:y1="15.684cm" svg:x2="9.135cm" svg:y2="15.684cm">
          <text:p text:style-name="P1"/>
        </draw:line>
        <draw:frame draw:style-name="gr31" draw:text-style-name="P16" draw:layer="layout" svg:width="1.984cm" svg:height="0.704cm" svg:x="9.135cm" svg:y="18.888cm">
          <draw:text-box>
            <text:p text:style-name="P1"><text:span text:style-name="T18">ConSeq</text:span></text:p>
          </draw:text-box>
        </draw:frame>
        <draw:line draw:style-name="gr9" draw:text-style-name="P6" draw:layer="layout" svg:x1="1.935cm" svg:y1="19.435cm" svg:x2="9.135cm" svg:y2="19.435cm">
          <text:p text:style-name="P1"/>
        </draw:line>
        <draw:line draw:style-name="gr9" draw:text-style-name="P6" draw:layer="layout" svg:x1="14.335cm" svg:y1="19.835cm" svg:x2="11.235cm" svg:y2="19.335cm">
          <text:p text:style-name="P1"/>
        </draw:line>
        <draw:line draw:style-name="gr9" draw:text-style-name="P6" draw:layer="layout" svg:x1="1.835cm" svg:y1="17.685cm" svg:x2="8.035cm" svg:y2="17.685cm">
          <text:p text:style-name="P1"/>
        </draw:line>
        <draw:polyline draw:style-name="gr9" draw:text-style-name="P6" draw:layer="layout" svg:width="3.395cm" svg:height="0.581cm" draw:transform="rotate (1.46345857779697) translate (2.435cm 25.335cm)" svg:viewBox="0 0 3396 582" draw:points="0,0 213,581 3395,238">
          <text:p text:style-name="P1"/>
        </draw:polyline>
        <draw:frame draw:style-name="gr22" draw:text-style-name="P8" draw:layer="layout" svg:width="0.701cm" svg:height="0.624cm" svg:x="0.636cm" svg:y="28.385cm">
          <draw:text-box>
            <text:p text:style-name="P1"><text:span text:style-name="T11"><text:page-number>&lt;numéro&gt;</text:page-number></text:span></text:p>
          </draw:text-box>
        </draw:frame>
        <draw:line draw:style-name="gr9" draw:text-style-name="P6" draw:layer="layout" svg:x1="6.835cm" svg:y1="7.285cm" svg:x2="9.735cm" svg:y2="7.285cm">
          <text:p text:style-name="P1"/>
        </draw:line>
        <draw:line draw:style-name="gr9" draw:text-style-name="P6" draw:layer="layout" svg:x1="6.735cm" svg:y1="5.585cm" svg:x2="9.735cm" svg:y2="5.585cm">
          <text:p text:style-name="P1"/>
        </draw:line>
        <draw:polyline draw:style-name="gr40" draw:text-style-name="P6" draw:layer="layout" svg:width="4.139cm" svg:height="3.821cm" draw:transform="rotate (-0.590968484726355) translate (3.425cm 4.856cm)" svg:viewBox="0 0 4140 3822" draw:points="0,1059 1577,0 4139,3821">
          <text:p text:style-name="P1"/>
        </draw:polyline>
        <draw:line draw:style-name="gr40" draw:text-style-name="P6" draw:layer="layout" svg:x1="2.835cm" svg:y1="2.635cm" svg:x2="9.535cm" svg:y2="2.635cm">
          <text:p text:style-name="P1"/>
        </draw:line>
        <draw:line draw:style-name="gr40" draw:text-style-name="P6" draw:layer="layout" svg:x1="2.835cm" svg:y1="15.485cm" svg:x2="7.135cm" svg:y2="15.485cm">
          <text:p text:style-name="P1"/>
        </draw:line>
        <draw:line draw:style-name="gr40" draw:text-style-name="P6" draw:layer="layout" svg:x1="2.835cm" svg:y1="20.885cm" svg:x2="7.035cm" svg:y2="20.885cm">
          <text:p text:style-name="P1"/>
        </draw:line>
        <draw:line draw:style-name="gr9" draw:text-style-name="P6" draw:layer="layout" svg:x1="14.235cm" svg:y1="20.685cm" svg:x2="9.035cm" svg:y2="20.685cm">
          <text:p text:style-name="P1"/>
        </draw:line>
        <draw:polyline draw:style-name="gr9" draw:text-style-name="P6" draw:layer="layout" svg:width="7.556cm" svg:height="1.518cm" draw:transform="rotate (1.46345857779697) translate (16.226cm 24.622cm)" svg:viewBox="0 0 7557 1519" draw:points="86,0 0,1518 7556,704">
          <text:p text:style-name="P1"/>
        </draw:polyline>
      </draw:page>
      <draw:page draw:name="page8" draw:style-name="dp1" draw:master-page-name="Standard">
        <draw:frame draw:style-name="gr1" draw:text-style-name="P2" draw:layer="layout" svg:width="5.32cm" svg:height="0.831cm" svg:x="0.635cm" svg:y="0.635cm">
          <draw:text-box>
            <text:p text:style-name="P1"><text:span text:style-name="T1">Patch (avec match)</text:span></text:p>
          </draw:text-box>
        </draw:frame>
        <draw:frame draw:style-name="gr43" draw:text-style-name="P1" draw:layer="layout" svg:width="3.639cm" svg:height="0.412cm" svg:x="16.64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7</text:time></text:span></text:p>
          </draw:text-box>
        </draw:frame>
        <draw:polyline draw:style-name="gr32" draw:text-style-name="P6" draw:layer="layout" svg:width="11.7cm" svg:height="13.8cm" draw:transform="rotate (3.1415926535892) translate (15.635cm 24.335cm)" svg:viewBox="0 0 11701 13801" draw:points="0,9050 700,9050 700,0 11200,0 11200,13300 11700,13800">
          <text:p text:style-name="P1"/>
        </draw:polyline>
        <draw:frame draw:style-name="gr44" draw:text-style-name="P1" draw:layer="layout" svg:width="22.3cm" svg:height="21.55cm" svg:x="-0.565cm" svg:y="1.785cm">
          <draw:text-box>
            <text:p text:style-name="P1"/>
          </draw:text-box>
        </draw:frame>
        <draw:frame draw:style-name="gr39" draw:text-style-name="P3" draw:layer="layout" svg:width="2.047cm" svg:height="3.315cm" svg:x="1.035cm" svg:y="14.42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polyline draw:style-name="gr9" draw:text-style-name="P6" draw:layer="layout" svg:width="10.04cm" svg:height="1.769cm" draw:transform="rotate (3.04001449112315) translate (15.735cm 3.735cm)" svg:viewBox="0 0 10041 1770" draw:points="0,0 884,1769 10040,834">
          <text:p text:style-name="P1"/>
        </draw:polyline>
        <draw:frame draw:style-name="gr39" draw:text-style-name="P3" draw:layer="layout" svg:width="2.047cm" svg:height="3.315cm" svg:x="16.488cm" svg:y="19.17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s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polyline draw:style-name="gr32" draw:text-style-name="P6" draw:layer="layout" svg:width="12.8cm" svg:height="1.95cm" draw:transform="rotate (3.1415926535892) translate (15.635cm 3.435cm)" svg:viewBox="0 0 12801 1951" draw:points="0,800 500,1950 11800,1950 12800,0">
          <text:p text:style-name="P1"/>
        </draw:polyline>
        <draw:polyline draw:style-name="gr9" draw:text-style-name="P6" draw:layer="layout" svg:width="3.895cm" svg:height="2.078cm" draw:transform="rotate (0.76497781114897) translate (1.935cm 4.985cm)" svg:viewBox="0 0 3896 2079" draw:points="0,0 2164,2078 3895,274">
          <text:p text:style-name="P1"/>
        </draw:polyline>
        <draw:polyline draw:style-name="gr9" draw:text-style-name="P6" draw:layer="layout" svg:width="11.349cm" svg:height="12.954cm" draw:transform="rotate (-0.590968484726355) translate (0.835cm 12.235cm)" svg:viewBox="0 0 11350 12955" draw:points="11349,11171 8692,12954 0,0">
          <text:p text:style-name="P1"/>
        </draw:polyline>
        <draw:line draw:style-name="gr9" draw:text-style-name="P6" draw:layer="layout" svg:x1="15.735cm" svg:y1="5.785cm" svg:x2="14.835cm" svg:y2="5.785cm">
          <text:p text:style-name="P1"/>
        </draw:line>
        <draw:frame draw:style-name="gr46" draw:text-style-name="P3" draw:layer="layout" svg:width="3.33cm" svg:height="8.723cm" svg:x="0.635cm" svg:y="3.485cm">
          <draw:text-box>
            <text:p text:style-name="P1"><text:span text:style-name="T18">Supercontig</text:span></text:p>
            <text:p text:style-name="P1"><text:span text:style-name="T6">regions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b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c</text:span></text:p>
            <text:p text:style-name="P1"><text:span text:style-name="T6">...</text:span></text:p>
            <text:p text:style-name="P18"><text:span text:style-name="T6">regions[]</text:span></text:p>
            <text:p text:style-name="P1"><text:span text:style-name="T6"><text:tab/></text:span><text:span text:style-name="T6">sequence</text:span></text:p>
            <text:p text:style-name="P1"><text:span text:style-name="T6">...</text:span></text:p>
            <text:p text:style-name="P1"><text:span text:style-name="T6">regions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d</text:span></text:p>
          </draw:text-box>
        </draw:frame>
        <draw:polyline draw:style-name="gr9" draw:text-style-name="P6" draw:layer="layout" svg:width="4.874cm" svg:height="8.708cm" draw:transform="rotate (-0.590968484726355) translate (4.839cm 17.886cm)" svg:viewBox="0 0 4875 8709" draw:points="4874,8708 4265,8697 0,2345 717,0">
          <text:p text:style-name="P1"/>
        </draw:polyline>
        <draw:frame draw:style-name="gr10" draw:text-style-name="P3" draw:layer="layout" svg:width="4.925cm" svg:height="16.468cm" svg:x="15.4cm" svg:y="1.461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6"><text:s/></text:span><text:span text:style-name="T16">sequence</text:span></text:p>
            <text:p text:style-name="P1"><text:span text:style-name="T6"><text:s/></text:span><text:span text:style-name="T6">gap_after=0</text:span></text:p>
            <text:p text:style-name="P1"><text:span text:style-name="T17"><text:s/></text:span><text:span text:style-name="T17">forward=true</text:span></text:p>
            <text:p text:style-name="P1"><text:span text:style-name="T6"><text:s/></text:span><text:span text:style-name="T6">first</text:span></text:p>
            <text:p text:style-name="P1"><text:span text:style-name="T6"><text:s/></text:span><text:span text:style-name="T6">start_on_first=a</text:span></text:p>
            <text:p text:style-name="P1"><text:span text:style-name="T6"><text:s/></text:span><text:span text:style-name="T16">last</text:span></text:p>
            <text:p text:style-name="P1"><text:span text:style-name="T17"><text:s/></text:span><text:span text:style-name="T17">stop_on_last=b</text:span></text:p>
            <text:p text:style-name="P7"><text:span text:style-name="T28">regions</text:span><text:span text:style-name="T17">[1]</text:span></text:p>
            <text:p text:style-name="P1"><text:span text:style-name="T17"><text:s/></text:span><text:span text:style-name="T17">sequence</text:span></text:p>
            <text:p text:style-name="P1"><text:span text:style-name="T17"><text:s/></text:span><text:span text:style-name="T17">gap_after=0</text:span></text:p>
            <text:p text:style-name="P1"><text:span text:style-name="T6"><text:s/></text:span><text:span text:style-name="T17">forward</text:span></text:p>
            <text:p text:style-name="P1"><text:span text:style-name="T6"><text:s/></text:span><text:span text:style-name="T17">first</text:span></text:p>
            <text:p text:style-name="P1"><text:span text:style-name="T17"><text:s/></text:span><text:span text:style-name="T17">start_on_first=1</text:span></text:p>
            <text:p text:style-name="P1"><text:span text:style-name="T17"><text:s/></text:span><text:span text:style-name="T17">last</text:span></text:p>
            <text:p text:style-name="P1"><text:span text:style-name="T17"><text:s/></text:span><text:span text:style-name="T17">stop_on_last=r</text:span><text:span text:style-name="T27">−</text:span><text:span text:style-name="T17">c+j</text:span><text:span text:style-name="T27">−</text:span><text:span text:style-name="T17">s+2</text:span></text:p>
            <text:p text:style-name="P7"><text:span text:style-name="T15">regions</text:span><text:span text:style-name="T6">[2]</text:span></text:p>
            <text:p text:style-name="P1"><text:span text:style-name="T6"><text:s/></text:span><text:span text:style-name="T16">sequence</text:span></text:p>
            <text:p text:style-name="P1"><text:span text:style-name="T17"><text:s/></text:span><text:span text:style-name="T17">gap_after=0</text:span></text:p>
            <text:p text:style-name="P1"><text:span text:style-name="T6"><text:s/></text:span><text:span text:style-name="T16">forward</text:span><text:span text:style-name="T17">=m</text:span></text:p>
            <text:p text:style-name="P1"><text:span text:style-name="T6"><text:s/></text:span><text:span text:style-name="T16">first</text:span></text:p>
            <text:p text:style-name="P1"><text:span text:style-name="T16"><text:s/></text:span><text:span text:style-name="T17">start_on_first=e</text:span></text:p>
            <text:p text:style-name="P1"><text:span text:style-name="T17"><text:s/></text:span><text:span text:style-name="T16">last</text:span></text:p>
            <text:p text:style-name="P1"><text:span text:style-name="T17"><text:s/></text:span><text:span text:style-name="T17">stop_on_last=i</text:span></text:p>
            <text:p text:style-name="P7"><text:span text:style-name="T15">regions</text:span><text:span text:style-name="T6">[3]</text:span></text:p>
            <text:p text:style-name="P1"><text:span text:style-name="T6"><text:s/></text:span><text:span text:style-name="T17">sequence</text:span></text:p>
            <text:p text:style-name="P1"><text:span text:style-name="T6"><text:s/></text:span><text:span text:style-name="T6">gap_after=NULL</text:span></text:p>
            <text:p text:style-name="P1"><text:span text:style-name="T6"><text:s/></text:span><text:span text:style-name="T17">forward=true</text:span></text:p>
            <text:p text:style-name="P1"><text:span text:style-name="T6"><text:s/></text:span><text:span text:style-name="T17">first</text:span></text:p>
            <text:p text:style-name="P1"><text:span text:style-name="T17"><text:s/></text:span><text:span text:style-name="T17">start_on_first=1</text:span></text:p>
            <text:p text:style-name="P1"><text:span text:style-name="T6"><text:s/></text:span><text:span text:style-name="T6">last</text:span></text:p>
            <text:p text:style-name="P1"><text:span text:style-name="T6"><text:s/></text:span><text:span text:style-name="T6">stop_on_last=t</text:span><text:span text:style-name="T27">−h+g−u+2</text:span></text:p>
            <text:p text:style-name="P7"><text:span text:style-name="T15">regions</text:span><text:span text:style-name="T6">[4]</text:span></text:p>
            <text:p text:style-name="P1"><text:span text:style-name="T6"><text:s/></text:span><text:span text:style-name="T17">sequence</text:span></text:p>
            <text:p text:style-name="P1"><text:span text:style-name="T6"><text:s/></text:span><text:span text:style-name="T6">gap_after=NULL</text:span></text:p>
            <text:p text:style-name="P1"><text:span text:style-name="T6"><text:s/></text:span><text:span text:style-name="T17">forward=true</text:span></text:p>
            <text:p text:style-name="P1"><text:span text:style-name="T6"><text:s/></text:span><text:span text:style-name="T16">first</text:span></text:p>
            <text:p text:style-name="P1"><text:span text:style-name="T17"><text:s/></text:span><text:span text:style-name="T17">start_on_first=m</text:span></text:p>
            <text:p text:style-name="P1"><text:span text:style-name="T6"><text:s/></text:span><text:span text:style-name="T6">last</text:span></text:p>
            <text:p text:style-name="P1"><text:span text:style-name="T6"><text:s/></text:span><text:span text:style-name="T6">stop_on_last=d</text:span></text:p>
          </draw:text-box>
        </draw:frame>
        <draw:frame draw:style-name="gr33" draw:text-style-name="P3" draw:layer="layout" svg:width="3.334cm" svg:height="6.299cm" svg:x="5.016cm" svg:y="11.986cm">
          <draw:text-box>
            <text:p text:style-name="P1"><text:span text:style-name="T18">Supercontig</text:span></text:p>
            <text:p text:style-name="P1"><text:span text:style-name="T6">regions[0]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i</text:span></text:p>
            <text:p text:style-name="P1"><text:span text:style-name="T6">regions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h</text:span></text:p>
            <text:p text:style-name="P1"><text:span text:style-name="T6">...</text:span></text:p>
            <text:p text:style-name="P1"><text:span text:style-name="T6">regions[]</text:span></text:p>
          </draw:text-box>
        </draw:frame>
        <draw:frame draw:style-name="gr31" draw:text-style-name="P16" draw:layer="layout" svg:width="1.984cm" svg:height="0.704cm" svg:x="6.135cm" svg:y="2.181cm">
          <draw:text-box>
            <text:p text:style-name="P1"><text:span text:style-name="T18">ConSeq</text:span></text:p>
          </draw:text-box>
        </draw:frame>
        <draw:polyline draw:style-name="gr40" draw:text-style-name="P6" draw:layer="layout" svg:width="4.986cm" svg:height="2.563cm" draw:transform="rotate (0.792379480405276) translate (2.734cm 6.435cm)" svg:viewBox="0 0 4987 2564" draw:points="0,142 2387,2563 4986,0">
          <text:p text:style-name="P1"/>
        </draw:polyline>
        <draw:frame draw:style-name="gr31" draw:text-style-name="P16" draw:layer="layout" svg:width="1.984cm" svg:height="0.704cm" svg:x="9.735cm" svg:y="24.531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14.79cm" svg:height="9.696cm" draw:transform="rotate (-0.753982236862594) translate (2.966cm 10.487cm)" svg:viewBox="0 0 14791 9697" draw:points="0,1508 1604,0 10708,9696 14790,5862">
          <text:p text:style-name="P1"/>
        </draw:polyline>
        <draw:frame draw:style-name="gr31" draw:text-style-name="P16" draw:layer="layout" svg:width="1.984cm" svg:height="0.704cm" svg:x="3.835cm" svg:y="1.731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7.776cm" svg:height="2.094cm" draw:transform="rotate (3.04542501180433) translate (15.735cm 4.535cm)" svg:viewBox="0 0 7777 2095" draw:points="0,0 1207,2094 7776,1460">
          <text:p text:style-name="P1"/>
        </draw:polyline>
        <draw:polyline draw:style-name="gr9" draw:text-style-name="P6" draw:layer="layout" svg:width="6.057cm" svg:height="7.318cm" draw:transform="rotate (-2.8457593453774) translate (17.827cm 24.095cm)" svg:viewBox="0 0 6058 7319" draw:points="0,7172 479,7318 2710,0 6057,1024">
          <text:p text:style-name="P1"/>
        </draw:polyline>
        <draw:frame draw:style-name="gr31" draw:text-style-name="P16" draw:layer="layout" svg:width="1.984cm" svg:height="0.704cm" svg:x="8.935cm" svg:y="5.035cm">
          <draw:text-box>
            <text:p text:style-name="P1"><text:span text:style-name="T18">ConSeq</text:span></text:p>
          </draw:text-box>
        </draw:frame>
        <draw:polyline draw:style-name="gr40" draw:text-style-name="P6" draw:layer="layout" svg:width="2.618cm" svg:height="1.272cm" draw:transform="rotate (1.01246549908172) translate (7.235cm 13.835cm)" svg:viewBox="0 0 2619 1273" draw:points="0,0 795,1272 2618,133">
          <text:p text:style-name="P1"/>
        </draw:polyline>
        <draw:line draw:style-name="gr40" draw:text-style-name="P6" draw:layer="layout" svg:x1="7.235cm" svg:y1="14.985cm" svg:x2="9.016cm" svg:y2="14.997cm">
          <text:p text:style-name="P1"/>
        </draw:line>
        <draw:line draw:style-name="gr9" draw:text-style-name="P6" draw:layer="layout" svg:x1="15.735cm" svg:y1="10.085cm" svg:x2="13.835cm" svg:y2="10.085cm">
          <text:p text:style-name="P1"/>
        </draw:line>
        <draw:line draw:style-name="gr9" draw:text-style-name="P6" draw:layer="layout" svg:x1="15.735cm" svg:y1="10.835cm" svg:x2="10.035cm" svg:y2="14.885cm">
          <text:p text:style-name="P1"/>
        </draw:line>
        <draw:polyline draw:style-name="gr9" draw:text-style-name="P6" draw:layer="layout" svg:width="2.117cm" svg:height="3.974cm" draw:transform="rotate (-0.590968484726356) translate (3.235cm 12.22cm)" svg:viewBox="0 0 2118 3975" draw:points="2064,3974 2117,3156 0,0">
          <text:p text:style-name="P1"/>
        </draw:polyline>
        <draw:line draw:style-name="gr9" draw:text-style-name="P6" draw:layer="layout" svg:x1="2.735cm" svg:y1="16.685cm" svg:x2="4.935cm" svg:y2="16.685cm">
          <text:p text:style-name="P1"/>
        </draw:line>
        <draw:polyline draw:style-name="gr9" draw:text-style-name="P6" draw:layer="layout" svg:width="1.922cm" svg:height="3.813cm" draw:transform="rotate (-0.590968484726355) translate (19.735cm 17.985cm)" svg:viewBox="0 0 1923 3814" draw:points="511,3813 1922,2866 0,0">
          <text:p text:style-name="P1"/>
        </draw:polyline>
        <draw:frame draw:style-name="gr30" draw:text-style-name="P15" draw:layer="layout" svg:width="3.044cm" svg:height="4.72cm" svg:x="11.764cm" svg:y="2.935cm">
          <draw:text-box>
            <text:p text:style-name="P1"><text:span text:style-name="T14">Metacontig</text:span></text:p>
            <text:p text:style-name="P1"><text:span text:style-name="T15">cuts</text:span><text:span text:style-name="T6">[0]</text:span></text:p>
            <text:p text:style-name="P1"><text:span text:style-name="T17"><text:tab/></text:span><text:span text:style-name="T17">sequence</text:span></text:p>
            <text:p text:style-name="P1"><text:span text:style-name="T17"><text:tab/></text:span><text:span text:style-name="T17">forward=true</text:span></text:p>
            <text:p text:style-name="P1"><text:span text:style-name="T16"><text:tab/></text:span><text:span text:style-name="T17">start=c</text:span></text:p>
            <text:p text:style-name="P1"><text:span text:style-name="T16"><text:tab/></text:span><text:span text:style-name="T16">stop</text:span><text:span text:style-name="T17">=r</text:span></text:p>
            <text:p text:style-name="P7"><text:span text:style-name="T15">cuts</text:span><text:span text:style-name="T6">[1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forward=m</text:span></text:p>
            <text:p text:style-name="P1"><text:span text:style-name="T16"><text:tab/></text:span><text:span text:style-name="T16">start</text:span><text:span text:style-name="T17">=s</text:span></text:p>
            <text:p text:style-name="P1"><text:span text:style-name="T6"><text:tab/></text:span><text:span text:style-name="T6">stop=j</text:span></text:p>
          </draw:text-box>
        </draw:frame>
        <draw:frame draw:style-name="gr31" draw:text-style-name="P16" draw:layer="layout" svg:width="1.984cm" svg:height="0.704cm" svg:x="6.751cm" svg:y="3.731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5.92cm" svg:height="3.424cm" draw:transform="rotate (0.543495529070932) translate (1.568cm 5.946cm)" svg:viewBox="0 0 5921 3425" draw:points="0,1097 3851,3424 5920,0">
          <text:p text:style-name="P1"/>
        </draw:polyline>
        <draw:polyline draw:style-name="gr9" draw:text-style-name="P6" draw:layer="layout" svg:width="6.837cm" svg:height="3.604cm" draw:transform="rotate (0.519060919543016) translate (1.5cm 7.824cm)" svg:viewBox="0 0 6838 3605" draw:points="0,876 4776,3604 6837,0">
          <text:p text:style-name="P1"/>
        </draw:polyline>
        <draw:line draw:style-name="gr9" draw:text-style-name="P6" draw:layer="layout" svg:x1="12.235cm" svg:y1="4.135cm" svg:x2="8.735cm" svg:y2="4.135cm">
          <text:p text:style-name="P1"/>
        </draw:line>
        <draw:line draw:style-name="gr9" draw:text-style-name="P6" draw:layer="layout" svg:x1="12.235cm" svg:y1="6.085cm" svg:x2="10.935cm" svg:y2="5.535cm">
          <text:p text:style-name="P1"/>
        </draw:line>
        <draw:frame draw:style-name="gr33" draw:text-style-name="P3" draw:layer="layout" svg:width="3.329cm" svg:height="5.366cm" svg:x="7.806cm" svg:y="6.335cm">
          <draw:text-box>
            <text:p text:style-name="P1"><text:span text:style-name="T18">Supercontig</text:span></text:p>
            <text:p text:style-name="P1"><text:span text:style-name="T6">regions[0]</text:span></text:p>
            <text:p text:style-name="P1"><text:span text:style-name="T6">...</text:span></text:p>
            <text:p text:style-name="P1"><text:span text:style-name="T6">regions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j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e</text:span></text:p>
            <text:p text:style-name="P1"><text:span text:style-name="T6">...</text:span></text:p>
            <text:p text:style-name="P1"><text:span text:style-name="T6">regions[]</text:span></text:p>
          </draw:text-box>
        </draw:frame>
        <draw:polyline draw:style-name="gr9" draw:text-style-name="P6" draw:layer="layout" svg:width="3.262cm" svg:height="1.597cm" draw:transform="rotate (1.21457462646262) translate (9.135cm 8.585cm)" svg:viewBox="0 0 3263 1598" draw:points="0,0 593,1597 3262,602">
          <text:p text:style-name="P1"/>
        </draw:polyline>
        <draw:frame draw:style-name="gr30" draw:text-style-name="P15" draw:layer="layout" svg:width="3.044cm" svg:height="4.72cm" svg:x="11.563cm" svg:y="14.385cm">
          <draw:text-box>
            <text:p text:style-name="P1"><text:span text:style-name="T14">Metacontig</text:span></text:p>
            <text:p text:style-name="P1"><text:span text:style-name="T15">cuts</text:span><text:span text:style-name="T6">[0]</text:span></text:p>
            <text:p text:style-name="P1"><text:span text:style-name="T17"><text:tab/></text:span><text:span text:style-name="T17">sequence</text:span></text:p>
            <text:p text:style-name="P1"><text:span text:style-name="T17"><text:tab/></text:span><text:span text:style-name="T17">forward=m</text:span></text:p>
            <text:p text:style-name="P1"><text:span text:style-name="T16"><text:tab/></text:span><text:span text:style-name="T17">start=h</text:span></text:p>
            <text:p text:style-name="P1"><text:span text:style-name="T16"><text:tab/></text:span><text:span text:style-name="T16">stop</text:span><text:span text:style-name="T17">=t</text:span></text:p>
            <text:p text:style-name="P7"><text:span text:style-name="T15">cuts</text:span><text:span text:style-name="T6">[1]</text:span></text:p>
            <text:p text:style-name="P1"><text:span text:style-name="T17"><text:tab/></text:span><text:span text:style-name="T17">sequence</text:span></text:p>
            <text:p text:style-name="P1"><text:span text:style-name="T6"><text:tab/></text:span><text:span text:style-name="T6">forward=true</text:span></text:p>
            <text:p text:style-name="P1"><text:span text:style-name="T16"><text:tab/></text:span><text:span text:style-name="T16">start</text:span><text:span text:style-name="T17">=u</text:span></text:p>
            <text:p text:style-name="P1"><text:span text:style-name="T6"><text:tab/></text:span><text:span text:style-name="T6">stop=g</text:span></text:p>
          </draw:text-box>
        </draw:frame>
        <draw:frame draw:style-name="gr31" draw:text-style-name="P16" draw:layer="layout" svg:width="1.984cm" svg:height="0.704cm" svg:x="11.851cm" svg:y="9.735cm">
          <draw:text-box>
            <text:p text:style-name="P1"><text:span text:style-name="T18">ConSeq</text:span></text:p>
          </draw:text-box>
        </draw:frame>
        <draw:line draw:style-name="gr9" draw:text-style-name="P6" draw:layer="layout" svg:x1="9.235cm" svg:y1="10.235cm" svg:x2="11.835cm" svg:y2="10.235cm">
          <text:p text:style-name="P1"/>
        </draw:line>
        <draw:polyline draw:style-name="gr9" draw:text-style-name="P6" draw:layer="layout" svg:width="8.682cm" svg:height="3.104cm" draw:transform="rotate (-2.8457593453774) translate (16.64cm 11.954cm)" svg:viewBox="0 0 8683 3105" draw:points="0,3104 1284,1977 8682,0">
          <text:p text:style-name="P1"/>
        </draw:polyline>
        <draw:frame draw:style-name="gr31" draw:text-style-name="P16" draw:layer="layout" svg:width="1.984cm" svg:height="0.704cm" svg:x="9.016cm" svg:y="14.893cm">
          <draw:text-box>
            <text:p text:style-name="P1"><text:span text:style-name="T18">ConSeq</text:span></text:p>
          </draw:text-box>
        </draw:frame>
        <draw:frame draw:style-name="gr31" draw:text-style-name="P16" draw:layer="layout" svg:width="1.984cm" svg:height="0.704cm" svg:x="9.032cm" svg:y="16.397cm">
          <draw:text-box>
            <text:p text:style-name="P1"><text:span text:style-name="T18">ConSeq</text:span></text:p>
          </draw:text-box>
        </draw:frame>
        <draw:line draw:style-name="gr9" draw:text-style-name="P6" draw:layer="layout" svg:x1="6.435cm" svg:y1="15.385cm" svg:x2="9.035cm" svg:y2="15.385cm">
          <text:p text:style-name="P1"/>
        </draw:line>
        <draw:line draw:style-name="gr9" draw:text-style-name="P6" draw:layer="layout" svg:x1="6.316cm" svg:y1="16.897cm" svg:x2="9.016cm" svg:y2="16.897cm">
          <text:p text:style-name="P1"/>
        </draw:line>
        <draw:line draw:style-name="gr9" draw:text-style-name="P6" draw:layer="layout" svg:x1="15.735cm" svg:y1="12.185cm" svg:x2="14.235cm" svg:y2="14.285cm">
          <text:p text:style-name="P1"/>
        </draw:line>
        <draw:frame draw:style-name="gr33" draw:text-style-name="P3" draw:layer="layout" svg:width="3.444cm" svg:height="5.366cm" svg:x="5.391cm" svg:y="18.785cm">
          <draw:text-box>
            <text:p text:style-name="P1"><text:span text:style-name="T18">Supercontig</text:span></text:p>
            <text:p text:style-name="P1"><text:span text:style-name="T6">regions[0]</text:span></text:p>
            <text:p text:style-name="P1"><text:span text:style-name="T6">...</text:span></text:p>
            <text:p text:style-name="P1"><text:span text:style-name="T6">regions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g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m</text:span></text:p>
            <text:p text:style-name="P1"><text:span text:style-name="T6">...</text:span></text:p>
            <text:p text:style-name="P1"><text:span text:style-name="T6">regions[]</text:span></text:p>
          </draw:text-box>
        </draw:frame>
        <draw:line draw:style-name="gr9" draw:text-style-name="P6" draw:layer="layout" svg:x1="12.035cm" svg:y1="15.535cm" svg:x2="11.035cm" svg:y2="16.385cm">
          <text:p text:style-name="P1"/>
        </draw:line>
        <draw:polyline draw:style-name="gr40" draw:text-style-name="P6" draw:layer="layout" svg:width="10.105cm" svg:height="5.338cm" draw:transform="rotate (-1.02625360017366) translate (4.225cm 9.243cm)" svg:viewBox="0 0 10106 5339" draw:points="0,1625 984,0 9793,5338 10105,4823">
          <text:p text:style-name="P1"/>
        </draw:polyline>
        <draw:frame draw:style-name="gr31" draw:text-style-name="P16" draw:layer="layout" svg:width="1.984cm" svg:height="0.704cm" svg:x="9.051cm" svg:y="18.831cm">
          <draw:text-box>
            <text:p text:style-name="P1"><text:span text:style-name="T18">ConSeq</text:span></text:p>
          </draw:text-box>
        </draw:frame>
        <draw:frame draw:style-name="gr31" draw:text-style-name="P16" draw:layer="layout" svg:width="1.984cm" svg:height="0.704cm" svg:x="9.935cm" svg:y="22.135cm">
          <draw:text-box>
            <text:p text:style-name="P1"><text:span text:style-name="T18">ConSeq</text:span></text:p>
          </draw:text-box>
        </draw:frame>
        <draw:line draw:style-name="gr9" draw:text-style-name="P6" draw:layer="layout" svg:x1="6.835cm" svg:y1="22.685cm" svg:x2="9.935cm" svg:y2="22.685cm">
          <text:p text:style-name="P1"/>
        </draw:line>
        <draw:polyline draw:style-name="gr9" draw:text-style-name="P6" draw:layer="layout" svg:width="2.709cm" svg:height="3.352cm" draw:transform="rotate (1.19781946564348) translate (6.635cm 21.035cm)" svg:viewBox="0 0 2710 3353" draw:points="0,0 1312,3352 2709,2806">
          <text:p text:style-name="P1"/>
        </draw:polyline>
        <draw:line draw:style-name="gr9" draw:text-style-name="P6" draw:layer="layout" svg:x1="12.035cm" svg:y1="17.585cm" svg:x2="11.035cm" svg:y2="18.835cm">
          <text:p text:style-name="P1"/>
        </draw:line>
        <draw:polyline draw:style-name="gr9" draw:text-style-name="P6" draw:layer="layout" svg:width="7.134cm" svg:height="3.505cm" draw:transform="rotate (-2.18864288200166) translate (18.193cm 18.232cm)" svg:viewBox="0 0 7135 3506" draw:points="0,3016 349,3505 5279,0 7134,2608">
          <text:p text:style-name="P1"/>
        </draw:polyline>
        <draw:line draw:style-name="gr9" draw:text-style-name="P6" draw:layer="layout" svg:x1="15.735cm" svg:y1="6.885cm" svg:x2="14.835cm" svg:y2="6.885cm">
          <text:p text:style-name="P1"/>
        </draw:line>
        <draw:line draw:style-name="gr9" draw:text-style-name="P6" draw:layer="layout" svg:x1="15.735cm" svg:y1="7.635cm" svg:x2="14.835cm" svg:y2="7.385cm">
          <text:p text:style-name="P1"/>
        </draw:line>
        <draw:line draw:style-name="gr9" draw:text-style-name="P6" draw:layer="layout" svg:x1="15.735cm" svg:y1="13.285cm" svg:x2="14.635cm" svg:y2="14.335cm">
          <text:p text:style-name="P1"/>
        </draw:line>
        <draw:line draw:style-name="gr9" draw:text-style-name="P6" draw:layer="layout" svg:x1="15.635cm" svg:y1="14.035cm" svg:x2="14.635cm" svg:y2="14.585cm">
          <text:p text:style-name="P1"/>
        </draw:line>
        <draw:line draw:style-name="gr5" draw:text-style-name="P6" draw:layer="layout" svg:x1="0.635cm" svg:y1="25.385cm" svg:x2="20.325cm" svg:y2="25.385cm">
          <text:p text:style-name="P1"/>
        </draw:line>
        <draw:frame draw:style-name="gr39" draw:text-style-name="P3" draw:layer="layout" svg:width="2.047cm" svg:height="3.315cm" svg:x="3.835cm" svg:y="25.685cm">
          <draw:text-box>
            <text:p text:style-name="P1"><text:span text:style-name="T18">Stage</text:span></text:p>
            <text:p text:style-name="P1"><text:span text:style-name="T6">id=z+2</text:span></text:p>
            <text:p text:style-name="P1"><text:span text:style-name="T6">groups[0]</text:span></text:p>
            <text:p text:style-name="P1"><text:span text:style-name="T6">...</text:span></text:p>
            <text:p text:style-name="P1"><text:span text:style-name="T6">groups[y]</text:span></text:p>
            <text:p text:style-name="P1"><text:span text:style-name="T6"><text:s/></text:span><text:span text:style-name="T6">sctgs[]</text:span></text:p>
            <text:p text:style-name="P1"><text:span text:style-name="T6">...</text:span></text:p>
            <text:p text:style-name="P1"><text:span text:style-name="T6">groups[]</text:span></text:p>
          </draw:text-box>
        </draw:frame>
        <draw:frame draw:style-name="gr1" draw:text-style-name="P2" draw:layer="layout" svg:width="6.01cm" svg:height="0.831cm" svg:x="6.935cm" svg:y="25.435cm">
          <draw:text-box>
            <text:p text:style-name="P1"><text:span text:style-name="T1">Unpatch (avec match)</text:span></text:p>
          </draw:text-box>
        </draw:frame>
        <draw:frame draw:style-name="gr22" draw:text-style-name="P8" draw:layer="layout" svg:width="0.701cm" svg:height="0.624cm" svg:x="0.637cm" svg:y="28.385cm">
          <draw:text-box>
            <text:p text:style-name="P1"><text:span text:style-name="T11"><text:page-number>&lt;numéro&gt;</text:page-number></text:span></text:p>
          </draw:text-box>
        </draw:frame>
        <draw:polyline draw:style-name="gr40" draw:text-style-name="P6" draw:layer="layout" svg:width="1.871cm" svg:height="2.049cm" draw:transform="rotate (1.19781946564348) translate (7.535cm 20.685cm)" svg:viewBox="0 0 1872 2050" draw:points="0,0 801,2049 1871,1632">
          <text:p text:style-name="P1"/>
        </draw:polyline>
        <draw:line draw:style-name="gr40" draw:text-style-name="P6" draw:layer="layout" svg:x1="7.635cm" svg:y1="22.335cm" svg:x2="9.935cm" svg:y2="22.335cm">
          <text:p text:style-name="P1"/>
        </draw:line>
        <draw:line draw:style-name="gr40" draw:text-style-name="P6" draw:layer="layout" svg:x1="7.216cm" svg:y1="16.547cm" svg:x2="9.016cm" svg:y2="16.547cm">
          <text:p text:style-name="P1"/>
        </draw:line>
        <draw:line draw:style-name="gr40" draw:text-style-name="P6" draw:layer="layout" svg:x1="10.035cm" svg:y1="9.885cm" svg:x2="11.835cm" svg:y2="9.885cm">
          <text:p text:style-name="P1"/>
        </draw:line>
        <draw:polyline draw:style-name="gr40" draw:text-style-name="P6" draw:layer="layout" svg:width="5.619cm" svg:height="2.99cm" draw:transform="rotate (0.792379480405276) translate (2.835cm 8.185cm)" svg:viewBox="0 0 5620 2991" draw:points="0,0 2949,2990 5619,357">
          <text:p text:style-name="P1"/>
        </draw:polyline>
        <draw:polyline draw:style-name="gr40" draw:text-style-name="P6" draw:layer="layout" svg:width="2.725cm" svg:height="1.51cm" draw:transform="rotate (0.792379480405276) translate (2.622cm 4.425cm)" svg:viewBox="0 0 2726 1511" draw:points="0,299 1195,1510 2725,0">
          <text:p text:style-name="P1"/>
        </draw:polyline>
        <draw:polyline draw:style-name="gr40" draw:text-style-name="P6" draw:layer="layout" svg:width="2.473cm" svg:height="0.854cm" draw:transform="rotate (1.21457462646262) translate (9.675cm 8.051cm)" svg:viewBox="0 0 2474 855" draw:points="0,384 176,854 2473,0">
          <text:p text:style-name="P1"/>
        </draw:polyline>
      </draw:page>
      <draw:page draw:name="page9" draw:style-name="dp1" draw:master-page-name="Standard">
        <draw:frame draw:style-name="gr1" draw:text-style-name="P2" draw:layer="layout" svg:width="8.325cm" svg:height="0.831cm" svg:x="0.635cm" svg:y="0.635cm">
          <draw:text-box>
            <text:p text:style-name="P1"><text:span text:style-name="T1">Patch (à partir des liens clones)</text:span></text:p>
          </draw:text-box>
        </draw:frame>
        <draw:frame draw:style-name="gr43" draw:text-style-name="P1" draw:layer="layout" svg:width="3.639cm" svg:height="0.412cm" svg:x="16.64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7</text:time></text:span></text:p>
          </draw:text-box>
        </draw:frame>
        <draw:line draw:style-name="gr9" draw:text-style-name="P6" draw:layer="layout" svg:x1="17.135cm" svg:y1="11.185cm" svg:x2="5.535cm" svg:y2="11.185cm">
          <text:p text:style-name="P1"/>
        </draw:line>
        <draw:polyline draw:style-name="gr32" draw:text-style-name="P6" draw:layer="layout" svg:width="13.1cm" svg:height="3.55cm" draw:transform="rotate (3.1415926535892) translate (17.135cm 10.735cm)" svg:viewBox="0 0 13101 3551" draw:points="0,1450 1600,1450 1600,0 12400,0 12400,3550 13100,3550">
          <text:p text:style-name="P1"/>
        </draw:polyline>
        <draw:frame draw:style-name="gr44" draw:text-style-name="P1" draw:layer="layout" svg:width="22.3cm" svg:height="21.55cm" svg:x="-0.565cm" svg:y="1.785cm">
          <draw:text-box>
            <text:p text:style-name="P1"/>
          </draw:text-box>
        </draw:frame>
        <draw:frame draw:style-name="gr39" draw:text-style-name="P3" draw:layer="layout" svg:width="2.035cm" svg:height="3.315cm" svg:x="1.935cm" svg:y="12.32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11.311cm" svg:height="1.519cm" draw:transform="rotate (3.04001449112315) translate (17.035cm 4.035cm)" svg:viewBox="0 0 11312 1520" draw:points="0,0 1860,1519 11311,556">
          <text:p text:style-name="P1"/>
        </draw:polyline>
        <draw:frame draw:style-name="gr39" draw:text-style-name="P3" draw:layer="layout" svg:width="2.035cm" svg:height="3.315cm" svg:x="15.535cm" svg:y="12.52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32" draw:text-style-name="P6" draw:layer="layout" svg:width="14cm" svg:height="1.85cm" draw:transform="rotate (3.1415926535892) translate (16.935cm 3.435cm)" svg:viewBox="0 0 14001 1851" draw:points="0,400 1600,1850 14000,1850 14000,0">
          <text:p text:style-name="P1"/>
        </draw:polyline>
        <draw:polyline draw:style-name="gr9" draw:text-style-name="P6" draw:layer="layout" svg:width="3.289cm" svg:height="1.662cm" draw:transform="rotate (0.76497781114897) translate (2.135cm 4.985cm)" svg:viewBox="0 0 3290 1663" draw:points="0,0 1731,1662 3289,39">
          <text:p text:style-name="P1"/>
        </draw:polyline>
        <draw:frame draw:style-name="gr33" draw:text-style-name="P3" draw:layer="layout" svg:width="3.33cm" svg:height="5.18cm" svg:x="0.635cm" svg:y="3.48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d</text:span></text:p>
          </draw:text-box>
        </draw:frame>
        <draw:frame draw:style-name="gr47" draw:text-style-name="P3" draw:layer="layout" svg:width="3.506cm" svg:height="10.128cm" svg:x="16.735cm" svg:y="1.811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0</text:span></text:p>
            <text:p text:style-name="P1"><text:span text:style-name="T17"><text:tab/></text:span><text:span text:style-name="T17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a</text:span></text:p>
            <text:p text:style-name="P1"><text:span text:style-name="T16"><text:tab/></text:span><text:span text:style-name="T16">last</text:span></text:p>
            <text:p text:style-name="P1"><text:span text:style-name="T17"><text:tab/></text:span><text:span text:style-name="T17">stop_on_last=b</text:span></text:p>
            <text:p text:style-name="P7"><text:span text:style-name="T28">regions</text:span><text:span text:style-name="T17">[1]</text:span></text:p>
            <text:p text:style-name="P1"><text:span text:style-name="T17"><text:tab/></text:span><text:span text:style-name="T16">sequence</text:span></text:p>
            <text:p text:style-name="P1"><text:span text:style-name="T17"><text:tab/></text:span><text:span text:style-name="T17">gap_after=0</text:span></text:p>
            <text:p text:style-name="P1"><text:span text:style-name="T16"><text:tab/></text:span><text:span text:style-name="T16">forward</text:span></text:p>
            <text:p text:style-name="P1"><text:span text:style-name="T17"><text:tab/></text:span><text:span text:style-name="T17">first</text:span></text:p>
            <text:p text:style-name="P1"><text:span text:style-name="T17"><text:tab/></text:span><text:span text:style-name="T17">start_on_first=e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g</text:span></text:p>
            <text:p text:style-name="P7"><text:span text:style-name="T15">regions</text:span><text:span text:style-name="T6">[2]</text:span></text:p>
            <text:p text:style-name="P1"><text:span text:style-name="T17"><text:tab/></text:span><text:span text:style-name="T17">sequence</text:span></text:p>
            <text:p text:style-name="P1"><text:span text:style-name="T17"><text:tab/></text:span><text:span text:style-name="T17">gap_after=NULL</text:span></text:p>
            <text:p text:style-name="P1"><text:span text:style-name="T17"><text:tab/></text:span><text:span text:style-name="T17">forward=true</text:span></text:p>
            <text:p text:style-name="P1"><text:span text:style-name="T17"><text:tab/></text:span><text:span text:style-name="T17">first</text:span></text:p>
            <text:p text:style-name="P1"><text:span text:style-name="T16"><text:tab/></text:span><text:span text:style-name="T17">start_on_first=c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d</text:span></text:p>
          </draw:text-box>
        </draw:frame>
        <draw:frame draw:style-name="gr33" draw:text-style-name="P3" draw:layer="layout" svg:width="3.329cm" svg:height="4.061cm" svg:x="9.104cm" svg:y="4.63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g</text:span></text:p>
          </draw:text-box>
        </draw:frame>
        <draw:frame draw:style-name="gr31" draw:text-style-name="P16" draw:layer="layout" svg:width="1.984cm" svg:height="0.704cm" svg:x="8.151cm" svg:y="2.635cm">
          <draw:text-box>
            <text:p text:style-name="P1"><text:span text:style-name="T18">ConSeq</text:span></text:p>
          </draw:text-box>
        </draw:frame>
        <draw:line draw:style-name="gr40" draw:text-style-name="P6" draw:layer="layout" svg:x1="2.735cm" svg:y1="6.535cm" svg:x2="4.935cm" svg:y2="6.535cm">
          <text:p text:style-name="P1"/>
        </draw:line>
        <draw:frame draw:style-name="gr31" draw:text-style-name="P16" draw:layer="layout" svg:width="1.984cm" svg:height="0.704cm" svg:x="3.535cm" svg:y="11.035cm">
          <draw:text-box>
            <text:p text:style-name="P1"><text:span text:style-name="T18">ConSeq</text:span></text:p>
          </draw:text-box>
        </draw:frame>
        <draw:polyline draw:style-name="gr40" draw:text-style-name="P6" draw:layer="layout" svg:width="3.495cm" svg:height="2.478cm" draw:transform="rotate (-0.753982236862594) translate (3.584cm 6.836cm)" svg:viewBox="0 0 3496 2479" draw:points="0,1096 1167,0 3495,2478">
          <text:p text:style-name="P1"/>
        </draw:polyline>
        <draw:frame draw:style-name="gr31" draw:text-style-name="P16" draw:layer="layout" svg:width="1.984cm" svg:height="0.704cm" svg:x="3.835cm" svg:y="2.035cm">
          <draw:text-box>
            <text:p text:style-name="P1"><text:span text:style-name="T18">ConSeq</text:span></text:p>
          </draw:text-box>
        </draw:frame>
        <draw:line draw:style-name="gr9" draw:text-style-name="P6" draw:layer="layout" svg:x1="17.235cm" svg:y1="4.885cm" svg:x2="10.135cm" svg:y2="3.185cm">
          <text:p text:style-name="P1"/>
        </draw:line>
        <draw:frame draw:style-name="gr31" draw:text-style-name="P16" draw:layer="layout" svg:width="1.984cm" svg:height="0.704cm" svg:x="13.151cm" svg:y="5.585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3.953cm" svg:height="4.898cm" draw:transform="rotate (-0.590968484726355) translate (1.533cm 8.685cm)" svg:viewBox="0 0 3954 4899" draw:points="3953,4452 3289,4898 0,0">
          <text:p text:style-name="P1"/>
        </draw:polyline>
        <draw:polyline draw:style-name="gr9" draw:text-style-name="P6" draw:layer="layout" svg:width="1.661cm" svg:height="3.482cm" draw:transform="rotate (-0.590968484726355) translate (19.176cm 11.944cm)" svg:viewBox="0 0 1662 3483" draw:points="0,3482 1661,2367 74,0">
          <text:p text:style-name="P1"/>
        </draw:polyline>
        <draw:frame draw:style-name="gr33" draw:text-style-name="P3" draw:layer="layout" svg:width="3.308cm" svg:height="5.366cm" svg:x="4.935cm" svg:y="4.001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b</text:span></text:p>
            <text:p text:style-name="P7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c</text:span></text:p>
            <text:p text:style-name="P1"><text:span text:style-name="T6">...</text:span></text:p>
            <text:p text:style-name="P1"><text:span text:style-name="T15">regions</text:span><text:span text:style-name="T6">[]</text:span></text:p>
          </draw:text-box>
        </draw:frame>
        <draw:frame draw:style-name="gr31" draw:text-style-name="P16" draw:layer="layout" svg:width="1.984cm" svg:height="0.704cm" svg:x="8.135cm" svg:y="9.835cm">
          <draw:text-box>
            <text:p text:style-name="P1"><text:span text:style-name="T18">ConSeq</text:span></text:p>
          </draw:text-box>
        </draw:frame>
        <draw:polyline draw:style-name="gr40" draw:text-style-name="P6" draw:layer="layout" svg:width="2.783cm" svg:height="1.761cm" draw:transform="rotate (-0.699178898349983) translate (7.839cm 6.697cm)" svg:viewBox="0 0 2784 1762" draw:points="0,1094 1301,0 2783,1761">
          <text:p text:style-name="P1"/>
        </draw:polyline>
        <draw:polyline draw:style-name="gr9" draw:text-style-name="P6" draw:layer="layout" svg:width="3.82cm" svg:height="1.94cm" draw:transform="rotate (0.841946831161906) translate (6.235cm 6.185cm)" svg:viewBox="0 0 3821 1941" draw:points="0,0 1732,1940 3820,75">
          <text:p text:style-name="P1"/>
        </draw:polyline>
        <draw:line draw:style-name="gr9" draw:text-style-name="P6" draw:layer="layout" svg:x1="10.451cm" svg:y1="6.135cm" svg:x2="13.151cm" svg:y2="6.135cm">
          <text:p text:style-name="P1"/>
        </draw:line>
        <draw:frame draw:style-name="gr31" draw:text-style-name="P16" draw:layer="layout" svg:width="1.984cm" svg:height="0.704cm" svg:x="13.151cm" svg:y="7.485cm">
          <draw:text-box>
            <text:p text:style-name="P1"><text:span text:style-name="T18">ConSeq</text:span></text:p>
          </draw:text-box>
        </draw:frame>
        <draw:line draw:style-name="gr9" draw:text-style-name="P6" draw:layer="layout" svg:x1="10.351cm" svg:y1="8.085cm" svg:x2="13.151cm" svg:y2="8.085cm">
          <text:p text:style-name="P1"/>
        </draw:line>
        <draw:line draw:style-name="gr9" draw:text-style-name="P6" draw:layer="layout" svg:x1="17.135cm" svg:y1="7.185cm" svg:x2="15.135cm" svg:y2="5.885cm">
          <text:p text:style-name="P1"/>
        </draw:line>
        <draw:polyline draw:style-name="gr9" draw:text-style-name="P6" draw:layer="layout" svg:width="4.802cm" svg:height="0.774cm" draw:transform="rotate (2.90597320457001) translate (17.104cm 6.208cm)" svg:viewBox="0 0 4803 775" draw:points="0,127 1595,774 4802,0">
          <text:p text:style-name="P1"/>
        </draw:polyline>
        <draw:line draw:style-name="gr9" draw:text-style-name="P6" draw:layer="layout" svg:x1="17.135cm" svg:y1="10.435cm" svg:x2="10.135cm" svg:y2="10.435cm">
          <text:p text:style-name="P1"/>
        </draw:line>
        <draw:line draw:style-name="gr9" draw:text-style-name="P6" draw:layer="layout" svg:x1="17.135cm" svg:y1="8.035cm" svg:x2="15.235cm" svg:y2="8.035cm">
          <text:p text:style-name="P1"/>
        </draw:line>
        <draw:line draw:style-name="gr5" draw:text-style-name="P6" draw:layer="layout" svg:x1="0.635cm" svg:y1="16.385cm" svg:x2="20.325cm" svg:y2="16.385cm">
          <text:p text:style-name="P1"/>
        </draw:line>
        <draw:frame draw:style-name="gr1" draw:text-style-name="P2" draw:layer="layout" svg:width="9.015cm" svg:height="0.831cm" svg:x="1.42cm" svg:y="16.604cm">
          <draw:text-box>
            <text:p text:style-name="P1"><text:span text:style-name="T1">Unpatch (à partir des liens clones)</text:span></text:p>
          </draw:text-box>
        </draw:frame>
        <draw:frame draw:style-name="gr39" draw:text-style-name="P3" draw:layer="layout" svg:width="2.035cm" svg:height="3.315cm" svg:x="1.988cm" svg:y="17.935cm">
          <draw:text-box>
            <text:p text:style-name="P1"><text:span text:style-name="T18">Stage</text:span></text:p>
            <text:p text:style-name="P1"><text:span text:style-name="T6">id=z+2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7.599cm" svg:height="9.591cm" draw:transform="rotate (-0.590968484726356) translate (1.033cm 8.685cm)" svg:viewBox="0 0 7600 9592" draw:points="7599,8810 6437,9591 0,0">
          <text:p text:style-name="P1"/>
        </draw:polyline>
        <draw:polyline draw:style-name="gr9" draw:text-style-name="P6" draw:layer="layout" svg:width="8.619cm" svg:height="6.421cm" draw:transform="rotate (1.0749482863031) translate (3.635cm 14.585cm)" svg:viewBox="0 0 8620 6422" draw:points="0,0 3473,6421 8619,3639">
          <text:p text:style-name="P1"/>
        </draw:polyline>
        <draw:frame draw:style-name="gr22" draw:text-style-name="P8" draw:layer="layout" svg:width="0.701cm" svg:height="0.624cm" svg:x="0.637cm" svg:y="28.385cm">
          <draw:text-box>
            <text:p text:style-name="P1"><text:span text:style-name="T11"><text:page-number>&lt;numéro&gt;</text:page-number></text:span></text:p>
          </draw:text-box>
        </draw:frame>
        <draw:polyline draw:style-name="gr40" draw:text-style-name="P6" draw:layer="layout" svg:width="2.291cm" svg:height="1.335cm" draw:transform="rotate (0.76497781114897) translate (2.582cm 4.372cm)" svg:viewBox="0 0 2292 1336" draw:points="0,365 1010,1335 2291,0">
          <text:p text:style-name="P1"/>
        </draw:polyline>
        <draw:polyline draw:style-name="gr9" draw:text-style-name="P6" draw:layer="layout" svg:width="3.691cm" svg:height="2.221cm" draw:transform="rotate (-0.753982236862594) translate (2.966cm 6.937cm)" svg:viewBox="0 0 3692 2222" draw:points="0,1506 1604,0 3691,2221">
          <text:p text:style-name="P1"/>
        </draw:polyline>
        <draw:polyline draw:style-name="gr9" draw:text-style-name="P6" draw:layer="layout" svg:width="2.938cm" svg:height="1.492cm" draw:transform="rotate (-0.699178898349983) translate (7.246cm 6.801cm)" svg:viewBox="0 0 2939 1493" draw:points="0,1416 1684,0 2938,1492">
          <text:p text:style-name="P1"/>
        </draw:polyline>
        <draw:polyline draw:style-name="gr40" draw:text-style-name="P6" draw:layer="layout" svg:width="2.863cm" svg:height="1.665cm" draw:transform="rotate (0.841946831161905) translate (6.628cm 5.521cm)" svg:viewBox="0 0 2864 1666" draw:points="0,546 999,1665 2863,0">
          <text:p text:style-name="P1"/>
        </draw:polyline>
        <draw:line draw:style-name="gr40" draw:text-style-name="P6" draw:layer="layout" svg:x1="11.251cm" svg:y1="7.685cm" svg:x2="13.151cm" svg:y2="7.685cm">
          <text:p text:style-name="P1"/>
        </draw:line>
        <draw:line draw:style-name="gr40" draw:text-style-name="P6" draw:layer="layout" svg:x1="11.251cm" svg:y1="5.835cm" svg:x2="13.151cm" svg:y2="5.835cm">
          <text:p text:style-name="P1"/>
        </draw:line>
        <draw:polyline draw:style-name="gr9" draw:text-style-name="P6" draw:layer="layout" svg:width="14.112cm" svg:height="7.387cm" draw:transform="rotate (1.0749482863031) translate (3.735cm 20.235cm)" svg:viewBox="0 0 14113 7388" draw:points="0,0 3997,7387 14112,1915">
          <text:p text:style-name="P1"/>
        </draw:polyline>
      </draw:page>
      <draw:page draw:name="page10" draw:style-name="dp1" draw:master-page-name="Standard">
        <draw:frame draw:style-name="gr1" draw:text-style-name="P2" draw:layer="layout" svg:width="9.189cm" svg:height="0.831cm" svg:x="0.635cm" svg:y="0.635cm">
          <draw:text-box>
            <text:p text:style-name="P1"><text:span text:style-name="T1">Patch (à partir des liens clones) bis</text:span></text:p>
          </draw:text-box>
        </draw:frame>
        <draw:frame draw:style-name="gr43" draw:text-style-name="P1" draw:layer="layout" svg:width="3.639cm" svg:height="0.412cm" svg:x="16.64cm" svg:y="28.585cm">
          <draw:text-box>
            <text:p text:style-name="P1"><text:span text:style-name="T10"><text:date style:data-style-name="D1" text:date-value="2006-06-02">02/06/2006</text:date></text:span><text:span text:style-name="T10"> </text:span><text:span text:style-name="T10"><text:time style:data-style-name="T1" text:time-value="0-00-00">16:52:57</text:time></text:span></text:p>
          </draw:text-box>
        </draw:frame>
        <draw:polyline draw:style-name="gr9" draw:text-style-name="P6" draw:layer="layout" svg:width="9.7cm" svg:height="1.4cm" draw:transform="rotate (3.1415926535892) translate (17.135cm 11.735cm)" svg:viewBox="0 0 9701 1401" draw:points="0,0 9700,0 9700,1400">
          <text:p text:style-name="P1"/>
        </draw:polyline>
        <draw:polyline draw:style-name="gr32" draw:text-style-name="P6" draw:layer="layout" svg:width="13.9cm" svg:height="2.85cm" draw:transform="rotate (3.1415926535892) translate (17.135cm 12.735cm)" svg:viewBox="0 0 13901 2851" draw:points="0,2850 3200,2850 3200,0 13900,0 13900,1800">
          <text:p text:style-name="P1"/>
        </draw:polyline>
        <draw:frame draw:style-name="gr44" draw:text-style-name="P1" draw:layer="layout" svg:width="22.3cm" svg:height="21.55cm" svg:x="-0.565cm" svg:y="1.785cm">
          <draw:text-box>
            <text:p text:style-name="P1"/>
          </draw:text-box>
        </draw:frame>
        <draw:frame draw:style-name="gr39" draw:text-style-name="P3" draw:layer="layout" svg:width="2.035cm" svg:height="3.315cm" svg:x="1.935cm" svg:y="13.435cm">
          <draw:text-box>
            <text:p text:style-name="P1"><text:span text:style-name="T18">Stage</text:span></text:p>
            <text:p text:style-name="P1"><text:span text:style-name="T6">id=z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line draw:style-name="gr9" draw:text-style-name="P6" draw:layer="layout" svg:x1="17.135cm" svg:y1="4.635cm" svg:x2="7.635cm" svg:y2="4.635cm">
          <text:p text:style-name="P1"/>
        </draw:line>
        <draw:frame draw:style-name="gr39" draw:text-style-name="P3" draw:layer="layout" svg:width="2.035cm" svg:height="3.315cm" svg:x="15.535cm" svg:y="13.07cm">
          <draw:text-box>
            <text:p text:style-name="P1"><text:span text:style-name="T18">Stage</text:span></text:p>
            <text:p text:style-name="P1"><text:span text:style-name="T6">id=z+1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line draw:style-name="gr32" draw:text-style-name="P6" draw:layer="layout" svg:x1="17.235cm" svg:y1="3.585cm" svg:x2="4.035cm" svg:y2="3.585cm">
          <text:p text:style-name="P1"/>
        </draw:line>
        <draw:line draw:style-name="gr9" draw:text-style-name="P6" draw:layer="layout" svg:x1="1.935cm" svg:y1="4.985cm" svg:x2="5.635cm" svg:y2="4.985cm">
          <text:p text:style-name="P1"/>
        </draw:line>
        <draw:frame draw:style-name="gr33" draw:text-style-name="P3" draw:layer="layout" svg:width="3.33cm" svg:height="7.418cm" svg:x="0.635cm" svg:y="3.485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</text:span><text:span text:style-name="T20">a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b</text:span></text:p>
            <text:p text:style-name="P1"><text:span text:style-name="T6">regions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c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d</text:span></text:p>
          </draw:text-box>
        </draw:frame>
        <draw:frame draw:style-name="gr47" draw:text-style-name="P3" draw:layer="layout" svg:width="3.506cm" svg:height="10.128cm" svg:x="16.735cm" svg:y="2.357cm">
          <draw:text-box>
            <text:p text:style-name="P1"><text:span text:style-name="T14">Supercontig</text:span></text:p>
            <text:p text:style-name="P1"><text:span text:style-name="T15">regions</text:span><text:span text:style-name="T19">[0]</text:span></text:p>
            <text:p text:style-name="P1"><text:span text:style-name="T16"><text:tab/></text:span><text:span text:style-name="T16">sequence</text:span></text:p>
            <text:p text:style-name="P1"><text:span text:style-name="T6"><text:tab/></text:span><text:span text:style-name="T6">gap_after=0</text:span></text:p>
            <text:p text:style-name="P1"><text:span text:style-name="T17"><text:tab/></text:span><text:span text:style-name="T17">forward=tru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a</text:span></text:p>
            <text:p text:style-name="P1"><text:span text:style-name="T16"><text:tab/></text:span><text:span text:style-name="T16">last</text:span></text:p>
            <text:p text:style-name="P1"><text:span text:style-name="T17"><text:tab/></text:span><text:span text:style-name="T17">stop_on_last=b</text:span></text:p>
            <text:p text:style-name="P7"><text:span text:style-name="T28">regions</text:span><text:span text:style-name="T17">[1]</text:span></text:p>
            <text:p text:style-name="P1"><text:span text:style-name="T17"><text:tab/></text:span><text:span text:style-name="T16">sequence</text:span></text:p>
            <text:p text:style-name="P1"><text:span text:style-name="T17"><text:tab/></text:span><text:span text:style-name="T17">gap_after=0</text:span></text:p>
            <text:p text:style-name="P1"><text:span text:style-name="T16"><text:tab/></text:span><text:span text:style-name="T16">forward</text:span></text:p>
            <text:p text:style-name="P1"><text:span text:style-name="T17"><text:tab/></text:span><text:span text:style-name="T17">first</text:span></text:p>
            <text:p text:style-name="P1"><text:span text:style-name="T17"><text:tab/></text:span><text:span text:style-name="T17">start_on_first=e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g</text:span></text:p>
            <text:p text:style-name="P7"><text:span text:style-name="T15">regions</text:span><text:span text:style-name="T6">[2]</text:span></text:p>
            <text:p text:style-name="P1"><text:span text:style-name="T17"><text:tab/></text:span><text:span text:style-name="T17">sequence</text:span></text:p>
            <text:p text:style-name="P1"><text:span text:style-name="T17"><text:tab/></text:span><text:span text:style-name="T17">gap_after=NULL</text:span></text:p>
            <text:p text:style-name="P1"><text:span text:style-name="T17"><text:tab/></text:span><text:span text:style-name="T17">forward=true</text:span></text:p>
            <text:p text:style-name="P1"><text:span text:style-name="T17"><text:tab/></text:span><text:span text:style-name="T17">first</text:span></text:p>
            <text:p text:style-name="P1"><text:span text:style-name="T16"><text:tab/></text:span><text:span text:style-name="T17">start_on_first=c</text:span></text:p>
            <text:p text:style-name="P1"><text:span text:style-name="T17"><text:tab/></text:span><text:span text:style-name="T17">last</text:span></text:p>
            <text:p text:style-name="P1"><text:span text:style-name="T17"><text:tab/></text:span><text:span text:style-name="T17">stop_on_last=d</text:span></text:p>
          </draw:text-box>
        </draw:frame>
        <draw:frame draw:style-name="gr33" draw:text-style-name="P3" draw:layer="layout" svg:width="3.329cm" svg:height="4.061cm" svg:x="9.104cm" svg:y="5.774cm">
          <draw:text-box>
            <text:p text:style-name="P1"><text:span text:style-name="T18">Supercontig</text:span></text:p>
            <text:p text:style-name="P1"><text:span text:style-name="T15">regions</text:span><text:span text:style-name="T6">[0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first</text:span></text:p>
            <text:p text:style-name="P1"><text:span text:style-name="T6"><text:tab/></text:span><text:span text:style-name="T6">start_on_first=e</text:span></text:p>
            <text:p text:style-name="P1"><text:span text:style-name="T6">...</text:span></text:p>
            <text:p text:style-name="P1"><text:span text:style-name="T15">regions</text:span><text:span text:style-name="T6">[]</text:span></text:p>
            <text:p text:style-name="P1"><text:span text:style-name="T6"><text:tab/></text:span><text:span text:style-name="T6">sequence</text:span></text:p>
            <text:p text:style-name="P1"><text:span text:style-name="T6"><text:tab/></text:span><text:span text:style-name="T6">last</text:span></text:p>
            <text:p text:style-name="P1"><text:span text:style-name="T6"><text:tab/></text:span><text:span text:style-name="T6">stop_on_last=g</text:span></text:p>
          </draw:text-box>
        </draw:frame>
        <draw:polyline draw:style-name="gr9" draw:text-style-name="P6" draw:layer="layout" svg:width="9.541cm" svg:height="1.172cm" draw:transform="rotate (-2.99673032567488) translate (17.135cm 5.335cm)" svg:viewBox="0 0 9542 1173" draw:points="0,0 8013,1172 9541,383">
          <text:p text:style-name="P1"/>
        </draw:polyline>
        <draw:frame draw:style-name="gr31" draw:text-style-name="P16" draw:layer="layout" svg:width="1.984cm" svg:height="0.704cm" svg:x="13.151cm" svg:y="6.935cm">
          <draw:text-box>
            <text:p text:style-name="P1"><text:span text:style-name="T18">ConSeq</text:span></text:p>
          </draw:text-box>
        </draw:frame>
        <draw:polyline draw:style-name="gr9" draw:text-style-name="P6" draw:layer="layout" svg:width="3.321cm" svg:height="3.956cm" draw:transform="rotate (-0.590968484726355) translate (1.533cm 10.92cm)" svg:viewBox="0 0 3322 3957" draw:points="3321,3510 2657,3956 0,0">
          <text:p text:style-name="P1"/>
        </draw:polyline>
        <draw:polyline draw:style-name="gr9" draw:text-style-name="P6" draw:layer="layout" svg:width="1.658cm" svg:height="3.481cm" draw:transform="rotate (-0.590968484726355) translate (19.178cm 12.495cm)" svg:viewBox="0 0 1659 3482" draw:points="0,3481 1658,2368 73,0">
          <text:p text:style-name="P1"/>
        </draw:polyline>
        <draw:frame draw:style-name="gr31" draw:text-style-name="P16" draw:layer="layout" svg:width="1.984cm" svg:height="0.704cm" svg:x="5.651cm" svg:y="7.785cm">
          <draw:text-box>
            <text:p text:style-name="P1"><text:span text:style-name="T18">ConSeq</text:span></text:p>
          </draw:text-box>
        </draw:frame>
        <draw:line draw:style-name="gr40" draw:text-style-name="P6" draw:layer="layout" svg:x1="2.835cm" svg:y1="7.985cm" svg:x2="5.635cm" svg:y2="7.985cm">
          <text:p text:style-name="P1"/>
        </draw:line>
        <draw:line draw:style-name="gr9" draw:text-style-name="P6" draw:layer="layout" svg:x1="1.835cm" svg:y1="6.885cm" svg:x2="5.635cm" svg:y2="6.885cm">
          <text:p text:style-name="P1"/>
        </draw:line>
        <draw:line draw:style-name="gr9" draw:text-style-name="P6" draw:layer="layout" svg:x1="10.451cm" svg:y1="7.274cm" svg:x2="13.151cm" svg:y2="7.274cm">
          <text:p text:style-name="P1"/>
        </draw:line>
        <draw:frame draw:style-name="gr31" draw:text-style-name="P16" draw:layer="layout" svg:width="1.984cm" svg:height="0.704cm" svg:x="13.151cm" svg:y="8.535cm">
          <draw:text-box>
            <text:p text:style-name="P1"><text:span text:style-name="T18">ConSeq</text:span></text:p>
          </draw:text-box>
        </draw:frame>
        <draw:line draw:style-name="gr9" draw:text-style-name="P6" draw:layer="layout" svg:x1="10.351cm" svg:y1="9.185cm" svg:x2="13.151cm" svg:y2="9.185cm">
          <text:p text:style-name="P1"/>
        </draw:line>
        <draw:line draw:style-name="gr9" draw:text-style-name="P6" draw:layer="layout" svg:x1="17.235cm" svg:y1="7.735cm" svg:x2="15.135cm" svg:y2="7.435cm">
          <text:p text:style-name="P1"/>
        </draw:line>
        <draw:line draw:style-name="gr9" draw:text-style-name="P6" draw:layer="layout" svg:x1="17.235cm" svg:y1="6.635cm" svg:x2="12.435cm" svg:y2="6.635cm">
          <text:p text:style-name="P1"/>
        </draw:line>
        <draw:polyline draw:style-name="gr9" draw:text-style-name="P6" draw:layer="layout" svg:width="9.806cm" svg:height="2.243cm" draw:transform="rotate (2.96252187233462) translate (16.885cm 12.387cm)" svg:viewBox="0 0 9807 2244" draw:points="0,1425 7874,0 9806,2243">
          <text:p text:style-name="P1"/>
        </draw:polyline>
        <draw:line draw:style-name="gr9" draw:text-style-name="P6" draw:layer="layout" svg:x1="17.235cm" svg:y1="8.585cm" svg:x2="15.135cm" svg:y2="8.585cm">
          <text:p text:style-name="P1"/>
        </draw:line>
        <draw:line draw:style-name="gr5" draw:text-style-name="P6" draw:layer="layout" svg:x1="0.635cm" svg:y1="17.885cm" svg:x2="20.325cm" svg:y2="17.885cm">
          <text:p text:style-name="P1"/>
        </draw:line>
        <draw:frame draw:style-name="gr1" draw:text-style-name="P2" draw:layer="layout" svg:width="9.015cm" svg:height="0.831cm" svg:x="1.42cm" svg:y="18.839cm">
          <draw:text-box>
            <text:p text:style-name="P1"><text:span text:style-name="T1">Unpatch (à partir des liens clones)</text:span></text:p>
          </draw:text-box>
        </draw:frame>
        <draw:frame draw:style-name="gr39" draw:text-style-name="P3" draw:layer="layout" svg:width="2.035cm" svg:height="3.315cm" svg:x="1.988cm" svg:y="20.17cm">
          <draw:text-box>
            <text:p text:style-name="P1"><text:span text:style-name="T18">Stage</text:span></text:p>
            <text:p text:style-name="P1"><text:span text:style-name="T6">id=z+2</text:span></text:p>
            <text:p text:style-name="P1"><text:span text:style-name="T15">groups</text:span><text:span text:style-name="T6">[0]</text:span></text:p>
            <text:p text:style-name="P1"><text:span text:style-name="T6">...</text:span></text:p>
            <text:p text:style-name="P1"><text:span text:style-name="T15">groups</text:span><text:span text:style-name="T6">[y]</text:span></text:p>
            <text:p text:style-name="P1"><text:span text:style-name="T6"><text:tab/></text:span><text:span text:style-name="T6">sctgs[]</text:span></text:p>
            <text:p text:style-name="P1"><text:span text:style-name="T6">...</text:span></text:p>
            <text:p text:style-name="P1"><text:span text:style-name="T15">groups</text:span><text:span text:style-name="T6">[]</text:span></text:p>
          </draw:text-box>
        </draw:frame>
        <draw:polyline draw:style-name="gr9" draw:text-style-name="P6" draw:layer="layout" svg:width="7.6cm" svg:height="9.59cm" draw:transform="rotate (-0.590968484726355) translate (1.033cm 10.92cm)" svg:viewBox="0 0 7601 9591" draw:points="7600,8810 6437,9590 0,0">
          <text:p text:style-name="P1"/>
        </draw:polyline>
        <draw:polyline draw:style-name="gr9" draw:text-style-name="P6" draw:layer="layout" svg:width="8.619cm" svg:height="6.422cm" draw:transform="rotate (1.0749482863031) translate (3.635cm 15.686cm)" svg:viewBox="0 0 8620 6423" draw:points="0,0 3472,6422 8619,3637">
          <text:p text:style-name="P1"/>
        </draw:polyline>
        <draw:frame draw:style-name="gr22" draw:text-style-name="P8" draw:layer="layout" svg:width="0.701cm" svg:height="0.624cm" svg:x="0.637cm" svg:y="28.385cm">
          <draw:text-box>
            <text:p text:style-name="P1"><text:span text:style-name="T11"><text:page-number>&lt;numéro&gt;</text:page-number></text:span></text:p>
          </draw:text-box>
        </draw:frame>
        <draw:line draw:style-name="gr40" draw:text-style-name="P6" draw:layer="layout" svg:x1="2.835cm" svg:y1="4.635cm" svg:x2="5.635cm" svg:y2="4.635cm">
          <text:p text:style-name="P1"/>
        </draw:line>
        <draw:line draw:style-name="gr9" draw:text-style-name="P6" draw:layer="layout" svg:x1="1.935cm" svg:y1="8.385cm" svg:x2="5.635cm" svg:y2="8.385cm">
          <text:p text:style-name="P1"/>
        </draw:line>
        <draw:line draw:style-name="gr40" draw:text-style-name="P6" draw:layer="layout" svg:x1="2.835cm" svg:y1="6.535cm" svg:x2="5.635cm" svg:y2="6.535cm">
          <text:p text:style-name="P1"/>
        </draw:line>
        <draw:line draw:style-name="gr40" draw:text-style-name="P6" draw:layer="layout" svg:x1="11.251cm" svg:y1="8.824cm" svg:x2="13.151cm" svg:y2="8.824cm">
          <text:p text:style-name="P1"/>
        </draw:line>
        <draw:line draw:style-name="gr40" draw:text-style-name="P6" draw:layer="layout" svg:x1="11.251cm" svg:y1="6.974cm" svg:x2="13.151cm" svg:y2="6.974cm">
          <text:p text:style-name="P1"/>
        </draw:line>
        <draw:polyline draw:style-name="gr9" draw:text-style-name="P6" draw:layer="layout" svg:width="15.11cm" svg:height="7.388cm" draw:transform="rotate (1.0749482863031) translate (3.735cm 22.47cm)" svg:viewBox="0 0 15111 7389" draw:points="0,0 3998,7388 15110,1377">
          <text:p text:style-name="P1"/>
        </draw:polyline>
        <draw:frame draw:style-name="gr31" draw:text-style-name="P16" draw:layer="layout" svg:width="1.984cm" svg:height="0.704cm" svg:x="5.651cm" svg:y="6.331cm">
          <draw:text-box>
            <text:p text:style-name="P1"><text:span text:style-name="T18">ConSeq</text:span></text:p>
          </draw:text-box>
        </draw:frame>
        <draw:frame draw:style-name="gr31" draw:text-style-name="P16" draw:layer="layout" svg:width="1.984cm" svg:height="0.704cm" svg:x="5.651cm" svg:y="4.404cm">
          <draw:text-box>
            <text:p text:style-name="P1"><text:span text:style-name="T18">ConSeq</text:span></text:p>
          </draw:text-box>
        </draw:frame>
        <draw:frame draw:style-name="gr31" draw:text-style-name="P16" draw:layer="layout" svg:width="1.984cm" svg:height="0.704cm" svg:x="5.651cm" svg:y="9.685cm">
          <draw:text-box>
            <text:p text:style-name="P1"><text:span text:style-name="T18">ConSeq</text:span></text:p>
          </draw:text-box>
        </draw:frame>
        <draw:line draw:style-name="gr40" draw:text-style-name="P6" draw:layer="layout" svg:x1="2.835cm" svg:y1="9.885cm" svg:x2="5.635cm" svg:y2="9.885cm">
          <text:p text:style-name="P1"/>
        </draw:line>
        <draw:line draw:style-name="gr9" draw:text-style-name="P6" draw:layer="layout" svg:x1="1.935cm" svg:y1="10.285cm" svg:x2="5.635cm" svg:y2="10.28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23b8d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>
          <style:tab-stop style:position="0.3cm"/>
          <style:tab-stop style:position="0.6cm"/>
        </style:tab-stops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9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>
        <style:tab-stops>
          <style:tab-stop style:position="0.2cm"/>
          <style:tab-stop style:position="0.4cm"/>
        </style:tab-stops>
      </style:paragraph-properties>
      <style:text-properties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text-align="justify">
        <style:tab-stops>
          <style:tab-stop style:position="0.2cm"/>
          <style:tab-stop style:position="0.4cm"/>
        </style:tab-stops>
      </style:paragraph-properties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cluded_20_object" style:display-name="included object" style:family="graphic" style:parent-style-name="standard">
      <style:paragraph-properties fo:line-height="150%"/>
      <style:text-properties fo:font-style="italic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9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Stuart Pook</meta:initial-creator>
    <meta:creation-date>2006-04-26T16:17:39</meta:creation-date>
    <dc:creator>Stuart Pook</dc:creator>
    <dc:date>2006-06-02T16:52:54</dc:date>
    <meta:printed-by>Stuart Pook</meta:printed-by>
    <meta:print-date>2006-06-02T16:34:29</meta:print-date>
    <dc:language>fr-FR</dc:language>
    <meta:editing-cycles>148</meta:editing-cycles>
    <meta:editing-duration>P3DT8H10M31S</meta:editing-duration>
    <meta:user-defined meta:name="Info 1"/>
    <meta:user-defined meta:name="Info 2"/>
    <meta:user-defined meta:name="Info 3"/>
    <meta:user-defined meta:name="Info 4"/>
    <meta:document-statistic meta:object-count="557"/>
  </office:meta>
</office:document-meta>
</file>